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7.71mm"/>
    </style:style>
    <style:style style:name="co5" style:family="table-column">
      <style:table-column-properties fo:break-before="auto" style:column-width="31.64mm"/>
    </style:style>
    <style:style style:name="co6" style:family="table-column">
      <style:table-column-properties fo:break-before="auto" style:column-width="29.83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*100" office:value-type="float" office:value="10000" calcext:value-type="float">
            <text:p>10000</text:p>
          </table:table-cell>
          <table:table-cell table:formula="of:=[.B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]*(10^9)*[.E3]/8)/[.D3])" office:value-type="float" office:value="195312500" calcext:value-type="float">
            <text:p>195312500</text:p>
          </table:table-cell>
          <table:table-cell table:formula="of:=(MIN(MAX([.D3];64); 1518)- 18) *[.F3]" office:value-type="float" office:value="8984375000" calcext:value-type="float">
            <text:p>8984375000</text:p>
          </table:table-cell>
          <table:table-cell table:formula="of:=[.F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3]-[.K3]" office:value-type="float" office:value="117208" calcext:value-type="float">
            <text:p>117208</text:p>
          </table:table-cell>
          <table:table-cell table:formula="of:=[.H3]-[.L3]" office:value-type="float" office:value="2548" calcext:value-type="float">
            <text:p>2548</text:p>
          </table:table-cell>
          <table:table-cell table:formula="of:=([.M3]/[.G3])*100" office:value-type="float" office:value="0.001304576" calcext:value-type="float">
            <text:p>0.001304576</text:p>
          </table:table-cell>
          <table:table-cell table:formula="of:=100*([.N3]/[.H3])" office:value-type="float" office:value="0.001304576" calcext:value-type="float">
            <text:p>0.001304576</text:p>
          </table:table-cell>
          <table:table-cell/>
          <table:table-cell table:formula="of:=[.O3]-[.P3]" office:value-type="float" office:value="0" calcext:value-type="float">
            <text:p>0</text:p>
          </table:table-cell>
          <table:table-cell table:formula="of:=[.H3]-[.J3]" office:value-type="float" office:value="0" calcext:value-type="float">
            <text:p>0</text:p>
          </table:table-cell>
          <table:table-cell table:formula="of:=([.I3] - ([.J3]*14))-[.G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97656250" calcext:value-type="float">
            <text:p>97656250</text:p>
          </table:table-cell>
          <table:table-cell table:formula="of:=(MIN(MAX([.D4];64); 1518)- 18) *[.F4]" office:value-type="float" office:value="10742187500" calcext:value-type="float">
            <text:p>10742187500</text:p>
          </table:table-cell>
          <table:table-cell table:formula="of:=[.F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4]-[.K4]" office:value-type="float" office:value="0" calcext:value-type="float">
            <text:p>0</text:p>
          </table:table-cell>
          <table:table-cell table:formula="of:=[.H4]-[.L4]" office:value-type="float" office:value="0" calcext:value-type="float">
            <text:p>0</text:p>
          </table:table-cell>
          <table:table-cell table:formula="of:=([.M4]/[.G4])*100" office:value-type="float" office:value="0" calcext:value-type="float">
            <text:p>0</text:p>
          </table:table-cell>
          <table:table-cell table:formula="of:=100*([.N4]/[.H4])" office:value-type="float" office:value="0" calcext:value-type="float">
            <text:p>0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48828125" calcext:value-type="float">
            <text:p>48828125</text:p>
          </table:table-cell>
          <table:table-cell table:formula="of:=(MIN(MAX([.D5];64); 1518)- 18) *[.F5]" office:value-type="float" office:value="11621093750" calcext:value-type="float">
            <text:p>11621093750</text:p>
          </table:table-cell>
          <table:table-cell table:formula="of:=[.F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24414063" calcext:value-type="float">
            <text:p>24414063</text:p>
          </table:table-cell>
          <table:table-cell table:formula="of:=(MIN(MAX([.D6];64); 1518)- 18) *[.F6]" office:value-type="float" office:value="12060547122" calcext:value-type="float">
            <text:p>12060547122</text:p>
          </table:table-cell>
          <table:table-cell table:formula="of:=[.F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12207032" calcext:value-type="float">
            <text:p>12207032</text:p>
          </table:table-cell>
          <table:table-cell table:formula="of:=(MIN(MAX([.D7];64); 1518)- 18) *[.F7]" office:value-type="float" office:value="12280274192" calcext:value-type="float">
            <text:p>12280274192</text:p>
          </table:table-cell>
          <table:table-cell table:formula="of:=[.F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8234520" calcext:value-type="float">
            <text:p>8234520</text:p>
          </table:table-cell>
          <table:table-cell table:formula="of:=(MIN(MAX([.D8];64); 1518)- 18) *[.F8]" office:value-type="float" office:value="12351780000" calcext:value-type="float">
            <text:p>12351780000</text:p>
          </table:table-cell>
          <table:table-cell table:formula="of:=[.F8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100" office:value-type="float" office:value="10000" calcext:value-type="float">
            <text:p>10000</text:p>
          </table:table-cell>
          <table:table-cell table:formula="of:=[.B1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0]*(10^9)*[.E10]/8)/[.D10])" office:value-type="float" office:value="585937500" calcext:value-type="float">
            <text:p>585937500</text:p>
          </table:table-cell>
          <table:table-cell table:formula="of:=(MIN(MAX([.D10];64); 1518)- 18) *[.F10]" office:value-type="float" office:value="64453125000" calcext:value-type="float">
            <text:p>64453125000</text:p>
          </table:table-cell>
          <table:table-cell table:formula="of:=[.F10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0]-[.K10]" office:value-type="float" office:value="0" calcext:value-type="float">
            <text:p>0</text:p>
          </table:table-cell>
          <table:table-cell table:formula="of:=[.H10]-[.L10]" office:value-type="float" office:value="0" calcext:value-type="float">
            <text:p>0</text:p>
          </table:table-cell>
          <table:table-cell table:formula="of:=([.M10]/[.G10])*100" office:value-type="float" office:value="0" calcext:value-type="float">
            <text:p>0</text:p>
          </table:table-cell>
          <table:table-cell table:formula="of:=100*([.N10]/[.H10])" office:value-type="float" office:value="0" calcext:value-type="float">
            <text:p>0</text:p>
          </table:table-cell>
          <table:table-cell/>
          <table:table-cell table:formula="of:=[.O10]-[.P10]" office:value-type="float" office:value="0" calcext:value-type="float">
            <text:p>0</text:p>
          </table:table-cell>
          <table:table-cell table:formula="of:=[.H10]-[.J10]" office:value-type="float" office:value="0" calcext:value-type="float">
            <text:p>0</text:p>
          </table:table-cell>
          <table:table-cell table:formula="of:=([.I10] - ([.J10]*14))-[.G10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*100" office:value-type="float" office:value="100" calcext:value-type="float">
            <text:p>100</text:p>
          </table:table-cell>
          <table:table-cell table:formula="of:=[.B1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]*(10^9)*[.E16]/8)/[.D16])" office:value-type="float" office:value="1953125" calcext:value-type="float">
            <text:p>1953125</text:p>
          </table:table-cell>
          <table:table-cell table:formula="of:=(MIN(MAX([.D16];64); 1518)- 18) *[.F16]" office:value-type="float" office:value="89843750" calcext:value-type="float">
            <text:p>89843750</text:p>
          </table:table-cell>
          <table:table-cell table:formula="of:=[.F1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16]-[.K16]" office:value-type="float" office:value="0" calcext:value-type="float">
            <text:p>0</text:p>
          </table:table-cell>
          <table:table-cell table:formula="of:=[.H16]-[.L16]" office:value-type="float" office:value="0" calcext:value-type="float">
            <text:p>0</text:p>
          </table:table-cell>
          <table:table-cell table:formula="of:=([.M16]/[.G16])*100" office:value-type="float" office:value="0" calcext:value-type="float">
            <text:p>0</text:p>
          </table:table-cell>
          <table:table-cell table:formula="of:=100*([.N16]/[.H16])" office:value-type="float" office:value="0" calcext:value-type="float">
            <text:p>0</text:p>
          </table:table-cell>
          <table:table-cell/>
          <table:table-cell table:formula="of:=[.O16]-[.P16]" office:value-type="float" office:value="0" calcext:value-type="float">
            <text:p>0</text:p>
          </table:table-cell>
          <table:table-cell table:formula="of:=[.H16]-[.J16]" office:value-type="float" office:value="0" calcext:value-type="float">
            <text:p>0</text:p>
          </table:table-cell>
          <table:table-cell table:formula="of:=([.I16] - ([.J16]*14))-[.G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100" office:value-type="float" office:value="100" calcext:value-type="float">
            <text:p>100</text:p>
          </table:table-cell>
          <table:table-cell table:formula="of:=[.B1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]*(10^9)*[.E17]/8)/[.D17])" office:value-type="float" office:value="976563" calcext:value-type="float">
            <text:p>976563</text:p>
          </table:table-cell>
          <table:table-cell table:formula="of:=(MIN(MAX([.D17];64); 1518)- 18) *[.F17]" office:value-type="float" office:value="107421930" calcext:value-type="float">
            <text:p>107421930</text:p>
          </table:table-cell>
          <table:table-cell table:formula="of:=[.F1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17]-[.K17]" office:value-type="float" office:value="0" calcext:value-type="float">
            <text:p>0</text:p>
          </table:table-cell>
          <table:table-cell table:formula="of:=[.H17]-[.L17]" office:value-type="float" office:value="0" calcext:value-type="float">
            <text:p>0</text:p>
          </table:table-cell>
          <table:table-cell table:formula="of:=([.M17]/[.G17])*100" office:value-type="float" office:value="0" calcext:value-type="float">
            <text:p>0</text:p>
          </table:table-cell>
          <table:table-cell table:formula="of:=100*([.N17]/[.H17])" office:value-type="float" office:value="0" calcext:value-type="float">
            <text:p>0</text:p>
          </table:table-cell>
          <table:table-cell/>
          <table:table-cell table:formula="of:=[.O17]-[.P17]" office:value-type="float" office:value="0" calcext:value-type="float">
            <text:p>0</text:p>
          </table:table-cell>
          <table:table-cell table:formula="of:=[.H17]-[.J17]" office:value-type="float" office:value="0" calcext:value-type="float">
            <text:p>0</text:p>
          </table:table-cell>
          <table:table-cell table:formula="of:=([.I17] - ([.J17]*14))-[.G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00" office:value-type="float" office:value="100" calcext:value-type="float">
            <text:p>100</text:p>
          </table:table-cell>
          <table:table-cell table:formula="of:=[.B1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]*(10^9)*[.E18]/8)/[.D18])" office:value-type="float" office:value="488282" calcext:value-type="float">
            <text:p>488282</text:p>
          </table:table-cell>
          <table:table-cell table:formula="of:=(MIN(MAX([.D18];64); 1518)- 18) *[.F18]" office:value-type="float" office:value="116211116" calcext:value-type="float">
            <text:p>116211116</text:p>
          </table:table-cell>
          <table:table-cell table:formula="of:=[.F1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18]-[.K18]" office:value-type="float" office:value="0" calcext:value-type="float">
            <text:p>0</text:p>
          </table:table-cell>
          <table:table-cell table:formula="of:=[.H18]-[.L18]" office:value-type="float" office:value="0" calcext:value-type="float">
            <text:p>0</text:p>
          </table:table-cell>
          <table:table-cell table:formula="of:=([.M18]/[.G18])*100" office:value-type="float" office:value="0" calcext:value-type="float">
            <text:p>0</text:p>
          </table:table-cell>
          <table:table-cell table:formula="of:=100*([.N18]/[.H18])" office:value-type="float" office:value="0" calcext:value-type="float">
            <text:p>0</text:p>
          </table:table-cell>
          <table:table-cell/>
          <table:table-cell table:formula="of:=[.O18]-[.P18]" office:value-type="float" office:value="0" calcext:value-type="float">
            <text:p>0</text:p>
          </table:table-cell>
          <table:table-cell table:formula="of:=[.H18]-[.J18]" office:value-type="float" office:value="0" calcext:value-type="float">
            <text:p>0</text:p>
          </table:table-cell>
          <table:table-cell table:formula="of:=([.I18] - ([.J18]*14))-[.G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00" office:value-type="float" office:value="100" calcext:value-type="float">
            <text:p>100</text:p>
          </table:table-cell>
          <table:table-cell table:formula="of:=[.B1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9]*(10^9)*[.E19]/8)/[.D19])" office:value-type="float" office:value="244141" calcext:value-type="float">
            <text:p>244141</text:p>
          </table:table-cell>
          <table:table-cell table:formula="of:=(MIN(MAX([.D19];64); 1518)- 18) *[.F19]" office:value-type="float" office:value="120605654" calcext:value-type="float">
            <text:p>120605654</text:p>
          </table:table-cell>
          <table:table-cell table:formula="of:=[.F1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19]-[.K19]" office:value-type="float" office:value="0" calcext:value-type="float">
            <text:p>0</text:p>
          </table:table-cell>
          <table:table-cell table:formula="of:=[.H19]-[.L19]" office:value-type="float" office:value="0" calcext:value-type="float">
            <text:p>0</text:p>
          </table:table-cell>
          <table:table-cell table:formula="of:=([.M19]/[.G19])*100" office:value-type="float" office:value="0" calcext:value-type="float">
            <text:p>0</text:p>
          </table:table-cell>
          <table:table-cell table:formula="of:=100*([.N19]/[.H19])" office:value-type="float" office:value="0" calcext:value-type="float">
            <text:p>0</text:p>
          </table:table-cell>
          <table:table-cell/>
          <table:table-cell table:formula="of:=[.O19]-[.P19]" office:value-type="float" office:value="0" calcext:value-type="float">
            <text:p>0</text:p>
          </table:table-cell>
          <table:table-cell table:formula="of:=[.H19]-[.J19]" office:value-type="float" office:value="0" calcext:value-type="float">
            <text:p>0</text:p>
          </table:table-cell>
          <table:table-cell table:formula="of:=([.I19] - ([.J19]*14))-[.G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100" office:value-type="float" office:value="100" calcext:value-type="float">
            <text:p>100</text:p>
          </table:table-cell>
          <table:table-cell table:formula="of:=[.B2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0]*(10^9)*[.E20]/8)/[.D20])" office:value-type="float" office:value="122071" calcext:value-type="float">
            <text:p>122071</text:p>
          </table:table-cell>
          <table:table-cell table:formula="of:=(MIN(MAX([.D20];64); 1518)- 18) *[.F20]" office:value-type="float" office:value="122803426" calcext:value-type="float">
            <text:p>122803426</text:p>
          </table:table-cell>
          <table:table-cell table:formula="of:=[.F2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20]-[.K20]" office:value-type="float" office:value="0" calcext:value-type="float">
            <text:p>0</text:p>
          </table:table-cell>
          <table:table-cell table:formula="of:=[.H20]-[.L20]" office:value-type="float" office:value="0" calcext:value-type="float">
            <text:p>0</text:p>
          </table:table-cell>
          <table:table-cell table:formula="of:=([.M20]/[.G20])*100" office:value-type="float" office:value="0" calcext:value-type="float">
            <text:p>0</text:p>
          </table:table-cell>
          <table:table-cell table:formula="of:=100*([.N20]/[.H20])" office:value-type="float" office:value="0" calcext:value-type="float">
            <text:p>0</text:p>
          </table:table-cell>
          <table:table-cell/>
          <table:table-cell table:formula="of:=[.O20]-[.P20]" office:value-type="float" office:value="0" calcext:value-type="float">
            <text:p>0</text:p>
          </table:table-cell>
          <table:table-cell table:formula="of:=[.H20]-[.J20]" office:value-type="float" office:value="0" calcext:value-type="float">
            <text:p>0</text:p>
          </table:table-cell>
          <table:table-cell table:formula="of:=([.I20] - ([.J20]*14))-[.G2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100" office:value-type="float" office:value="100" calcext:value-type="float">
            <text:p>100</text:p>
          </table:table-cell>
          <table:table-cell table:formula="of:=[.B2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1]*(10^9)*[.E21]/8)/[.D21])" office:value-type="float" office:value="61036" calcext:value-type="float">
            <text:p>61036</text:p>
          </table:table-cell>
          <table:table-cell table:formula="of:=(MIN(MAX([.D21];64); 1518)- 18) *[.F21]" office:value-type="float" office:value="91554000" calcext:value-type="float">
            <text:p>91554000</text:p>
          </table:table-cell>
          <table:table-cell table:formula="of:=[.F2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21]-[.K21]" office:value-type="float" office:value="0" calcext:value-type="float">
            <text:p>0</text:p>
          </table:table-cell>
          <table:table-cell table:formula="of:=[.H21]-[.L21]" office:value-type="float" office:value="0" calcext:value-type="float">
            <text:p>0</text:p>
          </table:table-cell>
          <table:table-cell table:formula="of:=([.M21]/[.G21])*100" office:value-type="float" office:value="0" calcext:value-type="float">
            <text:p>0</text:p>
          </table:table-cell>
          <table:table-cell table:formula="of:=100*([.N21]/[.H21])" office:value-type="float" office:value="0" calcext:value-type="float">
            <text:p>0</text:p>
          </table:table-cell>
          <table:table-cell/>
          <table:table-cell table:formula="of:=[.O21]-[.P21]" office:value-type="float" office:value="0" calcext:value-type="float">
            <text:p>0</text:p>
          </table:table-cell>
          <table:table-cell table:formula="of:=[.H21]-[.J21]" office:value-type="float" office:value="0" calcext:value-type="float">
            <text:p>0</text:p>
          </table:table-cell>
          <table:table-cell table:formula="of:=([.I21] - ([.J21]*14))-[.G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3]*100" office:value-type="float" office:value="1000" calcext:value-type="float">
            <text:p>1000</text:p>
          </table:table-cell>
          <table:table-cell table:formula="of:=[.B23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3]*(10^9)*[.E23]/8)/[.D23])" office:value-type="float" office:value="19531250" calcext:value-type="float">
            <text:p>19531250</text:p>
          </table:table-cell>
          <table:table-cell table:formula="of:=(MIN(MAX([.D23];64); 1518)- 18) *[.F23]" office:value-type="float" office:value="898437500" calcext:value-type="float">
            <text:p>898437500</text:p>
          </table:table-cell>
          <table:table-cell table:formula="of:=[.F23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23]-[.K23]" office:value-type="float" office:value="228022" calcext:value-type="float">
            <text:p>228022</text:p>
          </table:table-cell>
          <table:table-cell table:formula="of:=[.H23]-[.L23]" office:value-type="float" office:value="4957" calcext:value-type="float">
            <text:p>4957</text:p>
          </table:table-cell>
          <table:table-cell table:formula="of:=([.M23]/[.G23])*100" office:value-type="float" office:value="0.02537984" calcext:value-type="float">
            <text:p>0.02537984</text:p>
          </table:table-cell>
          <table:table-cell table:formula="of:=100*([.N23]/[.H23])" office:value-type="float" office:value="0.02537984" calcext:value-type="float">
            <text:p>0.02537984</text:p>
          </table:table-cell>
          <table:table-cell/>
          <table:table-cell table:formula="of:=[.O23]-[.P23]" office:value-type="float" office:value="0" calcext:value-type="float">
            <text:p>0</text:p>
          </table:table-cell>
          <table:table-cell table:formula="of:=[.H23]-[.J23]" office:value-type="float" office:value="0" calcext:value-type="float">
            <text:p>0</text:p>
          </table:table-cell>
          <table:table-cell table:formula="of:=([.I23] - ([.J23]*14))-[.G2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100" office:value-type="float" office:value="1000" calcext:value-type="float">
            <text:p>1000</text:p>
          </table:table-cell>
          <table:table-cell table:formula="of:=[.B24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4]*(10^9)*[.E24]/8)/[.D24])" office:value-type="float" office:value="9765625" calcext:value-type="float">
            <text:p>9765625</text:p>
          </table:table-cell>
          <table:table-cell table:formula="of:=(MIN(MAX([.D24];64); 1518)- 18) *[.F24]" office:value-type="float" office:value="1074218750" calcext:value-type="float">
            <text:p>1074218750</text:p>
          </table:table-cell>
          <table:table-cell table:formula="of:=[.F24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24]-[.K24]" office:value-type="float" office:value="77880" calcext:value-type="float">
            <text:p>77880</text:p>
          </table:table-cell>
          <table:table-cell table:formula="of:=[.H24]-[.L24]" office:value-type="float" office:value="708" calcext:value-type="float">
            <text:p>708</text:p>
          </table:table-cell>
          <table:table-cell table:formula="of:=([.M24]/[.G24])*100" office:value-type="float" office:value="0.00724992" calcext:value-type="float">
            <text:p>0.00724992</text:p>
          </table:table-cell>
          <table:table-cell table:formula="of:=100*([.N24]/[.H24])" office:value-type="float" office:value="0.00724992" calcext:value-type="float">
            <text:p>0.00724992</text:p>
          </table:table-cell>
          <table:table-cell/>
          <table:table-cell table:formula="of:=[.O24]-[.P24]" office:value-type="float" office:value="0" calcext:value-type="float">
            <text:p>0</text:p>
          </table:table-cell>
          <table:table-cell table:formula="of:=[.H24]-[.J24]" office:value-type="float" office:value="0" calcext:value-type="float">
            <text:p>0</text:p>
          </table:table-cell>
          <table:table-cell table:formula="of:=([.I24] - ([.J24]*14))-[.G2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*100" office:value-type="float" office:value="1000" calcext:value-type="float">
            <text:p>1000</text:p>
          </table:table-cell>
          <table:table-cell table:formula="of:=[.B25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5]*(10^9)*[.E25]/8)/[.D25])" office:value-type="float" office:value="4882813" calcext:value-type="float">
            <text:p>4882813</text:p>
          </table:table-cell>
          <table:table-cell table:formula="of:=(MIN(MAX([.D25];64); 1518)- 18) *[.F25]" office:value-type="float" office:value="1162109494" calcext:value-type="float">
            <text:p>1162109494</text:p>
          </table:table-cell>
          <table:table-cell table:formula="of:=[.F25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25]-[.K25]" office:value-type="float" office:value="0" calcext:value-type="float">
            <text:p>0</text:p>
          </table:table-cell>
          <table:table-cell table:formula="of:=[.H25]-[.L25]" office:value-type="float" office:value="0" calcext:value-type="float">
            <text:p>0</text:p>
          </table:table-cell>
          <table:table-cell table:formula="of:=([.M25]/[.G25])*100" office:value-type="float" office:value="0" calcext:value-type="float">
            <text:p>0</text:p>
          </table:table-cell>
          <table:table-cell table:formula="of:=100*([.N25]/[.H25])" office:value-type="float" office:value="0" calcext:value-type="float">
            <text:p>0</text:p>
          </table:table-cell>
          <table:table-cell/>
          <table:table-cell table:formula="of:=[.O25]-[.P25]" office:value-type="float" office:value="0" calcext:value-type="float">
            <text:p>0</text:p>
          </table:table-cell>
          <table:table-cell table:formula="of:=[.H25]-[.J25]" office:value-type="float" office:value="0" calcext:value-type="float">
            <text:p>0</text:p>
          </table:table-cell>
          <table:table-cell table:formula="of:=([.I25] - ([.J25]*14))-[.G2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100"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2441407" calcext:value-type="float">
            <text:p>2441407</text:p>
          </table:table-cell>
          <table:table-cell table:formula="of:=(MIN(MAX([.D26];64); 1518)- 18) *[.F26]" office:value-type="float" office:value="1206055058" calcext:value-type="float">
            <text:p>1206055058</text:p>
          </table:table-cell>
          <table:table-cell table:formula="of:=[.F26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*100" office:value-type="float" office:value="1000" calcext:value-type="float">
            <text:p>1000</text:p>
          </table:table-cell>
          <table:table-cell table:formula="of:=[.B27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1220704" calcext:value-type="float">
            <text:p>1220704</text:p>
          </table:table-cell>
          <table:table-cell table:formula="of:=(MIN(MAX([.D27];64); 1518)- 18) *[.F27]" office:value-type="float" office:value="1228028224" calcext:value-type="float">
            <text:p>1228028224</text:p>
          </table:table-cell>
          <table:table-cell table:formula="of:=[.F27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8]*100" office:value-type="float" office:value="1000" calcext:value-type="float">
            <text:p>1000</text:p>
          </table:table-cell>
          <table:table-cell table:formula="of:=[.B28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610352" calcext:value-type="float">
            <text:p>610352</text:p>
          </table:table-cell>
          <table:table-cell table:formula="of:=(MIN(MAX([.D28];64); 1518)- 18) *[.F28]" office:value-type="float" office:value="915528000" calcext:value-type="float">
            <text:p>915528000</text:p>
          </table:table-cell>
          <table:table-cell table:formula="of:=[.F28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0]*100" office:value-type="float" office:value="5000" calcext:value-type="float">
            <text:p>5000</text:p>
          </table:table-cell>
          <table:table-cell table:formula="of:=[.B30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97656250" calcext:value-type="float">
            <text:p>97656250</text:p>
          </table:table-cell>
          <table:table-cell table:formula="of:=(MIN(MAX([.D30];64); 1518)- 18) *[.F30]" office:value-type="float" office:value="4492187500" calcext:value-type="float">
            <text:p>4492187500</text:p>
          </table:table-cell>
          <table:table-cell table:formula="of:=[.F30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0]-[.K30]" office:value-type="float" office:value="11079698" calcext:value-type="float">
            <text:p>11079698</text:p>
          </table:table-cell>
          <table:table-cell table:formula="of:=[.H30]-[.L30]" office:value-type="float" office:value="240863" calcext:value-type="float">
            <text:p>240863</text:p>
          </table:table-cell>
          <table:table-cell table:formula="of:=([.M30]/[.G30])*100" office:value-type="float" office:value="0.246643712" calcext:value-type="float">
            <text:p>0.246643712</text:p>
          </table:table-cell>
          <table:table-cell table:formula="of:=100*([.N30]/[.H30])" office:value-type="float" office:value="0.246643712" calcext:value-type="float">
            <text:p>0.246643712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1]*100" office:value-type="float" office:value="5000" calcext:value-type="float">
            <text:p>5000</text:p>
          </table:table-cell>
          <table:table-cell table:formula="of:=[.B31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48828125" calcext:value-type="float">
            <text:p>48828125</text:p>
          </table:table-cell>
          <table:table-cell table:formula="of:=(MIN(MAX([.D31];64); 1518)- 18) *[.F31]" office:value-type="float" office:value="5371093750" calcext:value-type="float">
            <text:p>5371093750</text:p>
          </table:table-cell>
          <table:table-cell table:formula="of:=[.F31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1]-[.K31]" office:value-type="float" office:value="1054680" calcext:value-type="float">
            <text:p>1054680</text:p>
          </table:table-cell>
          <table:table-cell table:formula="of:=[.H31]-[.L31]" office:value-type="float" office:value="9588" calcext:value-type="float">
            <text:p>9588</text:p>
          </table:table-cell>
          <table:table-cell table:formula="of:=([.M31]/[.G31])*100" office:value-type="float" office:value="0.019636224" calcext:value-type="float">
            <text:p>0.019636224</text:p>
          </table:table-cell>
          <table:table-cell table:formula="of:=100*([.N31]/[.H31])" office:value-type="float" office:value="0.019636224" calcext:value-type="float">
            <text:p>0.019636224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*100" office:value-type="float" office:value="5000" calcext:value-type="float">
            <text:p>5000</text:p>
          </table:table-cell>
          <table:table-cell table:formula="of:=[.B32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24414063" calcext:value-type="float">
            <text:p>24414063</text:p>
          </table:table-cell>
          <table:table-cell table:formula="of:=(MIN(MAX([.D32];64); 1518)- 18) *[.F32]" office:value-type="float" office:value="5810546994" calcext:value-type="float">
            <text:p>5810546994</text:p>
          </table:table-cell>
          <table:table-cell table:formula="of:=[.F32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32]-[.K32]" office:value-type="float" office:value="727804" calcext:value-type="float">
            <text:p>727804</text:p>
          </table:table-cell>
          <table:table-cell table:formula="of:=[.H32]-[.L32]" office:value-type="float" office:value="3058" calcext:value-type="float">
            <text:p>3058</text:p>
          </table:table-cell>
          <table:table-cell table:formula="of:=([.M32]/[.G32])*100" office:value-type="float" office:value="0.0125255677434764" calcext:value-type="float">
            <text:p>0.012525567743476</text:p>
          </table:table-cell>
          <table:table-cell table:formula="of:=100*([.N32]/[.H32])" office:value-type="float" office:value="0.0125255677434764" calcext:value-type="float">
            <text:p>0.012525567743476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3]*100" office:value-type="float" office:value="5000" calcext:value-type="float">
            <text:p>5000</text:p>
          </table:table-cell>
          <table:table-cell table:formula="of:=[.B33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12207032" calcext:value-type="float">
            <text:p>12207032</text:p>
          </table:table-cell>
          <table:table-cell table:formula="of:=(MIN(MAX([.D33];64); 1518)- 18) *[.F33]" office:value-type="float" office:value="6030273808" calcext:value-type="float">
            <text:p>6030273808</text:p>
          </table:table-cell>
          <table:table-cell table:formula="of:=[.F33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33]-[.K33]" office:value-type="float" office:value="506844" calcext:value-type="float">
            <text:p>506844</text:p>
          </table:table-cell>
          <table:table-cell table:formula="of:=[.H33]-[.L33]" office:value-type="float" office:value="1026" calcext:value-type="float">
            <text:p>1026</text:p>
          </table:table-cell>
          <table:table-cell table:formula="of:=([.M33]/[.G33])*100" office:value-type="float" office:value="0.00840499148359732" calcext:value-type="float">
            <text:p>0.008404991483597</text:p>
          </table:table-cell>
          <table:table-cell table:formula="of:=100*([.N33]/[.H33])" office:value-type="float" office:value="0.00840499148359732" calcext:value-type="float">
            <text:p>0.008404991483597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4]*100" office:value-type="float" office:value="5000" calcext:value-type="float">
            <text:p>5000</text:p>
          </table:table-cell>
          <table:table-cell table:formula="of:=[.B34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6103516" calcext:value-type="float">
            <text:p>6103516</text:p>
          </table:table-cell>
          <table:table-cell table:formula="of:=(MIN(MAX([.D34];64); 1518)- 18) *[.F34]" office:value-type="float" office:value="6140137096" calcext:value-type="float">
            <text:p>6140137096</text:p>
          </table:table-cell>
          <table:table-cell table:formula="of:=[.F34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34]-[.K34]" office:value-type="float" office:value="345058" calcext:value-type="float">
            <text:p>345058</text:p>
          </table:table-cell>
          <table:table-cell table:formula="of:=[.H34]-[.L34]" office:value-type="float" office:value="343" calcext:value-type="float">
            <text:p>343</text:p>
          </table:table-cell>
          <table:table-cell table:formula="of:=([.M34]/[.G34])*100" office:value-type="float" office:value="0.00561971165472492" calcext:value-type="float">
            <text:p>0.005619711654725</text:p>
          </table:table-cell>
          <table:table-cell table:formula="of:=100*([.N34]/[.H34])" office:value-type="float" office:value="0.00561971165472492" calcext:value-type="float">
            <text:p>0.005619711654725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*100" office:value-type="float" office:value="5000" calcext:value-type="float">
            <text:p>5000</text:p>
          </table:table-cell>
          <table:table-cell table:formula="of:=[.B35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3051758" calcext:value-type="float">
            <text:p>3051758</text:p>
          </table:table-cell>
          <table:table-cell table:formula="of:=(MIN(MAX([.D35];64); 1518)- 18) *[.F35]" office:value-type="float" office:value="4577637000" calcext:value-type="float">
            <text:p>4577637000</text:p>
          </table:table-cell>
          <table:table-cell table:formula="of:=[.F35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*100" office:value-type="float" office:value="7500" calcext:value-type="float">
            <text:p>7500</text:p>
          </table:table-cell>
          <table:table-cell table:formula="of:=[.B3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146484375" calcext:value-type="float">
            <text:p>146484375</text:p>
          </table:table-cell>
          <table:table-cell table:formula="of:=(MIN(MAX([.D37];64); 1518)- 18) *[.F37]" office:value-type="float" office:value="6738281250" calcext:value-type="float">
            <text:p>6738281250</text:p>
          </table:table-cell>
          <table:table-cell table:formula="of:=[.F3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37]-[.K37]" office:value-type="float" office:value="75693276" calcext:value-type="float">
            <text:p>75693276</text:p>
          </table:table-cell>
          <table:table-cell table:formula="of:=[.H37]-[.L37]" office:value-type="float" office:value="1645506" calcext:value-type="float">
            <text:p>1645506</text:p>
          </table:table-cell>
          <table:table-cell table:formula="of:=([.M37]/[.G37])*100" office:value-type="float" office:value="1.123332096" calcext:value-type="float">
            <text:p>1.123332096</text:p>
          </table:table-cell>
          <table:table-cell table:formula="of:=100*([.N37]/[.H37])" office:value-type="float" office:value="1.123332096" calcext:value-type="float">
            <text:p>1.123332096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8]*100" office:value-type="float" office:value="7500" calcext:value-type="float">
            <text:p>7500</text:p>
          </table:table-cell>
          <table:table-cell table:formula="of:=[.B3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73242188" calcext:value-type="float">
            <text:p>73242188</text:p>
          </table:table-cell>
          <table:table-cell table:formula="of:=(MIN(MAX([.D38];64); 1518)- 18) *[.F38]" office:value-type="float" office:value="8056640680" calcext:value-type="float">
            <text:p>8056640680</text:p>
          </table:table-cell>
          <table:table-cell table:formula="of:=[.F3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38]-[.K38]" office:value-type="float" office:value="3146660" calcext:value-type="float">
            <text:p>3146660</text:p>
          </table:table-cell>
          <table:table-cell table:formula="of:=[.H38]-[.L38]" office:value-type="float" office:value="28606" calcext:value-type="float">
            <text:p>28606</text:p>
          </table:table-cell>
          <table:table-cell table:formula="of:=([.M38]/[.G38])*100" office:value-type="float" office:value="0.0390567250667061" calcext:value-type="float">
            <text:p>0.039056725066706</text:p>
          </table:table-cell>
          <table:table-cell table:formula="of:=100*([.N38]/[.H38])" office:value-type="float" office:value="0.0390567250667061" calcext:value-type="float">
            <text:p>0.039056725066706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9]*100" office:value-type="float" office:value="7500" calcext:value-type="float">
            <text:p>7500</text:p>
          </table:table-cell>
          <table:table-cell table:formula="of:=[.B3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36621094" calcext:value-type="float">
            <text:p>36621094</text:p>
          </table:table-cell>
          <table:table-cell table:formula="of:=(MIN(MAX([.D39];64); 1518)- 18) *[.F39]" office:value-type="float" office:value="8715820372" calcext:value-type="float">
            <text:p>8715820372</text:p>
          </table:table-cell>
          <table:table-cell table:formula="of:=[.F3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39]-[.K39]" office:value-type="float" office:value="2187696" calcext:value-type="float">
            <text:p>2187696</text:p>
          </table:table-cell>
          <table:table-cell table:formula="of:=[.H39]-[.L39]" office:value-type="float" office:value="9192" calcext:value-type="float">
            <text:p>9192</text:p>
          </table:table-cell>
          <table:table-cell table:formula="of:=([.M39]/[.G39])*100" office:value-type="float" office:value="0.0251002878286487" calcext:value-type="float">
            <text:p>0.025100287828649</text:p>
          </table:table-cell>
          <table:table-cell table:formula="of:=100*([.N39]/[.H39])" office:value-type="float" office:value="0.0251002878286487" calcext:value-type="float">
            <text:p>0.025100287828649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0]*100" office:value-type="float" office:value="7500" calcext:value-type="float">
            <text:p>7500</text:p>
          </table:table-cell>
          <table:table-cell table:formula="of:=[.B4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18310547" calcext:value-type="float">
            <text:p>18310547</text:p>
          </table:table-cell>
          <table:table-cell table:formula="of:=(MIN(MAX([.D40];64); 1518)- 18) *[.F40]" office:value-type="float" office:value="9045410218" calcext:value-type="float">
            <text:p>9045410218</text:p>
          </table:table-cell>
          <table:table-cell table:formula="of:=[.F4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0]-[.K40]" office:value-type="float" office:value="1478048" calcext:value-type="float">
            <text:p>1478048</text:p>
          </table:table-cell>
          <table:table-cell table:formula="of:=[.H40]-[.L40]" office:value-type="float" office:value="2992" calcext:value-type="float">
            <text:p>2992</text:p>
          </table:table-cell>
          <table:table-cell table:formula="of:=([.M40]/[.G40])*100" office:value-type="float" office:value="0.0163403092217835" calcext:value-type="float">
            <text:p>0.016340309221784</text:p>
          </table:table-cell>
          <table:table-cell table:formula="of:=100*([.N40]/[.H40])" office:value-type="float" office:value="0.0163403092217835" calcext:value-type="float">
            <text:p>0.016340309221784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1]*100" office:value-type="float" office:value="7500" calcext:value-type="float">
            <text:p>7500</text:p>
          </table:table-cell>
          <table:table-cell table:formula="of:=[.B4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9155274" calcext:value-type="float">
            <text:p>9155274</text:p>
          </table:table-cell>
          <table:table-cell table:formula="of:=(MIN(MAX([.D41];64); 1518)- 18) *[.F41]" office:value-type="float" office:value="9210205644" calcext:value-type="float">
            <text:p>9210205644</text:p>
          </table:table-cell>
          <table:table-cell table:formula="of:=[.F4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1]-[.K41]" office:value-type="float" office:value="775626" calcext:value-type="float">
            <text:p>775626</text:p>
          </table:table-cell>
          <table:table-cell table:formula="of:=[.H41]-[.L41]" office:value-type="float" office:value="771" calcext:value-type="float">
            <text:p>771</text:p>
          </table:table-cell>
          <table:table-cell table:formula="of:=([.M41]/[.G41])*100" office:value-type="float" office:value="0.00842137548259069" calcext:value-type="float">
            <text:p>0.008421375482591</text:p>
          </table:table-cell>
          <table:table-cell table:formula="of:=100*([.N41]/[.H41])" office:value-type="float" office:value="0.00842137548259069" calcext:value-type="float">
            <text:p>0.008421375482591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2]*100" office:value-type="float" office:value="7500" calcext:value-type="float">
            <text:p>7500</text:p>
          </table:table-cell>
          <table:table-cell table:formula="of:=[.B42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4577637" calcext:value-type="float">
            <text:p>4577637</text:p>
          </table:table-cell>
          <table:table-cell table:formula="of:=(MIN(MAX([.D42];64); 1518)- 18) *[.F42]" office:value-type="float" office:value="6866455500" calcext:value-type="float">
            <text:p>6866455500</text:p>
          </table:table-cell>
          <table:table-cell table:formula="of:=[.F42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2]-[.K42]" office:value-type="float" office:value="675000" calcext:value-type="float">
            <text:p>675000</text:p>
          </table:table-cell>
          <table:table-cell table:formula="of:=[.H42]-[.L42]" office:value-type="float" office:value="450" calcext:value-type="float">
            <text:p>450</text:p>
          </table:table-cell>
          <table:table-cell table:formula="of:=([.M42]/[.G42])*100" office:value-type="float" office:value="0.00983039939602026" calcext:value-type="float">
            <text:p>0.00983039939602</text:p>
          </table:table-cell>
          <table:table-cell table:formula="of:=100*([.N42]/[.H42])" office:value-type="float" office:value="0.00983039939602026" calcext:value-type="float">
            <text:p>0.00983039939602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4]*100" office:value-type="float" office:value="10000" calcext:value-type="float">
            <text:p>10000</text:p>
          </table:table-cell>
          <table:table-cell table:formula="of:=[.B4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95312500" calcext:value-type="float">
            <text:p>195312500</text:p>
          </table:table-cell>
          <table:table-cell table:formula="of:=(MIN(MAX([.D44];64); 1518)- 18) *[.F44]" office:value-type="float" office:value="8984375000" calcext:value-type="float">
            <text:p>8984375000</text:p>
          </table:table-cell>
          <table:table-cell table:formula="of:=[.F4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44]-[.K44]" office:value-type="float" office:value="2084807078" calcext:value-type="float">
            <text:p>2084807078</text:p>
          </table:table-cell>
          <table:table-cell table:formula="of:=[.H44]-[.L44]" office:value-type="float" office:value="45321893" calcext:value-type="float">
            <text:p>45321893</text:p>
          </table:table-cell>
          <table:table-cell table:formula="of:=([.M44]/[.G44])*100" office:value-type="float" office:value="23.204809216" calcext:value-type="float">
            <text:p>23.204809216</text:p>
          </table:table-cell>
          <table:table-cell table:formula="of:=100*([.N44]/[.H44])" office:value-type="float" office:value="23.204809216" calcext:value-type="float">
            <text:p>23.20480921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*100" office:value-type="float" office:value="10000" calcext:value-type="float">
            <text:p>10000</text:p>
          </table:table-cell>
          <table:table-cell table:formula="of:=[.B4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97656250" calcext:value-type="float">
            <text:p>97656250</text:p>
          </table:table-cell>
          <table:table-cell table:formula="of:=(MIN(MAX([.D45];64); 1518)- 18) *[.F45]" office:value-type="float" office:value="10742187500" calcext:value-type="float">
            <text:p>10742187500</text:p>
          </table:table-cell>
          <table:table-cell table:formula="of:=[.F4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45]-[.K45]" office:value-type="float" office:value="7323140" calcext:value-type="float">
            <text:p>7323140</text:p>
          </table:table-cell>
          <table:table-cell table:formula="of:=[.H45]-[.L45]" office:value-type="float" office:value="66574" calcext:value-type="float">
            <text:p>66574</text:p>
          </table:table-cell>
          <table:table-cell table:formula="of:=([.M45]/[.G45])*100" office:value-type="float" office:value="0.068171776" calcext:value-type="float">
            <text:p>0.068171776</text:p>
          </table:table-cell>
          <table:table-cell table:formula="of:=100*([.N45]/[.H45])" office:value-type="float" office:value="0.068171776" calcext:value-type="float">
            <text:p>0.06817177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6]*100" office:value-type="float" office:value="10000" calcext:value-type="float">
            <text:p>10000</text:p>
          </table:table-cell>
          <table:table-cell table:formula="of:=[.B4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48828125" calcext:value-type="float">
            <text:p>48828125</text:p>
          </table:table-cell>
          <table:table-cell table:formula="of:=(MIN(MAX([.D46];64); 1518)- 18) *[.F46]" office:value-type="float" office:value="11621093750" calcext:value-type="float">
            <text:p>11621093750</text:p>
          </table:table-cell>
          <table:table-cell table:formula="of:=[.F4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46]-[.K46]" office:value-type="float" office:value="409360" calcext:value-type="float">
            <text:p>409360</text:p>
          </table:table-cell>
          <table:table-cell table:formula="of:=[.H46]-[.L46]" office:value-type="float" office:value="1720" calcext:value-type="float">
            <text:p>1720</text:p>
          </table:table-cell>
          <table:table-cell table:formula="of:=([.M46]/[.G46])*100" office:value-type="float" office:value="0.00352256" calcext:value-type="float">
            <text:p>0.00352256</text:p>
          </table:table-cell>
          <table:table-cell table:formula="of:=100*([.N46]/[.H46])" office:value-type="float" office:value="0.00352256" calcext:value-type="float">
            <text:p>0.00352256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7]*100" office:value-type="float" office:value="10000" calcext:value-type="float">
            <text:p>10000</text:p>
          </table:table-cell>
          <table:table-cell table:formula="of:=[.B4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24414063" calcext:value-type="float">
            <text:p>24414063</text:p>
          </table:table-cell>
          <table:table-cell table:formula="of:=(MIN(MAX([.D47];64); 1518)- 18) *[.F47]" office:value-type="float" office:value="12060547122" calcext:value-type="float">
            <text:p>12060547122</text:p>
          </table:table-cell>
          <table:table-cell table:formula="of:=[.F4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47]-[.K47]" office:value-type="float" office:value="1561534" calcext:value-type="float">
            <text:p>1561534</text:p>
          </table:table-cell>
          <table:table-cell table:formula="of:=[.H47]-[.L47]" office:value-type="float" office:value="3161" calcext:value-type="float">
            <text:p>3161</text:p>
          </table:table-cell>
          <table:table-cell table:formula="of:=([.M47]/[.G47])*100" office:value-type="float" office:value="0.0129474557348361" calcext:value-type="float">
            <text:p>0.012947455734836</text:p>
          </table:table-cell>
          <table:table-cell table:formula="of:=100*([.N47]/[.H47])" office:value-type="float" office:value="0.0129474557348361" calcext:value-type="float">
            <text:p>0.012947455734836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8]*100" office:value-type="float" office:value="10000" calcext:value-type="float">
            <text:p>10000</text:p>
          </table:table-cell>
          <table:table-cell table:formula="of:=[.B4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12207032" calcext:value-type="float">
            <text:p>12207032</text:p>
          </table:table-cell>
          <table:table-cell table:formula="of:=(MIN(MAX([.D48];64); 1518)- 18) *[.F48]" office:value-type="float" office:value="12280274192" calcext:value-type="float">
            <text:p>12280274192</text:p>
          </table:table-cell>
          <table:table-cell table:formula="of:=[.F4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48]-[.K48]" office:value-type="float" office:value="1161930" calcext:value-type="float">
            <text:p>1161930</text:p>
          </table:table-cell>
          <table:table-cell table:formula="of:=[.H48]-[.L48]" office:value-type="float" office:value="1155" calcext:value-type="float">
            <text:p>1155</text:p>
          </table:table-cell>
          <table:table-cell table:formula="of:=([.M48]/[.G48])*100" office:value-type="float" office:value="0.0094617594186695" calcext:value-type="float">
            <text:p>0.00946175941867</text:p>
          </table:table-cell>
          <table:table-cell table:formula="of:=100*([.N48]/[.H48])" office:value-type="float" office:value="0.0094617594186695" calcext:value-type="float">
            <text:p>0.00946175941867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9]*100" office:value-type="float" office:value="10000" calcext:value-type="float">
            <text:p>10000</text:p>
          </table:table-cell>
          <table:table-cell table:formula="of:=[.B49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6103516" calcext:value-type="float">
            <text:p>6103516</text:p>
          </table:table-cell>
          <table:table-cell table:formula="of:=(MIN(MAX([.D49];64); 1518)- 18) *[.F49]" office:value-type="float" office:value="9155274000" calcext:value-type="float">
            <text:p>9155274000</text:p>
          </table:table-cell>
          <table:table-cell table:formula="of:=[.F49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49]-[.K49]" office:value-type="float" office:value="874500" calcext:value-type="float">
            <text:p>874500</text:p>
          </table:table-cell>
          <table:table-cell table:formula="of:=[.H49]-[.L49]" office:value-type="float" office:value="583" calcext:value-type="float">
            <text:p>583</text:p>
          </table:table-cell>
          <table:table-cell table:formula="of:=([.M49]/[.G49])*100" office:value-type="float" office:value="0.00955187141313302" calcext:value-type="float">
            <text:p>0.009551871413133</text:p>
          </table:table-cell>
          <table:table-cell table:formula="of:=100*([.N49]/[.H49])" office:value-type="float" office:value="0.00955187141313302" calcext:value-type="float">
            <text:p>0.009551871413133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UX KERNEL WITH RAW SOCK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100" office:value-type="float" office:value="100" calcext:value-type="float">
            <text:p>100</text:p>
          </table:table-cell>
          <table:table-cell table:formula="of:=[.B5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1953125" calcext:value-type="float">
            <text:p>1953125</text:p>
          </table:table-cell>
          <table:table-cell table:formula="of:=(MIN(MAX([.D55];64); 1518j133)- 18) *[.F55]" office:value-type="string" office:string-value="" calcext:value-type="error">
            <text:p>#NAME?</text:p>
          </table:table-cell>
          <table:table-cell table:formula="of:=[.F5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935528" calcext:value-type="float">
            <text:p>89935528</text:p>
          </table:table-cell>
          <table:table-cell office:value-type="float" office:value="1953863" calcext:value-type="float">
            <text:p>1953863</text:p>
          </table:table-cell>
          <table:table-cell table:formula="of:=[.G55]-[.K55]" office:value-type="string" office:string-value="" calcext:value-type="error">
            <text:p>#NAME?</text:p>
          </table:table-cell>
          <table:table-cell table:formula="of:=[.H55]-[.L55]" office:value-type="float" office:value="-738" calcext:value-type="float">
            <text:p>-738</text:p>
          </table:table-cell>
          <table:table-cell table:formula="of:=([.M55]/[.G55])*100" office:value-type="string" office:string-value="" calcext:value-type="error">
            <text:p>#NAME?</text:p>
          </table:table-cell>
          <table:table-cell table:formula="of:=100*([.N55]/[.H55])" office:value-type="float" office:value="-0.0377856" calcext:value-type="float">
            <text:p>-0.0377856</text:p>
          </table:table-cell>
          <table:table-cell/>
          <table:table-cell table:formula="of:=[.O55]-[.P55]" office:value-type="string" office:string-value="" calcext:value-type="error">
            <text:p>#NAME?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*100" office:value-type="float" office:value="100" calcext:value-type="float">
            <text:p>100</text:p>
          </table:table-cell>
          <table:table-cell table:formula="of:=[.B5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6]*(10^9)*[.E56]/8)/[.D56])" office:value-type="float" office:value="976563" calcext:value-type="float">
            <text:p>976563</text:p>
          </table:table-cell>
          <table:table-cell table:formula="of:=(MIN(MAX([.D56];64); 1518)- 18) *[.F56]" office:value-type="float" office:value="107421930" calcext:value-type="float">
            <text:p>107421930</text:p>
          </table:table-cell>
          <table:table-cell table:formula="of:=[.F5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84753" calcext:value-type="float">
            <text:p>107484753</text:p>
          </table:table-cell>
          <table:table-cell office:value-type="float" office:value="977033" calcext:value-type="float">
            <text:p>977033</text:p>
          </table:table-cell>
          <table:table-cell table:formula="of:=[.G56]-[.K56]" office:value-type="float" office:value="-62823" calcext:value-type="float">
            <text:p>-62823</text:p>
          </table:table-cell>
          <table:table-cell table:formula="of:=[.H56]-[.L56]" office:value-type="float" office:value="-470" calcext:value-type="float">
            <text:p>-470</text:p>
          </table:table-cell>
          <table:table-cell table:formula="of:=([.M56]/[.G56])*100" office:value-type="float" office:value="-0.0584824718751562" calcext:value-type="float">
            <text:p>-0.058482471875156</text:p>
          </table:table-cell>
          <table:table-cell table:formula="of:=100*([.N56]/[.H56])" office:value-type="float" office:value="-0.0481279753584766" calcext:value-type="float">
            <text:p>-0.048127975358477</text:p>
          </table:table-cell>
          <table:table-cell/>
          <table:table-cell table:formula="of:=[.O56]-[.P56]" office:value-type="float" office:value="-0.0103544965166796" calcext:value-type="float">
            <text:p>-0.01035449651668</text:p>
          </table:table-cell>
          <table:table-cell table:formula="of:=[.H56]-[.J56]" office:value-type="float" office:value="0" calcext:value-type="float">
            <text:p>0</text:p>
          </table:table-cell>
          <table:table-cell table:formula="of:=([.I56] - ([.J56]*14))-[.G5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*100" office:value-type="float" office:value="100" calcext:value-type="float">
            <text:p>100</text:p>
          </table:table-cell>
          <table:table-cell table:formula="of:=[.B5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7]*(10^9)*[.E57]/8)/[.D57])" office:value-type="float" office:value="488282" calcext:value-type="float">
            <text:p>488282</text:p>
          </table:table-cell>
          <table:table-cell table:formula="of:=(MIN(MAX([.D57];64); 1518)- 18) *[.F57]" office:value-type="float" office:value="116211116" calcext:value-type="float">
            <text:p>116211116</text:p>
          </table:table-cell>
          <table:table-cell table:formula="of:=[.F5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323336" calcext:value-type="float">
            <text:p>116323336</text:p>
          </table:table-cell>
          <table:table-cell office:value-type="float" office:value="488710" calcext:value-type="float">
            <text:p>488710</text:p>
          </table:table-cell>
          <table:table-cell table:formula="of:=[.G57]-[.K57]" office:value-type="float" office:value="-112220" calcext:value-type="float">
            <text:p>-112220</text:p>
          </table:table-cell>
          <table:table-cell table:formula="of:=[.H57]-[.L57]" office:value-type="float" office:value="-428" calcext:value-type="float">
            <text:p>-428</text:p>
          </table:table-cell>
          <table:table-cell table:formula="of:=([.M57]/[.G57])*100" office:value-type="float" office:value="-0.0965656331877925" calcext:value-type="float">
            <text:p>-0.096565633187793</text:p>
          </table:table-cell>
          <table:table-cell table:formula="of:=100*([.N57]/[.H57])" office:value-type="float" office:value="-0.0876542653630484" calcext:value-type="float">
            <text:p>-0.087654265363048</text:p>
          </table:table-cell>
          <table:table-cell/>
          <table:table-cell table:formula="of:=[.O57]-[.P57]" office:value-type="float" office:value="-0.00891136782474405" calcext:value-type="float">
            <text:p>-0.008911367824744</text:p>
          </table:table-cell>
          <table:table-cell table:formula="of:=[.H57]-[.J57]" office:value-type="float" office:value="0" calcext:value-type="float">
            <text:p>0</text:p>
          </table:table-cell>
          <table:table-cell table:formula="of:=([.I57] - ([.J57]*14))-[.G5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*100" office:value-type="float" office:value="100" calcext:value-type="float">
            <text:p>100</text:p>
          </table:table-cell>
          <table:table-cell table:formula="of:=[.B5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8]*(10^9)*[.E58]/8)/[.D58])" office:value-type="float" office:value="244141" calcext:value-type="float">
            <text:p>244141</text:p>
          </table:table-cell>
          <table:table-cell table:formula="of:=(MIN(MAX([.D58];64); 1518)- 18) *[.F58]" office:value-type="float" office:value="120605654" calcext:value-type="float">
            <text:p>120605654</text:p>
          </table:table-cell>
          <table:table-cell table:formula="of:=[.F5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57290" calcext:value-type="float">
            <text:p>120657290</text:p>
          </table:table-cell>
          <table:table-cell office:value-type="float" office:value="244540" calcext:value-type="float">
            <text:p>244540</text:p>
          </table:table-cell>
          <table:table-cell table:formula="of:=[.G58]-[.K58]" office:value-type="float" office:value="-51636" calcext:value-type="float">
            <text:p>-51636</text:p>
          </table:table-cell>
          <table:table-cell table:formula="of:=[.H58]-[.L58]" office:value-type="float" office:value="-399" calcext:value-type="float">
            <text:p>-399</text:p>
          </table:table-cell>
          <table:table-cell table:formula="of:=([.M58]/[.G58])*100" office:value-type="float" office:value="-0.0428139131851978" calcext:value-type="float">
            <text:p>-0.042813913185198</text:p>
          </table:table-cell>
          <table:table-cell table:formula="of:=100*([.N58]/[.H58])" office:value-type="float" office:value="-0.163430148971291" calcext:value-type="float">
            <text:p>-0.163430148971291</text:p>
          </table:table-cell>
          <table:table-cell/>
          <table:table-cell table:formula="of:=[.O58]-[.P58]" office:value-type="float" office:value="0.120616235786093" calcext:value-type="float">
            <text:p>0.120616235786093</text:p>
          </table:table-cell>
          <table:table-cell table:formula="of:=[.H58]-[.J58]" office:value-type="float" office:value="0" calcext:value-type="float">
            <text:p>0</text:p>
          </table:table-cell>
          <table:table-cell table:formula="of:=([.I58] - ([.J58]*14))-[.G5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]*100" office:value-type="float" office:value="100" calcext:value-type="float">
            <text:p>100</text:p>
          </table:table-cell>
          <table:table-cell table:formula="of:=[.B5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9]*(10^9)*[.E59]/8)/[.D59])" office:value-type="float" office:value="122071" calcext:value-type="float">
            <text:p>122071</text:p>
          </table:table-cell>
          <table:table-cell table:formula="of:=(MIN(MAX([.D59];64); 1518)- 18) *[.F59]" office:value-type="float" office:value="122803426" calcext:value-type="float">
            <text:p>122803426</text:p>
          </table:table-cell>
          <table:table-cell table:formula="of:=[.F5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56010" calcext:value-type="float">
            <text:p>122856010</text:p>
          </table:table-cell>
          <table:table-cell office:value-type="float" office:value="122469" calcext:value-type="float">
            <text:p>122469</text:p>
          </table:table-cell>
          <table:table-cell table:formula="of:=[.G59]-[.K59]" office:value-type="float" office:value="-52584" calcext:value-type="float">
            <text:p>-52584</text:p>
          </table:table-cell>
          <table:table-cell table:formula="of:=[.H59]-[.L59]" office:value-type="float" office:value="-398" calcext:value-type="float">
            <text:p>-398</text:p>
          </table:table-cell>
          <table:table-cell table:formula="of:=([.M59]/[.G59])*100" office:value-type="float" office:value="-0.0428196522790822" calcext:value-type="float">
            <text:p>-0.042819652279082</text:p>
          </table:table-cell>
          <table:table-cell table:formula="of:=100*([.N59]/[.H59])" office:value-type="float" office:value="-0.326039763744051" calcext:value-type="float">
            <text:p>-0.326039763744051</text:p>
          </table:table-cell>
          <table:table-cell/>
          <table:table-cell table:formula="of:=[.O59]-[.P59]" office:value-type="float" office:value="0.283220111464968" calcext:value-type="float">
            <text:p>0.283220111464968</text:p>
          </table:table-cell>
          <table:table-cell table:formula="of:=[.H59]-[.J59]" office:value-type="float" office:value="0" calcext:value-type="float">
            <text:p>0</text:p>
          </table:table-cell>
          <table:table-cell table:formula="of:=([.I59] - ([.J59]*14))-[.G5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1]*100" office:value-type="float" office:value="1000" calcext:value-type="float">
            <text:p>1000</text:p>
          </table:table-cell>
          <table:table-cell table:formula="of:=[.B6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1]*(10^9)*[.E61]/8)/[.D61])" office:value-type="float" office:value="19531250" calcext:value-type="float">
            <text:p>19531250</text:p>
          </table:table-cell>
          <table:table-cell table:formula="of:=(MIN(MAX([.D61];64); 1518)- 18) *[.F61]" office:value-type="float" office:value="898437500" calcext:value-type="float">
            <text:p>898437500</text:p>
          </table:table-cell>
          <table:table-cell table:formula="of:=[.F6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65919670" calcext:value-type="float">
            <text:p>865919670</text:p>
          </table:table-cell>
          <table:table-cell office:value-type="float" office:value="18823442" calcext:value-type="float">
            <text:p>18823442</text:p>
          </table:table-cell>
          <table:table-cell table:formula="of:=[.G61]-[.K61]" office:value-type="float" office:value="32517830" calcext:value-type="float">
            <text:p>32517830</text:p>
          </table:table-cell>
          <table:table-cell table:formula="of:=[.H61]-[.L61]" office:value-type="float" office:value="707808" calcext:value-type="float">
            <text:p>707808</text:p>
          </table:table-cell>
          <table:table-cell table:formula="of:=([.M61]/[.G61])*100" office:value-type="float" office:value="3.61937586086956" calcext:value-type="float">
            <text:p>3.61937586086956</text:p>
          </table:table-cell>
          <table:table-cell table:formula="of:=100*([.N61]/[.H61])" office:value-type="float" office:value="3.62397696" calcext:value-type="float">
            <text:p>3.62397696</text:p>
          </table:table-cell>
          <table:table-cell/>
          <table:table-cell table:formula="of:=[.O61]-[.P61]" office:value-type="float" office:value="-0.00460109913043505" calcext:value-type="float">
            <text:p>-0.004601099130435</text:p>
          </table:table-cell>
          <table:table-cell table:formula="of:=[.H61]-[.J61]" office:value-type="float" office:value="0" calcext:value-type="float">
            <text:p>0</text:p>
          </table:table-cell>
          <table:table-cell table:formula="of:=([.I61] - ([.J61]*14))-[.G6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2]*100" office:value-type="float" office:value="1000" calcext:value-type="float">
            <text:p>1000</text:p>
          </table:table-cell>
          <table:table-cell table:formula="of:=[.B6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2]*(10^9)*[.E62]/8)/[.D62])" office:value-type="float" office:value="9765625" calcext:value-type="float">
            <text:p>9765625</text:p>
          </table:table-cell>
          <table:table-cell table:formula="of:=(MIN(MAX([.D62];64); 1518)- 18) *[.F62]" office:value-type="float" office:value="1074218750" calcext:value-type="float">
            <text:p>1074218750</text:p>
          </table:table-cell>
          <table:table-cell table:formula="of:=[.F6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58965956" calcext:value-type="float">
            <text:p>1058965956</text:p>
          </table:table-cell>
          <table:table-cell office:value-type="float" office:value="9626901" calcext:value-type="float">
            <text:p>9626901</text:p>
          </table:table-cell>
          <table:table-cell table:formula="of:=[.G62]-[.K62]" office:value-type="float" office:value="15252794" calcext:value-type="float">
            <text:p>15252794</text:p>
          </table:table-cell>
          <table:table-cell table:formula="of:=[.H62]-[.L62]" office:value-type="float" office:value="138724" calcext:value-type="float">
            <text:p>138724</text:p>
          </table:table-cell>
          <table:table-cell table:formula="of:=([.M62]/[.G62])*100" office:value-type="float" office:value="1.41989645963636" calcext:value-type="float">
            <text:p>1.41989645963636</text:p>
          </table:table-cell>
          <table:table-cell table:formula="of:=100*([.N62]/[.H62])" office:value-type="float" office:value="1.42053376" calcext:value-type="float">
            <text:p>1.42053376</text:p>
          </table:table-cell>
          <table:table-cell/>
          <table:table-cell table:formula="of:=[.O62]-[.P62]" office:value-type="float" office:value="-0.000637300363636184" calcext:value-type="float">
            <text:p>-0.000637300363636</text:p>
          </table:table-cell>
          <table:table-cell table:formula="of:=[.H62]-[.J62]" office:value-type="float" office:value="0" calcext:value-type="float">
            <text:p>0</text:p>
          </table:table-cell>
          <table:table-cell table:formula="of:=([.I62] - ([.J62]*14))-[.G6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3]*100" office:value-type="float" office:value="1000" calcext:value-type="float">
            <text:p>1000</text:p>
          </table:table-cell>
          <table:table-cell table:formula="of:=[.B6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3]*(10^9)*[.E63]/8)/[.D63])" office:value-type="float" office:value="4882813" calcext:value-type="float">
            <text:p>4882813</text:p>
          </table:table-cell>
          <table:table-cell table:formula="of:=(MIN(MAX([.D63];64); 1518)- 18) *[.F63]" office:value-type="float" office:value="1162109494" calcext:value-type="float">
            <text:p>1162109494</text:p>
          </table:table-cell>
          <table:table-cell table:formula="of:=[.F6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27749922" calcext:value-type="float">
            <text:p>1127749922</text:p>
          </table:table-cell>
          <table:table-cell office:value-type="float" office:value="4738469" calcext:value-type="float">
            <text:p>4738469</text:p>
          </table:table-cell>
          <table:table-cell table:formula="of:=[.G63]-[.K63]" office:value-type="float" office:value="34359572" calcext:value-type="float">
            <text:p>34359572</text:p>
          </table:table-cell>
          <table:table-cell table:formula="of:=[.H63]-[.L63]" office:value-type="float" office:value="144344" calcext:value-type="float">
            <text:p>144344</text:p>
          </table:table-cell>
          <table:table-cell table:formula="of:=([.M63]/[.G63])*100" office:value-type="float" office:value="2.95665530463345" calcext:value-type="float">
            <text:p>2.95665530463345</text:p>
          </table:table-cell>
          <table:table-cell table:formula="of:=100*([.N63]/[.H63])" office:value-type="float" office:value="2.95616481728872" calcext:value-type="float">
            <text:p>2.95616481728872</text:p>
          </table:table-cell>
          <table:table-cell/>
          <table:table-cell table:formula="of:=[.O63]-[.P63]" office:value-type="float" office:value="0.000490487344731783" calcext:value-type="float">
            <text:p>0.000490487344732</text:p>
          </table:table-cell>
          <table:table-cell table:formula="of:=[.H63]-[.J63]" office:value-type="float" office:value="0" calcext:value-type="float">
            <text:p>0</text:p>
          </table:table-cell>
          <table:table-cell table:formula="of:=([.I63] - ([.J63]*14))-[.G6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4]*100" office:value-type="float" office:value="1000" calcext:value-type="float">
            <text:p>1000</text:p>
          </table:table-cell>
          <table:table-cell table:formula="of:=[.B6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64]*(10^9)*[.E64]/8)/[.D64])" office:value-type="float" office:value="2441407" calcext:value-type="float">
            <text:p>2441407</text:p>
          </table:table-cell>
          <table:table-cell table:formula="of:=(MIN(MAX([.D64];64); 1518)- 18) *[.F64]" office:value-type="float" office:value="1206055058" calcext:value-type="float">
            <text:p>1206055058</text:p>
          </table:table-cell>
          <table:table-cell table:formula="of:=[.F6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5468022" calcext:value-type="float">
            <text:p>1205468022</text:p>
          </table:table-cell>
          <table:table-cell office:value-type="float" office:value="2440606" calcext:value-type="float">
            <text:p>2440606</text:p>
          </table:table-cell>
          <table:table-cell table:formula="of:=[.G64]-[.K64]" office:value-type="float" office:value="587036" calcext:value-type="float">
            <text:p>587036</text:p>
          </table:table-cell>
          <table:table-cell table:formula="of:=[.H64]-[.L64]" office:value-type="float" office:value="801" calcext:value-type="float">
            <text:p>801</text:p>
          </table:table-cell>
          <table:table-cell table:formula="of:=([.M64]/[.G64])*100" office:value-type="float" office:value="0.048674063104008" calcext:value-type="float">
            <text:p>0.048674063104008</text:p>
          </table:table-cell>
          <table:table-cell table:formula="of:=100*([.N64]/[.H64])" office:value-type="float" office:value="0.0328089499210906" calcext:value-type="float">
            <text:p>0.032808949921091</text:p>
          </table:table-cell>
          <table:table-cell/>
          <table:table-cell table:formula="of:=[.O64]-[.P64]" office:value-type="float" office:value="0.0158651131829174" calcext:value-type="float">
            <text:p>0.015865113182917</text:p>
          </table:table-cell>
          <table:table-cell table:formula="of:=[.H64]-[.J64]" office:value-type="float" office:value="0" calcext:value-type="float">
            <text:p>0</text:p>
          </table:table-cell>
          <table:table-cell table:formula="of:=([.I64] - ([.J64]*14))-[.G6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5]*100" office:value-type="float" office:value="1000" calcext:value-type="float">
            <text:p>1000</text:p>
          </table:table-cell>
          <table:table-cell table:formula="of:=[.B6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65]*(10^9)*[.E65]/8)/[.D65])" office:value-type="float" office:value="1220704" calcext:value-type="float">
            <text:p>1220704</text:p>
          </table:table-cell>
          <table:table-cell table:formula="of:=(MIN(MAX([.D65];64); 1518)- 18) *[.F65]" office:value-type="float" office:value="1228028224" calcext:value-type="float">
            <text:p>1228028224</text:p>
          </table:table-cell>
          <table:table-cell table:formula="of:=[.F6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6221844" calcext:value-type="float">
            <text:p>1226221844</text:p>
          </table:table-cell>
          <table:table-cell office:value-type="float" office:value="1219294" calcext:value-type="float">
            <text:p>1219294</text:p>
          </table:table-cell>
          <table:table-cell table:formula="of:=[.G65]-[.K65]" office:value-type="float" office:value="1806380" calcext:value-type="float">
            <text:p>1806380</text:p>
          </table:table-cell>
          <table:table-cell table:formula="of:=[.H65]-[.L65]" office:value-type="float" office:value="1410" calcext:value-type="float">
            <text:p>1410</text:p>
          </table:table-cell>
          <table:table-cell table:formula="of:=([.M65]/[.G65])*100" office:value-type="float" office:value="0.147095967722644" calcext:value-type="float">
            <text:p>0.147095967722644</text:p>
          </table:table-cell>
          <table:table-cell table:formula="of:=100*([.N65]/[.H65])" office:value-type="float" office:value="0.115507117204498" calcext:value-type="float">
            <text:p>0.115507117204498</text:p>
          </table:table-cell>
          <table:table-cell/>
          <table:table-cell table:formula="of:=[.O65]-[.P65]" office:value-type="float" office:value="0.0315888505181457" calcext:value-type="float">
            <text:p>0.031588850518146</text:p>
          </table:table-cell>
          <table:table-cell table:formula="of:=[.H65]-[.J65]" office:value-type="float" office:value="0" calcext:value-type="float">
            <text:p>0</text:p>
          </table:table-cell>
          <table:table-cell table:formula="of:=([.I65] - ([.J65]*14))-[.G6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7]*100" office:value-type="float" office:value="5000" calcext:value-type="float">
            <text:p>5000</text:p>
          </table:table-cell>
          <table:table-cell table:formula="of:=[.B6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67]*(10^9)*[.E67]/8)/[.D67])" office:value-type="float" office:value="97656250" calcext:value-type="float">
            <text:p>97656250</text:p>
          </table:table-cell>
          <table:table-cell table:formula="of:=(MIN(MAX([.D67];64); 1518)- 18) *[.F67]" office:value-type="float" office:value="4492187500" calcext:value-type="float">
            <text:p>4492187500</text:p>
          </table:table-cell>
          <table:table-cell table:formula="of:=[.F6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40778370" calcext:value-type="float">
            <text:p>840778370</text:p>
          </table:table-cell>
          <table:table-cell office:value-type="float" office:value="18277192" calcext:value-type="float">
            <text:p>18277192</text:p>
          </table:table-cell>
          <table:table-cell table:formula="of:=[.G67]-[.K67]" office:value-type="float" office:value="3651409130" calcext:value-type="float">
            <text:p>3651409130</text:p>
          </table:table-cell>
          <table:table-cell table:formula="of:=[.H67]-[.L67]" office:value-type="float" office:value="79379058" calcext:value-type="float">
            <text:p>79379058</text:p>
          </table:table-cell>
          <table:table-cell table:formula="of:=([.M67]/[.G67])*100" office:value-type="float" office:value="81.2835423721739" calcext:value-type="float">
            <text:p>81.2835423721739</text:p>
          </table:table-cell>
          <table:table-cell table:formula="of:=100*([.N67]/[.H67])" office:value-type="float" office:value="81.284155392" calcext:value-type="float">
            <text:p>81.284155392</text:p>
          </table:table-cell>
          <table:table-cell/>
          <table:table-cell table:formula="of:=[.O67]-[.P67]" office:value-type="float" office:value="-0.000613019826090522" calcext:value-type="float">
            <text:p>-0.000613019826091</text:p>
          </table:table-cell>
          <table:table-cell table:formula="of:=[.H67]-[.J67]" office:value-type="float" office:value="0" calcext:value-type="float">
            <text:p>0</text:p>
          </table:table-cell>
          <table:table-cell table:formula="of:=([.I67] - ([.J67]*14))-[.G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8]*100" office:value-type="float" office:value="5000" calcext:value-type="float">
            <text:p>5000</text:p>
          </table:table-cell>
          <table:table-cell table:formula="of:=[.B6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68]*(10^9)*[.E68]/8)/[.D68])" office:value-type="float" office:value="48828125" calcext:value-type="float">
            <text:p>48828125</text:p>
          </table:table-cell>
          <table:table-cell table:formula="of:=(MIN(MAX([.D68];64); 1518)- 18) *[.F68]" office:value-type="float" office:value="5371093750" calcext:value-type="float">
            <text:p>5371093750</text:p>
          </table:table-cell>
          <table:table-cell table:formula="of:=[.F6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765472954" calcext:value-type="float">
            <text:p>1765472954</text:p>
          </table:table-cell>
          <table:table-cell office:value-type="float" office:value="16049716" calcext:value-type="float">
            <text:p>16049716</text:p>
          </table:table-cell>
          <table:table-cell table:formula="of:=[.G68]-[.K68]" office:value-type="float" office:value="3605620796" calcext:value-type="float">
            <text:p>3605620796</text:p>
          </table:table-cell>
          <table:table-cell table:formula="of:=[.H68]-[.L68]" office:value-type="float" office:value="32778409" calcext:value-type="float">
            <text:p>32778409</text:p>
          </table:table-cell>
          <table:table-cell table:formula="of:=([.M68]/[.G68])*100" office:value-type="float" office:value="67.1301035473455" calcext:value-type="float">
            <text:p>67.1301035473455</text:p>
          </table:table-cell>
          <table:table-cell table:formula="of:=100*([.N68]/[.H68])" office:value-type="float" office:value="67.130181632" calcext:value-type="float">
            <text:p>67.130181632</text:p>
          </table:table-cell>
          <table:table-cell/>
          <table:table-cell table:formula="of:=[.O68]-[.P68]" office:value-type="float" office:value="-0.0000780846545467284" calcext:value-type="float">
            <text:p>-7.80846545467284E-05</text:p>
          </table:table-cell>
          <table:table-cell table:formula="of:=[.H68]-[.J68]" office:value-type="float" office:value="0" calcext:value-type="float">
            <text:p>0</text:p>
          </table:table-cell>
          <table:table-cell table:formula="of:=([.I68] - ([.J68]*14))-[.G6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*100" office:value-type="float" office:value="5000" calcext:value-type="float">
            <text:p>5000</text:p>
          </table:table-cell>
          <table:table-cell table:formula="of:=[.B6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9]*(10^9)*[.E69]/8)/[.D69])" office:value-type="float" office:value="24414063" calcext:value-type="float">
            <text:p>24414063</text:p>
          </table:table-cell>
          <table:table-cell table:formula="of:=(MIN(MAX([.D69];64); 1518)- 18) *[.F69]" office:value-type="float" office:value="5810546994" calcext:value-type="float">
            <text:p>5810546994</text:p>
          </table:table-cell>
          <table:table-cell table:formula="of:=[.F6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3613561182" calcext:value-type="float">
            <text:p>3613561182</text:p>
          </table:table-cell>
          <table:table-cell office:value-type="float" office:value="15183211" calcext:value-type="float">
            <text:p>15183211</text:p>
          </table:table-cell>
          <table:table-cell table:formula="of:=[.G69]-[.K69]" office:value-type="float" office:value="2196985812" calcext:value-type="float">
            <text:p>2196985812</text:p>
          </table:table-cell>
          <table:table-cell table:formula="of:=[.H69]-[.L69]" office:value-type="float" office:value="9230852" calcext:value-type="float">
            <text:p>9230852</text:p>
          </table:table-cell>
          <table:table-cell table:formula="of:=([.M69]/[.G69])*100" office:value-type="float" office:value="37.8103096708213" calcext:value-type="float">
            <text:p>37.8103096708213</text:p>
          </table:table-cell>
          <table:table-cell table:formula="of:=100*([.N69]/[.H69])" office:value-type="float" office:value="37.80956901766" calcext:value-type="float">
            <text:p>37.80956901766</text:p>
          </table:table-cell>
          <table:table-cell/>
          <table:table-cell table:formula="of:=[.O69]-[.P69]" office:value-type="float" office:value="0.000740653161301452" calcext:value-type="float">
            <text:p>0.000740653161301</text:p>
          </table:table-cell>
          <table:table-cell table:formula="of:=[.H69]-[.J69]" office:value-type="float" office:value="0" calcext:value-type="float">
            <text:p>0</text:p>
          </table:table-cell>
          <table:table-cell table:formula="of:=([.I69] - ([.J69]*14))-[.G6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0]*100" office:value-type="float" office:value="5000" calcext:value-type="float">
            <text:p>5000</text:p>
          </table:table-cell>
          <table:table-cell table:formula="of:=[.B7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0]*(10^9)*[.E70]/8)/[.D70])" office:value-type="float" office:value="12207032" calcext:value-type="float">
            <text:p>12207032</text:p>
          </table:table-cell>
          <table:table-cell table:formula="of:=(MIN(MAX([.D70];64); 1518)- 18) *[.F70]" office:value-type="float" office:value="6030273808" calcext:value-type="float">
            <text:p>6030273808</text:p>
          </table:table-cell>
          <table:table-cell table:formula="of:=[.F7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4689265586" calcext:value-type="float">
            <text:p>4689265586</text:p>
          </table:table-cell>
          <table:table-cell office:value-type="float" office:value="9492761" calcext:value-type="float">
            <text:p>9492761</text:p>
          </table:table-cell>
          <table:table-cell table:formula="of:=[.G70]-[.K70]" office:value-type="float" office:value="1341008222" calcext:value-type="float">
            <text:p>1341008222</text:p>
          </table:table-cell>
          <table:table-cell table:formula="of:=[.H70]-[.L70]" office:value-type="float" office:value="2714271" calcext:value-type="float">
            <text:p>2714271</text:p>
          </table:table-cell>
          <table:table-cell table:formula="of:=([.M70]/[.G70])*100" office:value-type="float" office:value="22.2379325499443" calcext:value-type="float">
            <text:p>22.2379325499443</text:p>
          </table:table-cell>
          <table:table-cell table:formula="of:=100*([.N70]/[.H70])" office:value-type="float" office:value="22.2353066658628" calcext:value-type="float">
            <text:p>22.2353066658628</text:p>
          </table:table-cell>
          <table:table-cell/>
          <table:table-cell table:formula="of:=[.O70]-[.P70]" office:value-type="float" office:value="0.00262588408158138" calcext:value-type="float">
            <text:p>0.002625884081581</text:p>
          </table:table-cell>
          <table:table-cell table:formula="of:=[.H70]-[.J70]" office:value-type="float" office:value="0" calcext:value-type="float">
            <text:p>0</text:p>
          </table:table-cell>
          <table:table-cell table:formula="of:=([.I70] - ([.J70]*14))-[.G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1]*100" office:value-type="float" office:value="5000" calcext:value-type="float">
            <text:p>5000</text:p>
          </table:table-cell>
          <table:table-cell table:formula="of:=[.B7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1]*(10^9)*[.E71]/8)/[.D71])" office:value-type="float" office:value="6103516" calcext:value-type="float">
            <text:p>6103516</text:p>
          </table:table-cell>
          <table:table-cell table:formula="of:=(MIN(MAX([.D71];64); 1518)- 18) *[.F71]" office:value-type="float" office:value="6140137096" calcext:value-type="float">
            <text:p>6140137096</text:p>
          </table:table-cell>
          <table:table-cell table:formula="of:=[.F7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7318688" calcext:value-type="float">
            <text:p>6137318688</text:p>
          </table:table-cell>
          <table:table-cell office:value-type="float" office:value="6101120" calcext:value-type="float">
            <text:p>6101120</text:p>
          </table:table-cell>
          <table:table-cell table:formula="of:=[.G71]-[.K71]" office:value-type="float" office:value="2818408" calcext:value-type="float">
            <text:p>2818408</text:p>
          </table:table-cell>
          <table:table-cell table:formula="of:=[.H71]-[.L71]" office:value-type="float" office:value="2396" calcext:value-type="float">
            <text:p>2396</text:p>
          </table:table-cell>
          <table:table-cell table:formula="of:=([.M71]/[.G71])*100" office:value-type="float" office:value="0.0459013855217672" calcext:value-type="float">
            <text:p>0.045901385521767</text:p>
          </table:table-cell>
          <table:table-cell table:formula="of:=100*([.N71]/[.H71])" office:value-type="float" office:value="0.0392560615881076" calcext:value-type="float">
            <text:p>0.039256061588108</text:p>
          </table:table-cell>
          <table:table-cell/>
          <table:table-cell table:formula="of:=[.O71]-[.P71]" office:value-type="float" office:value="0.0066453239336596" calcext:value-type="float">
            <text:p>0.00664532393366</text:p>
          </table:table-cell>
          <table:table-cell table:formula="of:=[.H71]-[.J71]" office:value-type="float" office:value="0" calcext:value-type="float">
            <text:p>0</text:p>
          </table:table-cell>
          <table:table-cell table:formula="of:=([.I71] - ([.J71]*14))-[.G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]*100" office:value-type="float" office:value="7500" calcext:value-type="float">
            <text:p>7500</text:p>
          </table:table-cell>
          <table:table-cell table:formula="of:=[.B7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3]*(10^9)*[.E73]/8)/[.D73])" office:value-type="float" office:value="146484375" calcext:value-type="float">
            <text:p>146484375</text:p>
          </table:table-cell>
          <table:table-cell table:formula="of:=(MIN(MAX([.D73];64); 1518)- 18) *[.F73]" office:value-type="float" office:value="6738281250" calcext:value-type="float">
            <text:p>6738281250</text:p>
          </table:table-cell>
          <table:table-cell table:formula="of:=[.F73]" office:value-type="float" office:value="146484375" calcext:value-type="float">
            <text:p>146484375</text:p>
          </table:table-cell>
          <table:table-cell office:value-type="string" calcext:value-type="string">
            <text:p>#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822769726" calcext:value-type="float">
            <text:p>822769726</text:p>
          </table:table-cell>
          <table:table-cell office:value-type="float" office:value="17885640" calcext:value-type="float">
            <text:p>17885640</text:p>
          </table:table-cell>
          <table:table-cell table:formula="of:=[.G73]-[.K73]" office:value-type="float" office:value="5915511524" calcext:value-type="float">
            <text:p>5915511524</text:p>
          </table:table-cell>
          <table:table-cell table:formula="of:=[.H73]-[.L73]" office:value-type="float" office:value="128598735" calcext:value-type="float">
            <text:p>128598735</text:p>
          </table:table-cell>
          <table:table-cell table:formula="of:=([.M73]/[.G73])*100" office:value-type="float" office:value="87.7896202982029" calcext:value-type="float">
            <text:p>87.7896202982029</text:p>
          </table:table-cell>
          <table:table-cell table:formula="of:=100*([.N73]/[.H73])" office:value-type="float" office:value="87.79006976" calcext:value-type="float">
            <text:p>87.79006976</text:p>
          </table:table-cell>
          <table:table-cell/>
          <table:table-cell table:formula="of:=[.O73]-[.P73]" office:value-type="float" office:value="-0.000449461797103368" calcext:value-type="float">
            <text:p>-0.000449461797103</text:p>
          </table:table-cell>
          <table:table-cell table:formula="of:=[.H73]-[.J73]" office:value-type="float" office:value="0" calcext:value-type="float">
            <text:p>0</text:p>
          </table:table-cell>
          <table:table-cell table:formula="of:=([.I73] - ([.J73]*14))-[.G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]*100" office:value-type="float" office:value="7500" calcext:value-type="float">
            <text:p>7500</text:p>
          </table:table-cell>
          <table:table-cell table:formula="of:=[.B7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74]*(10^9)*[.E74]/8)/[.D74])" office:value-type="float" office:value="73242188" calcext:value-type="float">
            <text:p>73242188</text:p>
          </table:table-cell>
          <table:table-cell table:formula="of:=(MIN(MAX([.D74];64); 1518)- 18) *[.F74]" office:value-type="float" office:value="8056640680" calcext:value-type="float">
            <text:p>8056640680</text:p>
          </table:table-cell>
          <table:table-cell table:formula="of:=[.F7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724281942" calcext:value-type="float">
            <text:p>1724281942</text:p>
          </table:table-cell>
          <table:table-cell office:value-type="float" office:value="15675233" calcext:value-type="float">
            <text:p>15675233</text:p>
          </table:table-cell>
          <table:table-cell table:formula="of:=[.G74]-[.K74]" office:value-type="float" office:value="6332358738" calcext:value-type="float">
            <text:p>6332358738</text:p>
          </table:table-cell>
          <table:table-cell table:formula="of:=[.H74]-[.L74]" office:value-type="float" office:value="57566955" calcext:value-type="float">
            <text:p>57566955</text:p>
          </table:table-cell>
          <table:table-cell table:formula="of:=([.M74]/[.G74])*100" office:value-type="float" office:value="78.5980036781285" calcext:value-type="float">
            <text:p>78.5980036781285</text:p>
          </table:table-cell>
          <table:table-cell table:formula="of:=100*([.N74]/[.H74])" office:value-type="float" office:value="78.5980820234371" calcext:value-type="float">
            <text:p>78.5980820234371</text:p>
          </table:table-cell>
          <table:table-cell/>
          <table:table-cell table:formula="of:=[.O74]-[.P74]" office:value-type="float" office:value="-0.0000783453085517749" calcext:value-type="float">
            <text:p>-7.83453085517749E-05</text:p>
          </table:table-cell>
          <table:table-cell table:formula="of:=[.H74]-[.J74]" office:value-type="float" office:value="0" calcext:value-type="float">
            <text:p>0</text:p>
          </table:table-cell>
          <table:table-cell table:formula="of:=([.I74] - ([.J74]*14))-[.G7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100" office:value-type="float" office:value="7500" calcext:value-type="float">
            <text:p>7500</text:p>
          </table:table-cell>
          <table:table-cell table:formula="of:=[.B7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75]*(10^9)*[.E75]/8)/[.D75])" office:value-type="float" office:value="36621094" calcext:value-type="float">
            <text:p>36621094</text:p>
          </table:table-cell>
          <table:table-cell table:formula="of:=(MIN(MAX([.D75];64); 1518)- 18) *[.F75]" office:value-type="float" office:value="8715820372" calcext:value-type="float">
            <text:p>8715820372</text:p>
          </table:table-cell>
          <table:table-cell table:formula="of:=[.F7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3505232628" calcext:value-type="float">
            <text:p>3505232628</text:p>
          </table:table-cell>
          <table:table-cell office:value-type="float" office:value="14728000" calcext:value-type="float">
            <text:p>14728000</text:p>
          </table:table-cell>
          <table:table-cell table:formula="of:=[.G75]-[.K75]" office:value-type="float" office:value="5210587744" calcext:value-type="float">
            <text:p>5210587744</text:p>
          </table:table-cell>
          <table:table-cell table:formula="of:=[.H75]-[.L75]" office:value-type="float" office:value="21893094" calcext:value-type="float">
            <text:p>21893094</text:p>
          </table:table-cell>
          <table:table-cell table:formula="of:=([.M75]/[.G75])*100" office:value-type="float" office:value="59.7831015510516" calcext:value-type="float">
            <text:p>59.7831015510516</text:p>
          </table:table-cell>
          <table:table-cell table:formula="of:=100*([.N75]/[.H75])" office:value-type="float" office:value="59.7827416078832" calcext:value-type="float">
            <text:p>59.7827416078832</text:p>
          </table:table-cell>
          <table:table-cell/>
          <table:table-cell table:formula="of:=[.O75]-[.P75]" office:value-type="float" office:value="0.000359943168412258" calcext:value-type="float">
            <text:p>0.000359943168412</text:p>
          </table:table-cell>
          <table:table-cell table:formula="of:=[.H75]-[.J75]" office:value-type="float" office:value="0" calcext:value-type="float">
            <text:p>0</text:p>
          </table:table-cell>
          <table:table-cell table:formula="of:=([.I75] - ([.J75]*14))-[.G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100" office:value-type="float" office:value="7500" calcext:value-type="float">
            <text:p>7500</text:p>
          </table:table-cell>
          <table:table-cell table:formula="of:=[.B7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6]*(10^9)*[.E76]/8)/[.D76])" office:value-type="float" office:value="18310547" calcext:value-type="float">
            <text:p>18310547</text:p>
          </table:table-cell>
          <table:table-cell table:formula="of:=(MIN(MAX([.D76];64); 1518)- 18) *[.F76]" office:value-type="float" office:value="9045410218" calcext:value-type="float">
            <text:p>9045410218</text:p>
          </table:table-cell>
          <table:table-cell table:formula="of:=[.F7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6432777840" calcext:value-type="float">
            <text:p>6432777840</text:p>
          </table:table-cell>
          <table:table-cell office:value-type="float" office:value="13022135" calcext:value-type="float">
            <text:p>13022135</text:p>
          </table:table-cell>
          <table:table-cell table:formula="of:=[.G76]-[.K76]" office:value-type="float" office:value="2612632378" calcext:value-type="float">
            <text:p>2612632378</text:p>
          </table:table-cell>
          <table:table-cell table:formula="of:=[.H76]-[.L76]" office:value-type="float" office:value="5288412" calcext:value-type="float">
            <text:p>5288412</text:p>
          </table:table-cell>
          <table:table-cell table:formula="of:=([.M76]/[.G76])*100" office:value-type="float" office:value="28.8835145674319" calcext:value-type="float">
            <text:p>28.8835145674319</text:p>
          </table:table-cell>
          <table:table-cell table:formula="of:=100*([.N76]/[.H76])" office:value-type="float" office:value="28.8817805388337" calcext:value-type="float">
            <text:p>28.8817805388337</text:p>
          </table:table-cell>
          <table:table-cell/>
          <table:table-cell table:formula="of:=[.O76]-[.P76]" office:value-type="float" office:value="0.00173402859815042" calcext:value-type="float">
            <text:p>0.00173402859815</text:p>
          </table:table-cell>
          <table:table-cell table:formula="of:=[.H76]-[.J76]" office:value-type="float" office:value="0" calcext:value-type="float">
            <text:p>0</text:p>
          </table:table-cell>
          <table:table-cell table:formula="of:=([.I76] - ([.J76]*14))-[.G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100" office:value-type="float" office:value="7500" calcext:value-type="float">
            <text:p>7500</text:p>
          </table:table-cell>
          <table:table-cell table:formula="of:=[.B7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77]*(10^9)*[.E77]/8)/[.D77])" office:value-type="float" office:value="9155274" calcext:value-type="float">
            <text:p>9155274</text:p>
          </table:table-cell>
          <table:table-cell table:formula="of:=(MIN(MAX([.D77];64); 1518)- 18) *[.F77]" office:value-type="float" office:value="9210205644" calcext:value-type="float">
            <text:p>9210205644</text:p>
          </table:table-cell>
          <table:table-cell table:formula="of:=[.F7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168300202" calcext:value-type="float">
            <text:p>9168300202</text:p>
          </table:table-cell>
          <table:table-cell office:value-type="float" office:value="9113993" calcext:value-type="float">
            <text:p>9113993</text:p>
          </table:table-cell>
          <table:table-cell table:formula="of:=[.G77]-[.K77]" office:value-type="float" office:value="41905442" calcext:value-type="float">
            <text:p>41905442</text:p>
          </table:table-cell>
          <table:table-cell table:formula="of:=[.H77]-[.L77]" office:value-type="float" office:value="41281" calcext:value-type="float">
            <text:p>41281</text:p>
          </table:table-cell>
          <table:table-cell table:formula="of:=([.M77]/[.G77])*100" office:value-type="float" office:value="0.45498921109649" calcext:value-type="float">
            <text:p>0.45498921109649</text:p>
          </table:table-cell>
          <table:table-cell table:formula="of:=100*([.N77]/[.H77])" office:value-type="float" office:value="0.450898574963458" calcext:value-type="float">
            <text:p>0.450898574963458</text:p>
          </table:table-cell>
          <table:table-cell/>
          <table:table-cell table:formula="of:=[.O77]-[.P77]" office:value-type="float" office:value="0.00409063613303184" calcext:value-type="float">
            <text:p>0.004090636133032</text:p>
          </table:table-cell>
          <table:table-cell table:formula="of:=[.H77]-[.J77]" office:value-type="float" office:value="0" calcext:value-type="float">
            <text:p>0</text:p>
          </table:table-cell>
          <table:table-cell table:formula="of:=([.I77] - ([.J77]*14))-[.G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9]*100" office:value-type="float" office:value="10000" calcext:value-type="float">
            <text:p>10000</text:p>
          </table:table-cell>
          <table:table-cell table:formula="of:=[.B7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79]*(10^9)*[.E79]/8)/[.D79])" office:value-type="float" office:value="195312500" calcext:value-type="float">
            <text:p>195312500</text:p>
          </table:table-cell>
          <table:table-cell table:formula="of:=(MIN(MAX([.D79];64); 1518)- 18) *[.F79]" office:value-type="float" office:value="8984375000" calcext:value-type="float">
            <text:p>8984375000</text:p>
          </table:table-cell>
          <table:table-cell table:formula="of:=[.F7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22621726" calcext:value-type="float">
            <text:p>822621726</text:p>
          </table:table-cell>
          <table:table-cell office:value-type="float" office:value="17882812" calcext:value-type="float">
            <text:p>17882812</text:p>
          </table:table-cell>
          <table:table-cell table:formula="of:=[.G79]-[.K79]" office:value-type="float" office:value="8161753274" calcext:value-type="float">
            <text:p>8161753274</text:p>
          </table:table-cell>
          <table:table-cell table:formula="of:=[.H79]-[.L79]" office:value-type="float" office:value="177429688" calcext:value-type="float">
            <text:p>177429688</text:p>
          </table:table-cell>
          <table:table-cell table:formula="of:=([.M79]/[.G79])*100" office:value-type="float" office:value="90.843862528" calcext:value-type="float">
            <text:p>90.843862528</text:p>
          </table:table-cell>
          <table:table-cell table:formula="of:=100*([.N79]/[.H79])" office:value-type="float" office:value="90.844000256" calcext:value-type="float">
            <text:p>90.844000256</text:p>
          </table:table-cell>
          <table:table-cell/>
          <table:table-cell table:formula="of:=[.O79]-[.P79]" office:value-type="float" office:value="-0.00013772799999856" calcext:value-type="float">
            <text:p>-0.000137727999999</text:p>
          </table:table-cell>
          <table:table-cell table:formula="of:=[.H79]-[.J79]" office:value-type="float" office:value="0" calcext:value-type="float">
            <text:p>0</text:p>
          </table:table-cell>
          <table:table-cell table:formula="of:=([.I79] - ([.J79]*14))-[.G7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0]*100" office:value-type="float" office:value="10000" calcext:value-type="float">
            <text:p>10000</text:p>
          </table:table-cell>
          <table:table-cell table:formula="of:=[.B8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80]*(10^9)*[.E80]/8)/[.D80])" office:value-type="float" office:value="97656250" calcext:value-type="float">
            <text:p>97656250</text:p>
          </table:table-cell>
          <table:table-cell table:formula="of:=(MIN(MAX([.D80];64); 1518)- 18) *[.F80]" office:value-type="float" office:value="10742187500" calcext:value-type="float">
            <text:p>10742187500</text:p>
          </table:table-cell>
          <table:table-cell table:formula="of:=[.F8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724870293" calcext:value-type="float">
            <text:p>1724870293</text:p>
          </table:table-cell>
          <table:table-cell office:value-type="float" office:value="15679948" calcext:value-type="float">
            <text:p>15679948</text:p>
          </table:table-cell>
          <table:table-cell table:formula="of:=[.G80]-[.K80]" office:value-type="float" office:value="9017317207" calcext:value-type="float">
            <text:p>9017317207</text:p>
          </table:table-cell>
          <table:table-cell table:formula="of:=[.H80]-[.L80]" office:value-type="float" office:value="81976302" calcext:value-type="float">
            <text:p>81976302</text:p>
          </table:table-cell>
          <table:table-cell table:formula="of:=([.M80]/[.G80])*100" office:value-type="float" office:value="83.9430256360727" calcext:value-type="float">
            <text:p>83.9430256360727</text:p>
          </table:table-cell>
          <table:table-cell table:formula="of:=100*([.N80]/[.H80])" office:value-type="float" office:value="83.943733248" calcext:value-type="float">
            <text:p>83.943733248</text:p>
          </table:table-cell>
          <table:table-cell/>
          <table:table-cell table:formula="of:=[.O80]-[.P80]" office:value-type="float" office:value="-0.000707611927268204" calcext:value-type="float">
            <text:p>-0.000707611927268</text:p>
          </table:table-cell>
          <table:table-cell table:formula="of:=[.H80]-[.J80]" office:value-type="float" office:value="0" calcext:value-type="float">
            <text:p>0</text:p>
          </table:table-cell>
          <table:table-cell table:formula="of:=([.I80] - ([.J80]*14))-[.G8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*100" office:value-type="float" office:value="10000" calcext:value-type="float">
            <text:p>10000</text:p>
          </table:table-cell>
          <table:table-cell table:formula="of:=[.B8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81]*(10^9)*[.E81]/8)/[.D81])" office:value-type="float" office:value="48828125" calcext:value-type="float">
            <text:p>48828125</text:p>
          </table:table-cell>
          <table:table-cell table:formula="of:=(MIN(MAX([.D81];64); 1518)- 18) *[.F81]" office:value-type="float" office:value="11621093750" calcext:value-type="float">
            <text:p>11621093750</text:p>
          </table:table-cell>
          <table:table-cell table:formula="of:=[.F8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447800632" calcext:value-type="float">
            <text:p>3447800632</text:p>
          </table:table-cell>
          <table:table-cell office:value-type="float" office:value="14486661" calcext:value-type="float">
            <text:p>14486661</text:p>
          </table:table-cell>
          <table:table-cell table:formula="of:=[.G81]-[.K81]" office:value-type="float" office:value="8173293118" calcext:value-type="float">
            <text:p>8173293118</text:p>
          </table:table-cell>
          <table:table-cell table:formula="of:=[.H81]-[.L81]" office:value-type="float" office:value="34341464" calcext:value-type="float">
            <text:p>34341464</text:p>
          </table:table-cell>
          <table:table-cell table:formula="of:=([.M81]/[.G81])*100" office:value-type="float" office:value="70.3315306960672" calcext:value-type="float">
            <text:p>70.3315306960672</text:p>
          </table:table-cell>
          <table:table-cell table:formula="of:=100*([.N81]/[.H81])" office:value-type="float" office:value="70.331318272" calcext:value-type="float">
            <text:p>70.331318272</text:p>
          </table:table-cell>
          <table:table-cell/>
          <table:table-cell table:formula="of:=[.O81]-[.P81]" office:value-type="float" office:value="0.000212424067214556" calcext:value-type="float">
            <text:p>0.000212424067215</text:p>
          </table:table-cell>
          <table:table-cell table:formula="of:=[.H81]-[.J81]" office:value-type="float" office:value="0" calcext:value-type="float">
            <text:p>0</text:p>
          </table:table-cell>
          <table:table-cell table:formula="of:=([.I81] - ([.J81]*14))-[.G8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]*100" office:value-type="float" office:value="10000" calcext:value-type="float">
            <text:p>10000</text:p>
          </table:table-cell>
          <table:table-cell table:formula="of:=[.B8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82]*(10^9)*[.E82]/8)/[.D82])" office:value-type="float" office:value="24414063" calcext:value-type="float">
            <text:p>24414063</text:p>
          </table:table-cell>
          <table:table-cell table:formula="of:=(MIN(MAX([.D82];64); 1518)- 18) *[.F82]" office:value-type="float" office:value="12060547122" calcext:value-type="float">
            <text:p>12060547122</text:p>
          </table:table-cell>
          <table:table-cell table:formula="of:=[.F8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343245138" calcext:value-type="float">
            <text:p>6343245138</text:p>
          </table:table-cell>
          <table:table-cell office:value-type="float" office:value="12840859" calcext:value-type="float">
            <text:p>12840859</text:p>
          </table:table-cell>
          <table:table-cell table:formula="of:=[.G82]-[.K82]" office:value-type="float" office:value="5717301984" calcext:value-type="float">
            <text:p>5717301984</text:p>
          </table:table-cell>
          <table:table-cell table:formula="of:=[.H82]-[.L82]" office:value-type="float" office:value="11573204" calcext:value-type="float">
            <text:p>11573204</text:p>
          </table:table-cell>
          <table:table-cell table:formula="of:=([.M82]/[.G82])*100" office:value-type="float" office:value="47.4049968559959" calcext:value-type="float">
            <text:p>47.4049968559959</text:p>
          </table:table-cell>
          <table:table-cell table:formula="of:=100*([.N82]/[.H82])" office:value-type="float" office:value="47.4038426131693" calcext:value-type="float">
            <text:p>47.4038426131693</text:p>
          </table:table-cell>
          <table:table-cell/>
          <table:table-cell table:formula="of:=[.O82]-[.P82]" office:value-type="float" office:value="0.00115424282656562" calcext:value-type="float">
            <text:p>0.001154242826566</text:p>
          </table:table-cell>
          <table:table-cell table:formula="of:=[.H82]-[.J82]" office:value-type="float" office:value="0" calcext:value-type="float">
            <text:p>0</text:p>
          </table:table-cell>
          <table:table-cell table:formula="of:=([.I82] - ([.J82]*14))-[.G8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3]*100" office:value-type="float" office:value="10000" calcext:value-type="float">
            <text:p>10000</text:p>
          </table:table-cell>
          <table:table-cell table:formula="of:=[.B8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3]*(10^9)*[.E83]/8)/[.D83])" office:value-type="float" office:value="12207032" calcext:value-type="float">
            <text:p>12207032</text:p>
          </table:table-cell>
          <table:table-cell table:formula="of:=(MIN(MAX([.D83];64); 1518)- 18) *[.F83]" office:value-type="float" office:value="12280274192" calcext:value-type="float">
            <text:p>12280274192</text:p>
          </table:table-cell>
          <table:table-cell table:formula="of:=[.F8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9149438450" calcext:value-type="float">
            <text:p>9149438450</text:p>
          </table:table-cell>
          <table:table-cell office:value-type="float" office:value="9095231" calcext:value-type="float">
            <text:p>9095231</text:p>
          </table:table-cell>
          <table:table-cell table:formula="of:=[.G83]-[.K83]" office:value-type="float" office:value="3130835742" calcext:value-type="float">
            <text:p>3130835742</text:p>
          </table:table-cell>
          <table:table-cell table:formula="of:=[.H83]-[.L83]" office:value-type="float" office:value="3111801" calcext:value-type="float">
            <text:p>3111801</text:p>
          </table:table-cell>
          <table:table-cell table:formula="of:=([.M83]/[.G83])*100" office:value-type="float" office:value="25.494835807816" calcext:value-type="float">
            <text:p>25.494835807816</text:p>
          </table:table-cell>
          <table:table-cell table:formula="of:=100*([.N83]/[.H83])" office:value-type="float" office:value="25.4918722257794" calcext:value-type="float">
            <text:p>25.4918722257794</text:p>
          </table:table-cell>
          <table:table-cell/>
          <table:table-cell table:formula="of:=[.O83]-[.P83]" office:value-type="float" office:value="0.00296358203660319" calcext:value-type="float">
            <text:p>0.002963582036603</text:p>
          </table:table-cell>
          <table:table-cell table:formula="of:=[.H83]-[.J83]" office:value-type="float" office:value="0" calcext:value-type="float">
            <text:p>0</text:p>
          </table:table-cell>
          <table:table-cell table:formula="of:=([.I83] - ([.J83]*14))-[.G83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]*100" office:value-type="float" office:value="100" calcext:value-type="float">
            <text:p>100</text:p>
          </table:table-cell>
          <table:table-cell table:formula="of:=[.B89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89]*(10^9)*[.E89]/8)/[.D89])" office:value-type="float" office:value="1953125" calcext:value-type="float">
            <text:p>1953125</text:p>
          </table:table-cell>
          <table:table-cell table:formula="of:=([.D89] - 4) *[.F89]" office:value-type="float" office:value="117187500" calcext:value-type="float">
            <text:p>117187500</text:p>
          </table:table-cell>
          <table:table-cell table:formula="of:=[.F89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89]-[.K89]" office:value-type="float" office:value="0" calcext:value-type="float">
            <text:p>0</text:p>
          </table:table-cell>
          <table:table-cell table:formula="of:=[.H89]-[.L89]" office:value-type="float" office:value="0" calcext:value-type="float">
            <text:p>0</text:p>
          </table:table-cell>
          <table:table-cell table:formula="of:=([.M89]/[.G89])*100" office:value-type="float" office:value="0" calcext:value-type="float">
            <text:p>0</text:p>
          </table:table-cell>
          <table:table-cell table:formula="of:=100*([.N89]/[.H89])" office:value-type="float" office:value="0" calcext:value-type="float">
            <text:p>0</text:p>
          </table:table-cell>
          <table:table-cell/>
          <table:table-cell table:formula="of:=[.O89]-[.P89]" office:value-type="float" office:value="0" calcext:value-type="float">
            <text:p>0</text:p>
          </table:table-cell>
          <table:table-cell table:formula="of:=[.H89]-[.J89]" office:value-type="float" office:value="0" calcext:value-type="float">
            <text:p>0</text:p>
          </table:table-cell>
          <table:table-cell table:formula="of:=[.I89] - [.G8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]*100" office:value-type="float" office:value="100" calcext:value-type="float">
            <text:p>100</text:p>
          </table:table-cell>
          <table:table-cell table:formula="of:=[.B90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0]*(10^9)*[.E90]/8)/[.D90])" office:value-type="float" office:value="976563" calcext:value-type="float">
            <text:p>976563</text:p>
          </table:table-cell>
          <table:table-cell table:formula="of:=([.D90] - 4) *[.F90]" office:value-type="float" office:value="121093812" calcext:value-type="float">
            <text:p>121093812</text:p>
          </table:table-cell>
          <table:table-cell table:formula="of:=[.F90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table:formula="of:=[.G90]-[.K90]" office:value-type="float" office:value="0" calcext:value-type="float">
            <text:p>0</text:p>
          </table:table-cell>
          <table:table-cell table:formula="of:=[.H90]-[.L90]" office:value-type="float" office:value="0" calcext:value-type="float">
            <text:p>0</text:p>
          </table:table-cell>
          <table:table-cell table:formula="of:=([.M90]/[.G90])*100" office:value-type="float" office:value="0" calcext:value-type="float">
            <text:p>0</text:p>
          </table:table-cell>
          <table:table-cell table:formula="of:=100*([.N90]/[.H90])" office:value-type="float" office:value="0" calcext:value-type="float">
            <text:p>0</text:p>
          </table:table-cell>
          <table:table-cell/>
          <table:table-cell table:formula="of:=[.O90]-[.P90]" office:value-type="float" office:value="0" calcext:value-type="float">
            <text:p>0</text:p>
          </table:table-cell>
          <table:table-cell table:formula="of:=[.H90]-[.J90]" office:value-type="float" office:value="0" calcext:value-type="float">
            <text:p>0</text:p>
          </table:table-cell>
          <table:table-cell table:formula="of:=[.I90] - [.G9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]*100" office:value-type="float" office:value="100" calcext:value-type="float">
            <text:p>100</text:p>
          </table:table-cell>
          <table:table-cell table:formula="of:=[.B91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1]*(10^9)*[.E91]/8)/[.D91])" office:value-type="float" office:value="488282" calcext:value-type="float">
            <text:p>488282</text:p>
          </table:table-cell>
          <table:table-cell table:formula="of:=([.D91] - 4) *[.F91]" office:value-type="float" office:value="123047064" calcext:value-type="float">
            <text:p>123047064</text:p>
          </table:table-cell>
          <table:table-cell table:formula="of:=[.F91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table:formula="of:=[.G91]-[.K91]" office:value-type="float" office:value="0" calcext:value-type="float">
            <text:p>0</text:p>
          </table:table-cell>
          <table:table-cell table:formula="of:=[.H91]-[.L91]" office:value-type="float" office:value="0" calcext:value-type="float">
            <text:p>0</text:p>
          </table:table-cell>
          <table:table-cell table:formula="of:=([.M91]/[.G91])*100" office:value-type="float" office:value="0" calcext:value-type="float">
            <text:p>0</text:p>
          </table:table-cell>
          <table:table-cell table:formula="of:=100*([.N91]/[.H91])" office:value-type="float" office:value="0" calcext:value-type="float">
            <text:p>0</text:p>
          </table:table-cell>
          <table:table-cell/>
          <table:table-cell table:formula="of:=[.O91]-[.P91]" office:value-type="float" office:value="0" calcext:value-type="float">
            <text:p>0</text:p>
          </table:table-cell>
          <table:table-cell table:formula="of:=[.H91]-[.J91]" office:value-type="float" office:value="0" calcext:value-type="float">
            <text:p>0</text:p>
          </table:table-cell>
          <table:table-cell table:formula="of:=[.I91] - [.G9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]*100" office:value-type="float" office:value="100" calcext:value-type="float">
            <text:p>100</text:p>
          </table:table-cell>
          <table:table-cell table:formula="of:=[.B92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2]*(10^9)*[.E92]/8)/[.D92])" office:value-type="float" office:value="244141" calcext:value-type="float">
            <text:p>244141</text:p>
          </table:table-cell>
          <table:table-cell table:formula="of:=([.D92] - 4) *[.F92]" office:value-type="float" office:value="124023628" calcext:value-type="float">
            <text:p>124023628</text:p>
          </table:table-cell>
          <table:table-cell table:formula="of:=[.F92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table:formula="of:=[.G92]-[.K92]" office:value-type="float" office:value="0" calcext:value-type="float">
            <text:p>0</text:p>
          </table:table-cell>
          <table:table-cell table:formula="of:=[.H92]-[.L92]" office:value-type="float" office:value="0" calcext:value-type="float">
            <text:p>0</text:p>
          </table:table-cell>
          <table:table-cell table:formula="of:=([.M92]/[.G92])*100" office:value-type="float" office:value="0" calcext:value-type="float">
            <text:p>0</text:p>
          </table:table-cell>
          <table:table-cell table:formula="of:=100*([.N92]/[.H92])" office:value-type="float" office:value="0" calcext:value-type="float">
            <text:p>0</text:p>
          </table:table-cell>
          <table:table-cell/>
          <table:table-cell table:formula="of:=[.O92]-[.P92]" office:value-type="float" office:value="0" calcext:value-type="float">
            <text:p>0</text:p>
          </table:table-cell>
          <table:table-cell table:formula="of:=[.H92]-[.J92]" office:value-type="float" office:value="0" calcext:value-type="float">
            <text:p>0</text:p>
          </table:table-cell>
          <table:table-cell table:formula="of:=[.I92] - [.G9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]*100" office:value-type="float" office:value="100" calcext:value-type="float">
            <text:p>100</text:p>
          </table:table-cell>
          <table:table-cell table:formula="of:=[.B93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3]*(10^9)*[.E93]/8)/[.D93])" office:value-type="float" office:value="122071" calcext:value-type="float">
            <text:p>122071</text:p>
          </table:table-cell>
          <table:table-cell table:formula="of:=([.D93] - 4) *[.F93]" office:value-type="float" office:value="124512420" calcext:value-type="float">
            <text:p>124512420</text:p>
          </table:table-cell>
          <table:table-cell table:formula="of:=[.F93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table:formula="of:=[.G93]-[.K93]" office:value-type="float" office:value="0" calcext:value-type="float">
            <text:p>0</text:p>
          </table:table-cell>
          <table:table-cell table:formula="of:=[.H93]-[.L93]" office:value-type="float" office:value="0" calcext:value-type="float">
            <text:p>0</text:p>
          </table:table-cell>
          <table:table-cell table:formula="of:=([.M93]/[.G93])*100" office:value-type="float" office:value="0" calcext:value-type="float">
            <text:p>0</text:p>
          </table:table-cell>
          <table:table-cell table:formula="of:=100*([.N93]/[.H93])" office:value-type="float" office:value="0" calcext:value-type="float">
            <text:p>0</text:p>
          </table:table-cell>
          <table:table-cell/>
          <table:table-cell table:formula="of:=[.O93]-[.P93]" office:value-type="float" office:value="0" calcext:value-type="float">
            <text:p>0</text:p>
          </table:table-cell>
          <table:table-cell table:formula="of:=[.H93]-[.J93]" office:value-type="float" office:value="0" calcext:value-type="float">
            <text:p>0</text:p>
          </table:table-cell>
          <table:table-cell table:formula="of:=[.I93] - [.G9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*100" office:value-type="float" office:value="1000" calcext:value-type="float">
            <text:p>1000</text:p>
          </table:table-cell>
          <table:table-cell table:formula="of:=[.B95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95]*(10^9)*[.E95]/8)/[.D95])" office:value-type="float" office:value="19531250" calcext:value-type="float">
            <text:p>19531250</text:p>
          </table:table-cell>
          <table:table-cell table:formula="of:=([.D95] - 4) *[.F95]" office:value-type="float" office:value="1171875000" calcext:value-type="float">
            <text:p>1171875000</text:p>
          </table:table-cell>
          <table:table-cell table:formula="of:=[.F95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table:formula="of:=[.G95]-[.K95]" office:value-type="float" office:value="0" calcext:value-type="float">
            <text:p>0</text:p>
          </table:table-cell>
          <table:table-cell table:formula="of:=[.H95]-[.L95]" office:value-type="float" office:value="0" calcext:value-type="float">
            <text:p>0</text:p>
          </table:table-cell>
          <table:table-cell table:formula="of:=([.M95]/[.G95])*100" office:value-type="float" office:value="0" calcext:value-type="float">
            <text:p>0</text:p>
          </table:table-cell>
          <table:table-cell table:formula="of:=100*([.N95]/[.H95])" office:value-type="float" office:value="0" calcext:value-type="float">
            <text:p>0</text:p>
          </table:table-cell>
          <table:table-cell/>
          <table:table-cell table:formula="of:=[.O95]-[.P95]" office:value-type="float" office:value="0" calcext:value-type="float">
            <text:p>0</text:p>
          </table:table-cell>
          <table:table-cell table:formula="of:=[.H95]-[.J95]" office:value-type="float" office:value="0" calcext:value-type="float">
            <text:p>0</text:p>
          </table:table-cell>
          <table:table-cell table:formula="of:=[.I95] - [.G9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*100" office:value-type="float" office:value="1000" calcext:value-type="float">
            <text:p>1000</text:p>
          </table:table-cell>
          <table:table-cell table:formula="of:=[.B96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96]*(10^9)*[.E96]/8)/[.D96])" office:value-type="float" office:value="9765625" calcext:value-type="float">
            <text:p>9765625</text:p>
          </table:table-cell>
          <table:table-cell table:formula="of:=([.D96] - 4) *[.F96]" office:value-type="float" office:value="1210937500" calcext:value-type="float">
            <text:p>1210937500</text:p>
          </table:table-cell>
          <table:table-cell table:formula="of:=[.F96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table:formula="of:=[.G96]-[.K96]" office:value-type="float" office:value="0" calcext:value-type="float">
            <text:p>0</text:p>
          </table:table-cell>
          <table:table-cell table:formula="of:=[.H96]-[.L96]" office:value-type="float" office:value="0" calcext:value-type="float">
            <text:p>0</text:p>
          </table:table-cell>
          <table:table-cell table:formula="of:=([.M96]/[.G96])*100" office:value-type="float" office:value="0" calcext:value-type="float">
            <text:p>0</text:p>
          </table:table-cell>
          <table:table-cell table:formula="of:=100*([.N96]/[.H96])" office:value-type="float" office:value="0" calcext:value-type="float">
            <text:p>0</text:p>
          </table:table-cell>
          <table:table-cell/>
          <table:table-cell table:formula="of:=[.O96]-[.P96]" office:value-type="float" office:value="0" calcext:value-type="float">
            <text:p>0</text:p>
          </table:table-cell>
          <table:table-cell table:formula="of:=[.H96]-[.J96]" office:value-type="float" office:value="0" calcext:value-type="float">
            <text:p>0</text:p>
          </table:table-cell>
          <table:table-cell table:formula="of:=[.I96] - [.G9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*100" office:value-type="float" office:value="1000" calcext:value-type="float">
            <text:p>1000</text:p>
          </table:table-cell>
          <table:table-cell table:formula="of:=[.B97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97]*(10^9)*[.E97]/8)/[.D97])" office:value-type="float" office:value="4882813" calcext:value-type="float">
            <text:p>4882813</text:p>
          </table:table-cell>
          <table:table-cell table:formula="of:=([.D97] - 4) *[.F97]" office:value-type="float" office:value="1230468876" calcext:value-type="float">
            <text:p>1230468876</text:p>
          </table:table-cell>
          <table:table-cell table:formula="of:=[.F97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table:formula="of:=[.G97]-[.K97]" office:value-type="float" office:value="0" calcext:value-type="float">
            <text:p>0</text:p>
          </table:table-cell>
          <table:table-cell table:formula="of:=[.H97]-[.L97]" office:value-type="float" office:value="0" calcext:value-type="float">
            <text:p>0</text:p>
          </table:table-cell>
          <table:table-cell table:formula="of:=([.M97]/[.G97])*100" office:value-type="float" office:value="0" calcext:value-type="float">
            <text:p>0</text:p>
          </table:table-cell>
          <table:table-cell table:formula="of:=100*([.N97]/[.H97])" office:value-type="float" office:value="0" calcext:value-type="float">
            <text:p>0</text:p>
          </table:table-cell>
          <table:table-cell/>
          <table:table-cell table:formula="of:=[.O97]-[.P97]" office:value-type="float" office:value="0" calcext:value-type="float">
            <text:p>0</text:p>
          </table:table-cell>
          <table:table-cell table:formula="of:=[.H97]-[.J97]" office:value-type="float" office:value="0" calcext:value-type="float">
            <text:p>0</text:p>
          </table:table-cell>
          <table:table-cell table:formula="of:=[.I97] - [.G9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*100" office:value-type="float" office:value="1000" calcext:value-type="float">
            <text:p>1000</text:p>
          </table:table-cell>
          <table:table-cell table:formula="of:=[.B98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98]*(10^9)*[.E98]/8)/[.D98])" office:value-type="float" office:value="2441407" calcext:value-type="float">
            <text:p>2441407</text:p>
          </table:table-cell>
          <table:table-cell table:formula="of:=([.D98] - 4) *[.F98]" office:value-type="float" office:value="1240234756" calcext:value-type="float">
            <text:p>1240234756</text:p>
          </table:table-cell>
          <table:table-cell table:formula="of:=[.F98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office:value-type="float" office:value="2441407" calcext:value-type="float">
            <text:p>2441407</text:p>
          </table:table-cell>
          <table:table-cell table:formula="of:=[.G98]-[.K98]" office:value-type="float" office:value="0" calcext:value-type="float">
            <text:p>0</text:p>
          </table:table-cell>
          <table:table-cell table:formula="of:=[.H98]-[.L98]" office:value-type="float" office:value="0" calcext:value-type="float">
            <text:p>0</text:p>
          </table:table-cell>
          <table:table-cell table:formula="of:=([.M98]/[.G98])*100" office:value-type="float" office:value="0" calcext:value-type="float">
            <text:p>0</text:p>
          </table:table-cell>
          <table:table-cell table:formula="of:=100*([.N98]/[.H98])" office:value-type="float" office:value="0" calcext:value-type="float">
            <text:p>0</text:p>
          </table:table-cell>
          <table:table-cell/>
          <table:table-cell table:formula="of:=[.O98]-[.P98]" office:value-type="float" office:value="0" calcext:value-type="float">
            <text:p>0</text:p>
          </table:table-cell>
          <table:table-cell table:formula="of:=[.H98]-[.J98]" office:value-type="float" office:value="0" calcext:value-type="float">
            <text:p>0</text:p>
          </table:table-cell>
          <table:table-cell table:formula="of:=[.I98] - [.G9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*100" office:value-type="float" office:value="1000" calcext:value-type="float">
            <text:p>1000</text:p>
          </table:table-cell>
          <table:table-cell table:formula="of:=[.B99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99]*(10^9)*[.E99]/8)/[.D99])" office:value-type="float" office:value="1220704" calcext:value-type="float">
            <text:p>1220704</text:p>
          </table:table-cell>
          <table:table-cell table:formula="of:=([.D99] - 4) *[.F99]" office:value-type="float" office:value="1245118080" calcext:value-type="float">
            <text:p>1245118080</text:p>
          </table:table-cell>
          <table:table-cell table:formula="of:=[.F99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office:value-type="float" office:value="1220704" calcext:value-type="float">
            <text:p>1220704</text:p>
          </table:table-cell>
          <table:table-cell table:formula="of:=[.G99]-[.K99]" office:value-type="float" office:value="0" calcext:value-type="float">
            <text:p>0</text:p>
          </table:table-cell>
          <table:table-cell table:formula="of:=[.H99]-[.L99]" office:value-type="float" office:value="0" calcext:value-type="float">
            <text:p>0</text:p>
          </table:table-cell>
          <table:table-cell table:formula="of:=([.M99]/[.G99])*100" office:value-type="float" office:value="0" calcext:value-type="float">
            <text:p>0</text:p>
          </table:table-cell>
          <table:table-cell table:formula="of:=100*([.N99]/[.H99])" office:value-type="float" office:value="0" calcext:value-type="float">
            <text:p>0</text:p>
          </table:table-cell>
          <table:table-cell/>
          <table:table-cell table:formula="of:=[.O99]-[.P99]" office:value-type="float" office:value="0" calcext:value-type="float">
            <text:p>0</text:p>
          </table:table-cell>
          <table:table-cell table:formula="of:=[.H99]-[.J99]" office:value-type="float" office:value="0" calcext:value-type="float">
            <text:p>0</text:p>
          </table:table-cell>
          <table:table-cell table:formula="of:=[.I99] - [.G9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1]*100" office:value-type="float" office:value="5000" calcext:value-type="float">
            <text:p>5000</text:p>
          </table:table-cell>
          <table:table-cell table:formula="of:=[.B101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1]*(10^9)*[.E101]/8)/[.D101])" office:value-type="float" office:value="97656250" calcext:value-type="float">
            <text:p>97656250</text:p>
          </table:table-cell>
          <table:table-cell table:formula="of:=([.D101] - 4) *[.F101]" office:value-type="float" office:value="5859375000" calcext:value-type="float">
            <text:p>5859375000</text:p>
          </table:table-cell>
          <table:table-cell table:formula="of:=[.F101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50402260" calcext:value-type="float">
            <text:p>1450402260</text:p>
          </table:table-cell>
          <table:table-cell office:value-type="float" office:value="24173371" calcext:value-type="float">
            <text:p>24173371</text:p>
          </table:table-cell>
          <table:table-cell table:formula="of:=[.G101]-[.K101]" office:value-type="float" office:value="4408972740" calcext:value-type="float">
            <text:p>4408972740</text:p>
          </table:table-cell>
          <table:table-cell table:formula="of:=[.H101]-[.L101]" office:value-type="float" office:value="73482879" calcext:value-type="float">
            <text:p>73482879</text:p>
          </table:table-cell>
          <table:table-cell table:formula="of:=([.M101]/[.G101])*100" office:value-type="float" office:value="75.246468096" calcext:value-type="float">
            <text:p>75.246468096</text:p>
          </table:table-cell>
          <table:table-cell table:formula="of:=100*([.N101]/[.H101])" office:value-type="float" office:value="75.246468096" calcext:value-type="float">
            <text:p>75.246468096</text:p>
          </table:table-cell>
          <table:table-cell/>
          <table:table-cell table:formula="of:=[.O101]-[.P101]" office:value-type="float" office:value="0" calcext:value-type="float">
            <text:p>0</text:p>
          </table:table-cell>
          <table:table-cell table:formula="of:=[.H101]-[.J101]" office:value-type="float" office:value="0" calcext:value-type="float">
            <text:p>0</text:p>
          </table:table-cell>
          <table:table-cell table:formula="of:=[.I101] - [.G10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2]*100" office:value-type="float" office:value="5000" calcext:value-type="float">
            <text:p>5000</text:p>
          </table:table-cell>
          <table:table-cell table:formula="of:=[.B102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2]*(10^9)*[.E102]/8)/[.D102])" office:value-type="float" office:value="48828125" calcext:value-type="float">
            <text:p>48828125</text:p>
          </table:table-cell>
          <table:table-cell table:formula="of:=([.D102] - 4) *[.F102]" office:value-type="float" office:value="6054687500" calcext:value-type="float">
            <text:p>6054687500</text:p>
          </table:table-cell>
          <table:table-cell table:formula="of:=[.F102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3346796098" calcext:value-type="float">
            <text:p>3346796098</text:p>
          </table:table-cell>
          <table:table-cell office:value-type="float" office:value="22613492" calcext:value-type="float">
            <text:p>22613492</text:p>
          </table:table-cell>
          <table:table-cell table:formula="of:=[.G102]-[.K102]" office:value-type="float" office:value="2707891402" calcext:value-type="float">
            <text:p>2707891402</text:p>
          </table:table-cell>
          <table:table-cell table:formula="of:=[.H102]-[.L102]" office:value-type="float" office:value="26214633" calcext:value-type="float">
            <text:p>26214633</text:p>
          </table:table-cell>
          <table:table-cell table:formula="of:=([.M102]/[.G102])*100" office:value-type="float" office:value="44.7238838007742" calcext:value-type="float">
            <text:p>44.7238838007742</text:p>
          </table:table-cell>
          <table:table-cell table:formula="of:=100*([.N102]/[.H102])" office:value-type="float" office:value="53.687568384" calcext:value-type="float">
            <text:p>53.687568384</text:p>
          </table:table-cell>
          <table:table-cell/>
          <table:table-cell table:formula="of:=[.O102]-[.P102]" office:value-type="float" office:value="-8.9636845832258" calcext:value-type="float">
            <text:p>-8.9636845832258</text:p>
          </table:table-cell>
          <table:table-cell table:formula="of:=[.H102]-[.J102]" office:value-type="float" office:value="0" calcext:value-type="float">
            <text:p>0</text:p>
          </table:table-cell>
          <table:table-cell table:formula="of:=[.I102] - [.G10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3]*100" office:value-type="float" office:value="5000" calcext:value-type="float">
            <text:p>5000</text:p>
          </table:table-cell>
          <table:table-cell table:formula="of:=[.B103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3]*(10^9)*[.E103]/8)/[.D103])" office:value-type="float" office:value="24414063" calcext:value-type="float">
            <text:p>24414063</text:p>
          </table:table-cell>
          <table:table-cell table:formula="of:=([.D103] - 4) *[.F103]" office:value-type="float" office:value="6152343876" calcext:value-type="float">
            <text:p>6152343876</text:p>
          </table:table-cell>
          <table:table-cell table:formula="of:=[.F103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196653340" calcext:value-type="float">
            <text:p>5196653340</text:p>
          </table:table-cell>
          <table:table-cell office:value-type="float" office:value="18837057" calcext:value-type="float">
            <text:p>18837057</text:p>
          </table:table-cell>
          <table:table-cell table:formula="of:=[.G103]-[.K103]" office:value-type="float" office:value="955690536" calcext:value-type="float">
            <text:p>955690536</text:p>
          </table:table-cell>
          <table:table-cell table:formula="of:=[.H103]-[.L103]" office:value-type="float" office:value="5577006" calcext:value-type="float">
            <text:p>5577006</text:p>
          </table:table-cell>
          <table:table-cell table:formula="of:=([.M103]/[.G103])*100" office:value-type="float" office:value="15.5337633146304" calcext:value-type="float">
            <text:p>15.5337633146304</text:p>
          </table:table-cell>
          <table:table-cell table:formula="of:=100*([.N103]/[.H103])" office:value-type="float" office:value="22.8434161081668" calcext:value-type="float">
            <text:p>22.8434161081668</text:p>
          </table:table-cell>
          <table:table-cell/>
          <table:table-cell table:formula="of:=[.O103]-[.P103]" office:value-type="float" office:value="-7.3096527935364" calcext:value-type="float">
            <text:p>-7.3096527935364</text:p>
          </table:table-cell>
          <table:table-cell table:formula="of:=[.H103]-[.J103]" office:value-type="float" office:value="0" calcext:value-type="float">
            <text:p>0</text:p>
          </table:table-cell>
          <table:table-cell table:formula="of:=[.I103] - [.G10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4]*100" office:value-type="float" office:value="5000" calcext:value-type="float">
            <text:p>5000</text:p>
          </table:table-cell>
          <table:table-cell table:formula="of:=[.B104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04]*(10^9)*[.E104]/8)/[.D104])" office:value-type="float" office:value="12207032" calcext:value-type="float">
            <text:p>12207032</text:p>
          </table:table-cell>
          <table:table-cell table:formula="of:=([.D104] - 4) *[.F104]" office:value-type="float" office:value="6201172256" calcext:value-type="float">
            <text:p>6201172256</text:p>
          </table:table-cell>
          <table:table-cell table:formula="of:=[.F104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table:formula="of:=[.G104]-[.K104]" office:value-type="float" office:value="0" calcext:value-type="float">
            <text:p>0</text:p>
          </table:table-cell>
          <table:table-cell table:formula="of:=[.H104]-[.L104]" office:value-type="float" office:value="0" calcext:value-type="float">
            <text:p>0</text:p>
          </table:table-cell>
          <table:table-cell table:formula="of:=([.M104]/[.G104])*100" office:value-type="float" office:value="0" calcext:value-type="float">
            <text:p>0</text:p>
          </table:table-cell>
          <table:table-cell table:formula="of:=100*([.N104]/[.H104])" office:value-type="float" office:value="0" calcext:value-type="float">
            <text:p>0</text:p>
          </table:table-cell>
          <table:table-cell/>
          <table:table-cell table:formula="of:=[.O104]-[.P104]" office:value-type="float" office:value="0" calcext:value-type="float">
            <text:p>0</text:p>
          </table:table-cell>
          <table:table-cell table:formula="of:=[.H104]-[.J104]" office:value-type="float" office:value="0" calcext:value-type="float">
            <text:p>0</text:p>
          </table:table-cell>
          <table:table-cell table:formula="of:=[.I104] - [.G10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5]*100" office:value-type="float" office:value="5000" calcext:value-type="float">
            <text:p>5000</text:p>
          </table:table-cell>
          <table:table-cell table:formula="of:=[.B105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05]*(10^9)*[.E105]/8)/[.D105])" office:value-type="float" office:value="6103516" calcext:value-type="float">
            <text:p>6103516</text:p>
          </table:table-cell>
          <table:table-cell table:formula="of:=([.D105] - 4) *[.F105]" office:value-type="float" office:value="6225586320" calcext:value-type="float">
            <text:p>6225586320</text:p>
          </table:table-cell>
          <table:table-cell table:formula="of:=[.F105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table:formula="of:=[.G105]-[.K105]" office:value-type="float" office:value="0" calcext:value-type="float">
            <text:p>0</text:p>
          </table:table-cell>
          <table:table-cell table:formula="of:=[.H105]-[.L105]" office:value-type="float" office:value="0" calcext:value-type="float">
            <text:p>0</text:p>
          </table:table-cell>
          <table:table-cell table:formula="of:=([.M105]/[.G105])*100" office:value-type="float" office:value="0" calcext:value-type="float">
            <text:p>0</text:p>
          </table:table-cell>
          <table:table-cell table:formula="of:=100*([.N105]/[.H105])" office:value-type="float" office:value="0" calcext:value-type="float">
            <text:p>0</text:p>
          </table:table-cell>
          <table:table-cell/>
          <table:table-cell table:formula="of:=[.O105]-[.P105]" office:value-type="float" office:value="0" calcext:value-type="float">
            <text:p>0</text:p>
          </table:table-cell>
          <table:table-cell table:formula="of:=[.H105]-[.J105]" office:value-type="float" office:value="0" calcext:value-type="float">
            <text:p>0</text:p>
          </table:table-cell>
          <table:table-cell table:formula="of:=[.I105] - [.G10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7]*100" office:value-type="float" office:value="7500" calcext:value-type="float">
            <text:p>7500</text:p>
          </table:table-cell>
          <table:table-cell table:formula="of:=[.B107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07]*(10^9)*[.E107]/8)/[.D107])" office:value-type="float" office:value="146484375" calcext:value-type="float">
            <text:p>146484375</text:p>
          </table:table-cell>
          <table:table-cell table:formula="of:=([.D107] - 4) *[.F107]" office:value-type="float" office:value="8789062500" calcext:value-type="float">
            <text:p>8789062500</text:p>
          </table:table-cell>
          <table:table-cell table:formula="of:=[.F107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2205168670" calcext:value-type="float">
            <text:p>2205168670</text:p>
          </table:table-cell>
          <table:table-cell office:value-type="float" office:value="26251967" calcext:value-type="float">
            <text:p>26251967</text:p>
          </table:table-cell>
          <table:table-cell table:formula="of:=[.G107]-[.K107]" office:value-type="float" office:value="6583893830" calcext:value-type="float">
            <text:p>6583893830</text:p>
          </table:table-cell>
          <table:table-cell table:formula="of:=[.H107]-[.L107]" office:value-type="float" office:value="120232408" calcext:value-type="float">
            <text:p>120232408</text:p>
          </table:table-cell>
          <table:table-cell table:formula="of:=([.M107]/[.G107])*100" office:value-type="float" office:value="74.9100809102222" calcext:value-type="float">
            <text:p>74.9100809102222</text:p>
          </table:table-cell>
          <table:table-cell table:formula="of:=100*([.N107]/[.H107])" office:value-type="float" office:value="82.0786571946667" calcext:value-type="float">
            <text:p>82.0786571946667</text:p>
          </table:table-cell>
          <table:table-cell/>
          <table:table-cell table:formula="of:=[.O107]-[.P107]" office:value-type="float" office:value="-7.16857628444446" calcext:value-type="float">
            <text:p>-7.16857628444446</text:p>
          </table:table-cell>
          <table:table-cell table:formula="of:=[.H107]-[.J107]" office:value-type="float" office:value="0" calcext:value-type="float">
            <text:p>0</text:p>
          </table:table-cell>
          <table:table-cell table:formula="of:=[.I107] - [.G10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8]*100" office:value-type="float" office:value="7500" calcext:value-type="float">
            <text:p>7500</text:p>
          </table:table-cell>
          <table:table-cell table:formula="of:=[.B108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08]*(10^9)*[.E108]/8)/[.D108])" office:value-type="float" office:value="73242188" calcext:value-type="float">
            <text:p>73242188</text:p>
          </table:table-cell>
          <table:table-cell table:formula="of:=([.D108] - 4) *[.F108]" office:value-type="float" office:value="9082031312" calcext:value-type="float">
            <text:p>9082031312</text:p>
          </table:table-cell>
          <table:table-cell table:formula="of:=[.F108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3329841366" calcext:value-type="float">
            <text:p>3329841366</text:p>
          </table:table-cell>
          <table:table-cell office:value-type="float" office:value="22498933" calcext:value-type="float">
            <text:p>22498933</text:p>
          </table:table-cell>
          <table:table-cell table:formula="of:=[.G108]-[.K108]" office:value-type="float" office:value="5752189946" calcext:value-type="float">
            <text:p>5752189946</text:p>
          </table:table-cell>
          <table:table-cell table:formula="of:=[.H108]-[.L108]" office:value-type="float" office:value="50743255" calcext:value-type="float">
            <text:p>50743255</text:p>
          </table:table-cell>
          <table:table-cell table:formula="of:=([.M108]/[.G108])*100" office:value-type="float" office:value="63.3359404784224" calcext:value-type="float">
            <text:p>63.3359404784224</text:p>
          </table:table-cell>
          <table:table-cell table:formula="of:=100*([.N108]/[.H108])" office:value-type="float" office:value="69.2814570203719" calcext:value-type="float">
            <text:p>69.2814570203719</text:p>
          </table:table-cell>
          <table:table-cell/>
          <table:table-cell table:formula="of:=[.O108]-[.P108]" office:value-type="float" office:value="-5.94551654194957" calcext:value-type="float">
            <text:p>-5.94551654194957</text:p>
          </table:table-cell>
          <table:table-cell table:formula="of:=[.H108]-[.J108]" office:value-type="float" office:value="0" calcext:value-type="float">
            <text:p>0</text:p>
          </table:table-cell>
          <table:table-cell table:formula="of:=[.I108] - [.G10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9]*100" office:value-type="float" office:value="7500" calcext:value-type="float">
            <text:p>7500</text:p>
          </table:table-cell>
          <table:table-cell table:formula="of:=[.B109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09]*(10^9)*[.E109]/8)/[.D109])" office:value-type="float" office:value="36621094" calcext:value-type="float">
            <text:p>36621094</text:p>
          </table:table-cell>
          <table:table-cell table:formula="of:=([.D109] - 4) *[.F109]" office:value-type="float" office:value="9228515688" calcext:value-type="float">
            <text:p>9228515688</text:p>
          </table:table-cell>
          <table:table-cell table:formula="of:=[.F109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5538932467" calcext:value-type="float">
            <text:p>5538932467</text:p>
          </table:table-cell>
          <table:table-cell office:value-type="float" office:value="20068628" calcext:value-type="float">
            <text:p>20068628</text:p>
          </table:table-cell>
          <table:table-cell table:formula="of:=[.G109]-[.K109]" office:value-type="float" office:value="3689583221" calcext:value-type="float">
            <text:p>3689583221</text:p>
          </table:table-cell>
          <table:table-cell table:formula="of:=[.H109]-[.L109]" office:value-type="float" office:value="16552466" calcext:value-type="float">
            <text:p>16552466</text:p>
          </table:table-cell>
          <table:table-cell table:formula="of:=([.M109]/[.G109])*100" office:value-type="float" office:value="39.9802454234068" calcext:value-type="float">
            <text:p>39.9802454234068</text:p>
          </table:table-cell>
          <table:table-cell table:formula="of:=100*([.N109]/[.H109])" office:value-type="float" office:value="45.199266848773" calcext:value-type="float">
            <text:p>45.199266848773</text:p>
          </table:table-cell>
          <table:table-cell/>
          <table:table-cell table:formula="of:=[.O109]-[.P109]" office:value-type="float" office:value="-5.21902142536619" calcext:value-type="float">
            <text:p>-5.21902142536619</text:p>
          </table:table-cell>
          <table:table-cell table:formula="of:=[.H109]-[.J109]" office:value-type="float" office:value="0" calcext:value-type="float">
            <text:p>0</text:p>
          </table:table-cell>
          <table:table-cell table:formula="of:=[.I109] - [.G10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0]*100" office:value-type="float" office:value="7500" calcext:value-type="float">
            <text:p>7500</text:p>
          </table:table-cell>
          <table:table-cell table:formula="of:=[.B110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0]*(10^9)*[.E110]/8)/[.D110])" office:value-type="float" office:value="18310547" calcext:value-type="float">
            <text:p>18310547</text:p>
          </table:table-cell>
          <table:table-cell table:formula="of:=([.D110] - 4) *[.F110]" office:value-type="float" office:value="9301757876" calcext:value-type="float">
            <text:p>9301757876</text:p>
          </table:table-cell>
          <table:table-cell table:formula="of:=[.F110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8831440174" calcext:value-type="float">
            <text:p>8831440174</text:p>
          </table:table-cell>
          <table:table-cell office:value-type="float" office:value="16600453" calcext:value-type="float">
            <text:p>16600453</text:p>
          </table:table-cell>
          <table:table-cell table:formula="of:=[.G110]-[.K110]" office:value-type="float" office:value="470317702" calcext:value-type="float">
            <text:p>470317702</text:p>
          </table:table-cell>
          <table:table-cell table:formula="of:=[.H110]-[.L110]" office:value-type="float" office:value="1710094" calcext:value-type="float">
            <text:p>1710094</text:p>
          </table:table-cell>
          <table:table-cell table:formula="of:=([.M110]/[.G110])*100" office:value-type="float" office:value="5.05622386939886" calcext:value-type="float">
            <text:p>5.05622386939886</text:p>
          </table:table-cell>
          <table:table-cell table:formula="of:=100*([.N110]/[.H110])" office:value-type="float" office:value="9.33939330157641" calcext:value-type="float">
            <text:p>9.33939330157641</text:p>
          </table:table-cell>
          <table:table-cell/>
          <table:table-cell table:formula="of:=[.O110]-[.P110]" office:value-type="float" office:value="-4.28316943217755" calcext:value-type="float">
            <text:p>-4.28316943217755</text:p>
          </table:table-cell>
          <table:table-cell table:formula="of:=[.H110]-[.J110]" office:value-type="float" office:value="0" calcext:value-type="float">
            <text:p>0</text:p>
          </table:table-cell>
          <table:table-cell table:formula="of:=[.I110] - [.G11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11]*100" office:value-type="float" office:value="7500" calcext:value-type="float">
            <text:p>7500</text:p>
          </table:table-cell>
          <table:table-cell table:formula="of:=[.B111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1]*(10^9)*[.E111]/8)/[.D111])" office:value-type="float" office:value="9155274" calcext:value-type="float">
            <text:p>9155274</text:p>
          </table:table-cell>
          <table:table-cell table:formula="of:=([.D111] - 4) *[.F111]" office:value-type="float" office:value="9338379480" calcext:value-type="float">
            <text:p>9338379480</text:p>
          </table:table-cell>
          <table:table-cell table:formula="of:=[.F111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557621674" calcext:value-type="float">
            <text:p>9557621674</text:p>
          </table:table-cell>
          <table:table-cell office:value-type="float" office:value="9154874" calcext:value-type="float">
            <text:p>9154874</text:p>
          </table:table-cell>
          <table:table-cell table:formula="of:=[.G111]-[.K111]" office:value-type="float" office:value="-219242194" calcext:value-type="float">
            <text:p>-219242194</text:p>
          </table:table-cell>
          <table:table-cell table:formula="of:=[.H111]-[.L111]" office:value-type="float" office:value="400" calcext:value-type="float">
            <text:p>400</text:p>
          </table:table-cell>
          <table:table-cell table:formula="of:=([.M111]/[.G111])*100" office:value-type="float" office:value="-2.34775417372523" calcext:value-type="float">
            <text:p>-2.34775417372523</text:p>
          </table:table-cell>
          <table:table-cell table:formula="of:=100*([.N111]/[.H111])" office:value-type="float" office:value="0.00436906639823123" calcext:value-type="float">
            <text:p>0.004369066398231</text:p>
          </table:table-cell>
          <table:table-cell/>
          <table:table-cell table:formula="of:=[.O111]-[.P111]" office:value-type="float" office:value="-2.35212324012346" calcext:value-type="float">
            <text:p>-2.35212324012346</text:p>
          </table:table-cell>
          <table:table-cell table:formula="of:=[.H111]-[.J111]" office:value-type="float" office:value="0" calcext:value-type="float">
            <text:p>0</text:p>
          </table:table-cell>
          <table:table-cell table:formula="of:=[.I111] - [.G11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3]*100" office:value-type="float" office:value="10000" calcext:value-type="float">
            <text:p>10000</text:p>
          </table:table-cell>
          <table:table-cell table:formula="of:=[.B113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13]*(10^9)*[.E113]/8)/[.D113])" office:value-type="float" office:value="195312500" calcext:value-type="float">
            <text:p>195312500</text:p>
          </table:table-cell>
          <table:table-cell table:formula="of:=([.D113] - 4) *[.F113]" office:value-type="float" office:value="11718750000" calcext:value-type="float">
            <text:p>11718750000</text:p>
          </table:table-cell>
          <table:table-cell table:formula="of:=[.F113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2199942082" calcext:value-type="float">
            <text:p>2199942082</text:p>
          </table:table-cell>
          <table:table-cell office:value-type="float" office:value="26189747" calcext:value-type="float">
            <text:p>26189747</text:p>
          </table:table-cell>
          <table:table-cell table:formula="of:=[.G113]-[.K113]" office:value-type="float" office:value="9518807918" calcext:value-type="float">
            <text:p>9518807918</text:p>
          </table:table-cell>
          <table:table-cell table:formula="of:=[.H113]-[.L113]" office:value-type="float" office:value="169122753" calcext:value-type="float">
            <text:p>169122753</text:p>
          </table:table-cell>
          <table:table-cell table:formula="of:=([.M113]/[.G113])*100" office:value-type="float" office:value="81.2271609002667" calcext:value-type="float">
            <text:p>81.2271609002667</text:p>
          </table:table-cell>
          <table:table-cell table:formula="of:=100*([.N113]/[.H113])" office:value-type="float" office:value="86.590849536" calcext:value-type="float">
            <text:p>86.590849536</text:p>
          </table:table-cell>
          <table:table-cell/>
          <table:table-cell table:formula="of:=[.O113]-[.P113]" office:value-type="float" office:value="-5.36368863573334" calcext:value-type="float">
            <text:p>-5.36368863573334</text:p>
          </table:table-cell>
          <table:table-cell table:formula="of:=[.H113]-[.J113]" office:value-type="float" office:value="0" calcext:value-type="float">
            <text:p>0</text:p>
          </table:table-cell>
          <table:table-cell table:formula="of:=[.I113] - [.G11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4]*100" office:value-type="float" office:value="10000" calcext:value-type="float">
            <text:p>10000</text:p>
          </table:table-cell>
          <table:table-cell table:formula="of:=[.B114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14]*(10^9)*[.E114]/8)/[.D114])" office:value-type="float" office:value="97656250" calcext:value-type="float">
            <text:p>97656250</text:p>
          </table:table-cell>
          <table:table-cell table:formula="of:=([.D114] - 4) *[.F114]" office:value-type="float" office:value="12109375000" calcext:value-type="float">
            <text:p>12109375000</text:p>
          </table:table-cell>
          <table:table-cell table:formula="of:=[.F114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3313519038" calcext:value-type="float">
            <text:p>3313519038</text:p>
          </table:table-cell>
          <table:table-cell office:value-type="float" office:value="22388647" calcext:value-type="float">
            <text:p>22388647</text:p>
          </table:table-cell>
          <table:table-cell table:formula="of:=[.G114]-[.K114]" office:value-type="float" office:value="8795855962" calcext:value-type="float">
            <text:p>8795855962</text:p>
          </table:table-cell>
          <table:table-cell table:formula="of:=[.H114]-[.L114]" office:value-type="float" office:value="75267603" calcext:value-type="float">
            <text:p>75267603</text:p>
          </table:table-cell>
          <table:table-cell table:formula="of:=([.M114]/[.G114])*100" office:value-type="float" office:value="72.6367460087742" calcext:value-type="float">
            <text:p>72.6367460087742</text:p>
          </table:table-cell>
          <table:table-cell table:formula="of:=100*([.N114]/[.H114])" office:value-type="float" office:value="77.074025472" calcext:value-type="float">
            <text:p>77.074025472</text:p>
          </table:table-cell>
          <table:table-cell/>
          <table:table-cell table:formula="of:=[.O114]-[.P114]" office:value-type="float" office:value="-4.43727946322581" calcext:value-type="float">
            <text:p>-4.43727946322581</text:p>
          </table:table-cell>
          <table:table-cell table:formula="of:=[.H114]-[.J114]" office:value-type="float" office:value="0" calcext:value-type="float">
            <text:p>0</text:p>
          </table:table-cell>
          <table:table-cell table:formula="of:=[.I114] - [.G11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5]*100" office:value-type="float" office:value="10000" calcext:value-type="float">
            <text:p>10000</text:p>
          </table:table-cell>
          <table:table-cell table:formula="of:=[.B115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15]*(10^9)*[.E115]/8)/[.D115])" office:value-type="float" office:value="48828125" calcext:value-type="float">
            <text:p>48828125</text:p>
          </table:table-cell>
          <table:table-cell table:formula="of:=([.D115] - 4) *[.F115]" office:value-type="float" office:value="12304687500" calcext:value-type="float">
            <text:p>12304687500</text:p>
          </table:table-cell>
          <table:table-cell table:formula="of:=[.F115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506645258" calcext:value-type="float">
            <text:p>5506645258</text:p>
          </table:table-cell>
          <table:table-cell office:value-type="float" office:value="19951646" calcext:value-type="float">
            <text:p>19951646</text:p>
          </table:table-cell>
          <table:table-cell table:formula="of:=[.G115]-[.K115]" office:value-type="float" office:value="6798042242" calcext:value-type="float">
            <text:p>6798042242</text:p>
          </table:table-cell>
          <table:table-cell table:formula="of:=[.H115]-[.L115]" office:value-type="float" office:value="28876479" calcext:value-type="float">
            <text:p>28876479</text:p>
          </table:table-cell>
          <table:table-cell table:formula="of:=([.M115]/[.G115])*100" office:value-type="float" office:value="55.2475813953016" calcext:value-type="float">
            <text:p>55.2475813953016</text:p>
          </table:table-cell>
          <table:table-cell table:formula="of:=100*([.N115]/[.H115])" office:value-type="float" office:value="59.139028992" calcext:value-type="float">
            <text:p>59.139028992</text:p>
          </table:table-cell>
          <table:table-cell/>
          <table:table-cell table:formula="of:=[.O115]-[.P115]" office:value-type="float" office:value="-3.89144759669841" calcext:value-type="float">
            <text:p>-3.89144759669841</text:p>
          </table:table-cell>
          <table:table-cell table:formula="of:=[.H115]-[.J115]" office:value-type="float" office:value="0" calcext:value-type="float">
            <text:p>0</text:p>
          </table:table-cell>
          <table:table-cell table:formula="of:=[.I115] - [.G11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6]*100" office:value-type="float" office:value="10000" calcext:value-type="float">
            <text:p>10000</text:p>
          </table:table-cell>
          <table:table-cell table:formula="of:=[.B116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16]*(10^9)*[.E116]/8)/[.D116])" office:value-type="float" office:value="24414063" calcext:value-type="float">
            <text:p>24414063</text:p>
          </table:table-cell>
          <table:table-cell table:formula="of:=([.D116] - 4) *[.F116]" office:value-type="float" office:value="12402344004" calcext:value-type="float">
            <text:p>12402344004</text:p>
          </table:table-cell>
          <table:table-cell table:formula="of:=[.F116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8796937462" calcext:value-type="float">
            <text:p>8796937462</text:p>
          </table:table-cell>
          <table:table-cell office:value-type="float" office:value="16535645" calcext:value-type="float">
            <text:p>16535645</text:p>
          </table:table-cell>
          <table:table-cell table:formula="of:=[.G116]-[.K116]" office:value-type="float" office:value="3605406542" calcext:value-type="float">
            <text:p>3605406542</text:p>
          </table:table-cell>
          <table:table-cell table:formula="of:=[.H116]-[.L116]" office:value-type="float" office:value="7878418" calcext:value-type="float">
            <text:p>7878418</text:p>
          </table:table-cell>
          <table:table-cell table:formula="of:=([.M116]/[.G116])*100" office:value-type="float" office:value="29.0703639637571" calcext:value-type="float">
            <text:p>29.0703639637571</text:p>
          </table:table-cell>
          <table:table-cell table:formula="of:=100*([.N116]/[.H116])" office:value-type="float" office:value="32.2699994671104" calcext:value-type="float">
            <text:p>32.2699994671104</text:p>
          </table:table-cell>
          <table:table-cell/>
          <table:table-cell table:formula="of:=[.O116]-[.P116]" office:value-type="float" office:value="-3.19963550335335" calcext:value-type="float">
            <text:p>-3.19963550335335</text:p>
          </table:table-cell>
          <table:table-cell table:formula="of:=[.H116]-[.J116]" office:value-type="float" office:value="0" calcext:value-type="float">
            <text:p>0</text:p>
          </table:table-cell>
          <table:table-cell table:formula="of:=[.I116] - [.G11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7]*100" office:value-type="float" office:value="10000" calcext:value-type="float">
            <text:p>10000</text:p>
          </table:table-cell>
          <table:table-cell table:formula="of:=[.B117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17]*(10^9)*[.E117]/8)/[.D117])" office:value-type="float" office:value="12207032" calcext:value-type="float">
            <text:p>12207032</text:p>
          </table:table-cell>
          <table:table-cell table:formula="of:=([.D117] - 4) *[.F117]" office:value-type="float" office:value="12451172640" calcext:value-type="float">
            <text:p>12451172640</text:p>
          </table:table-cell>
          <table:table-cell table:formula="of:=[.F117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2520511" calcext:value-type="float">
            <text:p>12742520511</text:p>
          </table:table-cell>
          <table:table-cell office:value-type="float" office:value="12205535" calcext:value-type="float">
            <text:p>12205535</text:p>
          </table:table-cell>
          <table:table-cell table:formula="of:=[.G117]-[.K117]" office:value-type="float" office:value="-291347871" calcext:value-type="float">
            <text:p>-291347871</text:p>
          </table:table-cell>
          <table:table-cell table:formula="of:=[.H117]-[.L117]" office:value-type="float" office:value="1497" calcext:value-type="float">
            <text:p>1497</text:p>
          </table:table-cell>
          <table:table-cell table:formula="of:=([.M117]/[.G117])*100" office:value-type="float" office:value="-2.33992314959983" calcext:value-type="float">
            <text:p>-2.33992314959983</text:p>
          </table:table-cell>
          <table:table-cell table:formula="of:=100*([.N117]/[.H117])" office:value-type="float" office:value="0.0122634232465353" calcext:value-type="float">
            <text:p>0.012263423246535</text:p>
          </table:table-cell>
          <table:table-cell/>
          <table:table-cell table:formula="of:=[.O117]-[.P117]" office:value-type="float" office:value="-2.35218657284636" calcext:value-type="float">
            <text:p>-2.35218657284636</text:p>
          </table:table-cell>
          <table:table-cell table:formula="of:=[.H117]-[.J117]" office:value-type="float" office:value="0" calcext:value-type="float">
            <text:p>0</text:p>
          </table:table-cell>
          <table:table-cell table:formula="of:=[.I117] - [.G117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 FT (flow tab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 ROUND OF TES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zcount adds 24 bytes to each packet to account for preamble, crc and ifg</text:p>
          </table:table-cell>
          <table:table-cell table:number-columns-repeated="8"/>
          <table:table-cell office:value-type="string" calcext:value-type="string">
            <text:p>IGNORE THIS COLUM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]*100" office:value-type="float" office:value="100" calcext:value-type="float">
            <text:p>100</text:p>
          </table:table-cell>
          <table:table-cell table:formula="of:=[.B125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25]*(10^9)*[.E125]/8)/[.D125])" office:value-type="float" office:value="1953125" calcext:value-type="float">
            <text:p>1953125</text:p>
          </table:table-cell>
          <table:table-cell table:formula="of:=([.D125] +20) *[.F125]" office:value-type="float" office:value="164062500" calcext:value-type="float">
            <text:p>164062500</text:p>
          </table:table-cell>
          <table:table-cell table:formula="of:=[.F125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164062500" calcext:value-type="float">
            <text:p>164062500</text:p>
          </table:table-cell>
          <table:table-cell table:style-name="ce4" office:value-type="float" office:value="1953125" calcext:value-type="float">
            <text:p>1953125</text:p>
          </table:table-cell>
          <table:table-cell table:formula="of:=[.G125]-[.K125]" office:value-type="float" office:value="0" calcext:value-type="float">
            <text:p>0</text:p>
          </table:table-cell>
          <table:table-cell table:formula="of:=[.H125]-[.L125]" office:value-type="float" office:value="0" calcext:value-type="float">
            <text:p>0</text:p>
          </table:table-cell>
          <table:table-cell table:formula="of:=([.M125]/[.G125])*100" office:value-type="float" office:value="0" calcext:value-type="float">
            <text:p>0</text:p>
          </table:table-cell>
          <table:table-cell table:formula="of:=100*([.N125]/[.H125])" office:value-type="float" office:value="0" calcext:value-type="float">
            <text:p>0</text:p>
          </table:table-cell>
          <table:table-cell/>
          <table:table-cell table:formula="of:=[.O125]-[.P125]" office:value-type="float" office:value="0" calcext:value-type="float">
            <text:p>0</text:p>
          </table:table-cell>
          <table:table-cell table:formula="of:=[.H125]-[.J125]" office:value-type="float" office:value="0" calcext:value-type="float">
            <text:p>0</text:p>
          </table:table-cell>
          <table:table-cell table:formula="of:=[.I125] - [.G125]" office:value-type="float" office:value="-46875000" calcext:value-type="float">
            <text:p>-4687500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]*100" office:value-type="float" office:value="100" calcext:value-type="float">
            <text:p>100</text:p>
          </table:table-cell>
          <table:table-cell table:formula="of:=[.B126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26]*(10^9)*[.E126]/8)/[.D126])" office:value-type="float" office:value="976563" calcext:value-type="float">
            <text:p>976563</text:p>
          </table:table-cell>
          <table:table-cell table:formula="of:=([.D126] +20) *[.F126]" office:value-type="float" office:value="144531324" calcext:value-type="float">
            <text:p>144531324</text:p>
          </table:table-cell>
          <table:table-cell table:formula="of:=[.F126]" office:value-type="float" office:value="976563" calcext:value-type="float">
            <text:p>976563</text:p>
          </table:table-cell>
          <table:table-cell office:value-type="float" office:value="121093812" calcext:value-type="float">
            <text:p>121093812</text:p>
          </table:table-cell>
          <table:table-cell office:value-type="float" office:value="976563" calcext:value-type="float">
            <text:p>976563</text:p>
          </table:table-cell>
          <table:table-cell office:value-type="float" office:value="144531324" calcext:value-type="float">
            <text:p>144531324</text:p>
          </table:table-cell>
          <table:table-cell office:value-type="float" office:value="976563" calcext:value-type="float">
            <text:p>976563</text:p>
          </table:table-cell>
          <table:table-cell table:formula="of:=[.G126]-[.K126]" office:value-type="float" office:value="0" calcext:value-type="float">
            <text:p>0</text:p>
          </table:table-cell>
          <table:table-cell table:formula="of:=[.H126]-[.L126]" office:value-type="float" office:value="0" calcext:value-type="float">
            <text:p>0</text:p>
          </table:table-cell>
          <table:table-cell table:formula="of:=([.M126]/[.G126])*100" office:value-type="float" office:value="0" calcext:value-type="float">
            <text:p>0</text:p>
          </table:table-cell>
          <table:table-cell table:formula="of:=100*([.N126]/[.H126])" office:value-type="float" office:value="0" calcext:value-type="float">
            <text:p>0</text:p>
          </table:table-cell>
          <table:table-cell/>
          <table:table-cell table:formula="of:=[.O126]-[.P126]" office:value-type="float" office:value="0" calcext:value-type="float">
            <text:p>0</text:p>
          </table:table-cell>
          <table:table-cell table:formula="of:=[.H126]-[.J126]" office:value-type="float" office:value="0" calcext:value-type="float">
            <text:p>0</text:p>
          </table:table-cell>
          <table:table-cell table:formula="of:=[.I126] - [.G126]" office:value-type="float" office:value="-23437512" calcext:value-type="float">
            <text:p>-2343751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]*100" office:value-type="float" office:value="100" calcext:value-type="float">
            <text:p>100</text:p>
          </table:table-cell>
          <table:table-cell table:formula="of:=[.B127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27]*(10^9)*[.E127]/8)/[.D127])" office:value-type="float" office:value="488282" calcext:value-type="float">
            <text:p>488282</text:p>
          </table:table-cell>
          <table:table-cell table:formula="of:=([.D127] +20) *[.F127]" office:value-type="float" office:value="134765832" calcext:value-type="float">
            <text:p>134765832</text:p>
          </table:table-cell>
          <table:table-cell table:formula="of:=[.F127]" office:value-type="float" office:value="488282" calcext:value-type="float">
            <text:p>488282</text:p>
          </table:table-cell>
          <table:table-cell office:value-type="float" office:value="123047064" calcext:value-type="float">
            <text:p>123047064</text:p>
          </table:table-cell>
          <table:table-cell office:value-type="float" office:value="488282" calcext:value-type="float">
            <text:p>488282</text:p>
          </table:table-cell>
          <table:table-cell office:value-type="float" office:value="134765832" calcext:value-type="float">
            <text:p>134765832</text:p>
          </table:table-cell>
          <table:table-cell office:value-type="float" office:value="488282" calcext:value-type="float">
            <text:p>488282</text:p>
          </table:table-cell>
          <table:table-cell table:formula="of:=[.G127]-[.K127]" office:value-type="float" office:value="0" calcext:value-type="float">
            <text:p>0</text:p>
          </table:table-cell>
          <table:table-cell table:formula="of:=[.H127]-[.L127]" office:value-type="float" office:value="0" calcext:value-type="float">
            <text:p>0</text:p>
          </table:table-cell>
          <table:table-cell table:formula="of:=([.M127]/[.G127])*100" office:value-type="float" office:value="0" calcext:value-type="float">
            <text:p>0</text:p>
          </table:table-cell>
          <table:table-cell table:formula="of:=100*([.N127]/[.H127])" office:value-type="float" office:value="0" calcext:value-type="float">
            <text:p>0</text:p>
          </table:table-cell>
          <table:table-cell/>
          <table:table-cell table:formula="of:=[.O127]-[.P127]" office:value-type="float" office:value="0" calcext:value-type="float">
            <text:p>0</text:p>
          </table:table-cell>
          <table:table-cell table:formula="of:=[.H127]-[.J127]" office:value-type="float" office:value="0" calcext:value-type="float">
            <text:p>0</text:p>
          </table:table-cell>
          <table:table-cell table:formula="of:=[.I127] - [.G127]" office:value-type="float" office:value="-11718768" calcext:value-type="float">
            <text:p>-1171876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]*100" office:value-type="float" office:value="100" calcext:value-type="float">
            <text:p>100</text:p>
          </table:table-cell>
          <table:table-cell table:formula="of:=[.B128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28]*(10^9)*[.E128]/8)/[.D128])" office:value-type="float" office:value="244141" calcext:value-type="float">
            <text:p>244141</text:p>
          </table:table-cell>
          <table:table-cell table:formula="of:=([.D128] +20) *[.F128]" office:value-type="float" office:value="129883012" calcext:value-type="float">
            <text:p>129883012</text:p>
          </table:table-cell>
          <table:table-cell table:formula="of:=[.F128]" office:value-type="float" office:value="244141" calcext:value-type="float">
            <text:p>244141</text:p>
          </table:table-cell>
          <table:table-cell office:value-type="float" office:value="124023628" calcext:value-type="float">
            <text:p>124023628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9883012" calcext:value-type="float">
            <text:p>129883012</text:p>
          </table:table-cell>
          <table:table-cell office:value-type="float" office:value="244141" calcext:value-type="float">
            <text:p>244141</text:p>
          </table:table-cell>
          <table:table-cell table:formula="of:=[.G128]-[.K128]" office:value-type="float" office:value="0" calcext:value-type="float">
            <text:p>0</text:p>
          </table:table-cell>
          <table:table-cell table:formula="of:=[.H128]-[.L128]" office:value-type="float" office:value="0" calcext:value-type="float">
            <text:p>0</text:p>
          </table:table-cell>
          <table:table-cell table:formula="of:=([.M128]/[.G128])*100" office:value-type="float" office:value="0" calcext:value-type="float">
            <text:p>0</text:p>
          </table:table-cell>
          <table:table-cell table:formula="of:=100*([.N128]/[.H128])" office:value-type="float" office:value="0" calcext:value-type="float">
            <text:p>0</text:p>
          </table:table-cell>
          <table:table-cell/>
          <table:table-cell table:formula="of:=[.O128]-[.P128]" office:value-type="float" office:value="0" calcext:value-type="float">
            <text:p>0</text:p>
          </table:table-cell>
          <table:table-cell table:formula="of:=[.H128]-[.J128]" office:value-type="float" office:value="0" calcext:value-type="float">
            <text:p>0</text:p>
          </table:table-cell>
          <table:table-cell table:formula="of:=[.I128] - [.G128]" office:value-type="float" office:value="-5859384" calcext:value-type="float">
            <text:p>-585938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]*100" office:value-type="float" office:value="100" calcext:value-type="float">
            <text:p>100</text:p>
          </table:table-cell>
          <table:table-cell table:formula="of:=[.B129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29]*(10^9)*[.E129]/8)/[.D129])" office:value-type="float" office:value="122071" calcext:value-type="float">
            <text:p>122071</text:p>
          </table:table-cell>
          <table:table-cell table:formula="of:=([.D129] +20) *[.F129]" office:value-type="float" office:value="127442124" calcext:value-type="float">
            <text:p>127442124</text:p>
          </table:table-cell>
          <table:table-cell table:formula="of:=[.F129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7442124" calcext:value-type="float">
            <text:p>127442124</text:p>
          </table:table-cell>
          <table:table-cell office:value-type="float" office:value="122071" calcext:value-type="float">
            <text:p>122071</text:p>
          </table:table-cell>
          <table:table-cell table:formula="of:=[.G129]-[.K129]" office:value-type="float" office:value="0" calcext:value-type="float">
            <text:p>0</text:p>
          </table:table-cell>
          <table:table-cell table:formula="of:=[.H129]-[.L129]" office:value-type="float" office:value="0" calcext:value-type="float">
            <text:p>0</text:p>
          </table:table-cell>
          <table:table-cell table:formula="of:=([.M129]/[.G129])*100" office:value-type="float" office:value="0" calcext:value-type="float">
            <text:p>0</text:p>
          </table:table-cell>
          <table:table-cell table:formula="of:=100*([.N129]/[.H129])" office:value-type="float" office:value="0" calcext:value-type="float">
            <text:p>0</text:p>
          </table:table-cell>
          <table:table-cell/>
          <table:table-cell table:formula="of:=[.O129]-[.P129]" office:value-type="float" office:value="0" calcext:value-type="float">
            <text:p>0</text:p>
          </table:table-cell>
          <table:table-cell table:formula="of:=[.H129]-[.J129]" office:value-type="float" office:value="0" calcext:value-type="float">
            <text:p>0</text:p>
          </table:table-cell>
          <table:table-cell table:formula="of:=[.I129] - [.G129]" office:value-type="float" office:value="-2929704" calcext:value-type="float">
            <text:p>-29297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100" office:value-type="float" office:value="1000" calcext:value-type="float">
            <text:p>1000</text:p>
          </table:table-cell>
          <table:table-cell table:formula="of:=[.B131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1]*(10^9)*[.E131]/8)/[.D131])" office:value-type="float" office:value="19531250" calcext:value-type="float">
            <text:p>19531250</text:p>
          </table:table-cell>
          <table:table-cell table:formula="of:=([.D131] +20) *[.F131]" office:value-type="float" office:value="1640625000" calcext:value-type="float">
            <text:p>1640625000</text:p>
          </table:table-cell>
          <table:table-cell table:formula="of:=[.F131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1640625000" calcext:value-type="float">
            <text:p>1640625000</text:p>
          </table:table-cell>
          <table:table-cell office:value-type="float" office:value="19531250" calcext:value-type="float">
            <text:p>19531250</text:p>
          </table:table-cell>
          <table:table-cell table:formula="of:=[.G131]-[.K131]" office:value-type="float" office:value="0" calcext:value-type="float">
            <text:p>0</text:p>
          </table:table-cell>
          <table:table-cell table:formula="of:=[.H131]-[.L131]" office:value-type="float" office:value="0" calcext:value-type="float">
            <text:p>0</text:p>
          </table:table-cell>
          <table:table-cell table:formula="of:=([.M131]/[.G131])*100" office:value-type="float" office:value="0" calcext:value-type="float">
            <text:p>0</text:p>
          </table:table-cell>
          <table:table-cell table:formula="of:=100*([.N131]/[.H131])" office:value-type="float" office:value="0" calcext:value-type="float">
            <text:p>0</text:p>
          </table:table-cell>
          <table:table-cell/>
          <table:table-cell table:formula="of:=[.O131]-[.P131]" office:value-type="float" office:value="0" calcext:value-type="float">
            <text:p>0</text:p>
          </table:table-cell>
          <table:table-cell table:formula="of:=[.H131]-[.J131]" office:value-type="float" office:value="0" calcext:value-type="float">
            <text:p>0</text:p>
          </table:table-cell>
          <table:table-cell table:formula="of:=[.I131] - [.G131]" office:value-type="float" office:value="-468750000" calcext:value-type="float">
            <text:p>-468750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2]*100" office:value-type="float" office:value="1000" calcext:value-type="float">
            <text:p>1000</text:p>
          </table:table-cell>
          <table:table-cell table:formula="of:=[.B132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2]*(10^9)*[.E132]/8)/[.D132])" office:value-type="float" office:value="9765625" calcext:value-type="float">
            <text:p>9765625</text:p>
          </table:table-cell>
          <table:table-cell table:formula="of:=([.D132] +20) *[.F132]" office:value-type="float" office:value="1445312500" calcext:value-type="float">
            <text:p>1445312500</text:p>
          </table:table-cell>
          <table:table-cell table:formula="of:=[.F132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table:formula="of:=[.H132]" office:value-type="float" office:value="9765625" calcext:value-type="float">
            <text:p>9765625</text:p>
          </table:table-cell>
          <table:table-cell office:value-type="float" office:value="1445312500" calcext:value-type="float">
            <text:p>1445312500</text:p>
          </table:table-cell>
          <table:table-cell table:formula="of:=[.J132]" office:value-type="float" office:value="9765625" calcext:value-type="float">
            <text:p>9765625</text:p>
          </table:table-cell>
          <table:table-cell table:formula="of:=[.G132]-[.K132]" office:value-type="float" office:value="0" calcext:value-type="float">
            <text:p>0</text:p>
          </table:table-cell>
          <table:table-cell table:formula="of:=[.H132]-[.L132]" office:value-type="float" office:value="0" calcext:value-type="float">
            <text:p>0</text:p>
          </table:table-cell>
          <table:table-cell table:formula="of:=([.M132]/[.G132])*100" office:value-type="float" office:value="0" calcext:value-type="float">
            <text:p>0</text:p>
          </table:table-cell>
          <table:table-cell table:formula="of:=100*([.N132]/[.H132])" office:value-type="float" office:value="0" calcext:value-type="float">
            <text:p>0</text:p>
          </table:table-cell>
          <table:table-cell/>
          <table:table-cell table:formula="of:=[.O132]-[.P132]" office:value-type="float" office:value="0" calcext:value-type="float">
            <text:p>0</text:p>
          </table:table-cell>
          <table:table-cell table:formula="of:=[.H132]-[.J132]" office:value-type="float" office:value="0" calcext:value-type="float">
            <text:p>0</text:p>
          </table:table-cell>
          <table:table-cell table:formula="of:=[.I132] - [.G132]" office:value-type="float" office:value="-234375000" calcext:value-type="float">
            <text:p>-234375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3]*100" office:value-type="float" office:value="1000" calcext:value-type="float">
            <text:p>1000</text:p>
          </table:table-cell>
          <table:table-cell table:formula="of:=[.B133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3]*(10^9)*[.E133]/8)/[.D133])" office:value-type="float" office:value="4882813" calcext:value-type="float">
            <text:p>4882813</text:p>
          </table:table-cell>
          <table:table-cell table:formula="of:=([.D133] +20) *[.F133]" office:value-type="float" office:value="1347656388" calcext:value-type="float">
            <text:p>1347656388</text:p>
          </table:table-cell>
          <table:table-cell table:formula="of:=[.F133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table:formula="of:=[.H133]" office:value-type="float" office:value="4882813" calcext:value-type="float">
            <text:p>4882813</text:p>
          </table:table-cell>
          <table:table-cell office:value-type="float" office:value="1347656388" calcext:value-type="float">
            <text:p>1347656388</text:p>
          </table:table-cell>
          <table:table-cell table:formula="of:=[.J133]" office:value-type="float" office:value="4882813" calcext:value-type="float">
            <text:p>4882813</text:p>
          </table:table-cell>
          <table:table-cell table:formula="of:=[.G133]-[.K133]" office:value-type="float" office:value="0" calcext:value-type="float">
            <text:p>0</text:p>
          </table:table-cell>
          <table:table-cell table:formula="of:=[.H133]-[.L133]" office:value-type="float" office:value="0" calcext:value-type="float">
            <text:p>0</text:p>
          </table:table-cell>
          <table:table-cell table:formula="of:=([.M133]/[.G133])*100" office:value-type="float" office:value="0" calcext:value-type="float">
            <text:p>0</text:p>
          </table:table-cell>
          <table:table-cell table:formula="of:=100*([.N133]/[.H133])" office:value-type="float" office:value="0" calcext:value-type="float">
            <text:p>0</text:p>
          </table:table-cell>
          <table:table-cell/>
          <table:table-cell table:formula="of:=[.O133]-[.P133]" office:value-type="float" office:value="0" calcext:value-type="float">
            <text:p>0</text:p>
          </table:table-cell>
          <table:table-cell table:formula="of:=[.H133]-[.J133]" office:value-type="float" office:value="0" calcext:value-type="float">
            <text:p>0</text:p>
          </table:table-cell>
          <table:table-cell table:formula="of:=[.I133] - [.G133]" office:value-type="float" office:value="-117187512" calcext:value-type="float">
            <text:p>-11718751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4]*100" office:value-type="float" office:value="1000" calcext:value-type="float">
            <text:p>1000</text:p>
          </table:table-cell>
          <table:table-cell table:formula="of:=[.B134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34]*(10^9)*[.E134]/8)/[.D134])" office:value-type="float" office:value="2441407" calcext:value-type="float">
            <text:p>2441407</text:p>
          </table:table-cell>
          <table:table-cell table:formula="of:=([.D134] +20) *[.F134]" office:value-type="float" office:value="1298828524" calcext:value-type="float">
            <text:p>1298828524</text:p>
          </table:table-cell>
          <table:table-cell table:formula="of:=[.F134]" office:value-type="float" office:value="2441407" calcext:value-type="float">
            <text:p>2441407</text:p>
          </table:table-cell>
          <table:table-cell office:value-type="float" office:value="1240234756" calcext:value-type="float">
            <text:p>1240234756</text:p>
          </table:table-cell>
          <table:table-cell table:formula="of:=[.H134]" office:value-type="float" office:value="2441407" calcext:value-type="float">
            <text:p>2441407</text:p>
          </table:table-cell>
          <table:table-cell office:value-type="float" office:value="1298828524" calcext:value-type="float">
            <text:p>1298828524</text:p>
          </table:table-cell>
          <table:table-cell table:formula="of:=[.J134]" office:value-type="float" office:value="2441407" calcext:value-type="float">
            <text:p>2441407</text:p>
          </table:table-cell>
          <table:table-cell table:formula="of:=[.G134]-[.K134]" office:value-type="float" office:value="0" calcext:value-type="float">
            <text:p>0</text:p>
          </table:table-cell>
          <table:table-cell table:formula="of:=[.H134]-[.L134]" office:value-type="float" office:value="0" calcext:value-type="float">
            <text:p>0</text:p>
          </table:table-cell>
          <table:table-cell table:formula="of:=([.M134]/[.G134])*100" office:value-type="float" office:value="0" calcext:value-type="float">
            <text:p>0</text:p>
          </table:table-cell>
          <table:table-cell table:formula="of:=100*([.N134]/[.H134])" office:value-type="float" office:value="0" calcext:value-type="float">
            <text:p>0</text:p>
          </table:table-cell>
          <table:table-cell/>
          <table:table-cell table:formula="of:=[.O134]-[.P134]" office:value-type="float" office:value="0" calcext:value-type="float">
            <text:p>0</text:p>
          </table:table-cell>
          <table:table-cell table:formula="of:=[.H134]-[.J134]" office:value-type="float" office:value="0" calcext:value-type="float">
            <text:p>0</text:p>
          </table:table-cell>
          <table:table-cell table:formula="of:=[.I134] - [.G134]" office:value-type="float" office:value="-58593768" calcext:value-type="float">
            <text:p>-585937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5]*100" office:value-type="float" office:value="1000" calcext:value-type="float">
            <text:p>1000</text:p>
          </table:table-cell>
          <table:table-cell table:formula="of:=[.B135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35]*(10^9)*[.E135]/8)/[.D135])" office:value-type="float" office:value="1220704" calcext:value-type="float">
            <text:p>1220704</text:p>
          </table:table-cell>
          <table:table-cell table:formula="of:=([.D135] +20) *[.F135]" office:value-type="float" office:value="1274414976" calcext:value-type="float">
            <text:p>1274414976</text:p>
          </table:table-cell>
          <table:table-cell table:formula="of:=[.F135]" office:value-type="float" office:value="1220704" calcext:value-type="float">
            <text:p>1220704</text:p>
          </table:table-cell>
          <table:table-cell office:value-type="float" office:value="1245118080" calcext:value-type="float">
            <text:p>1245118080</text:p>
          </table:table-cell>
          <table:table-cell table:formula="of:=[.H135]" office:value-type="float" office:value="1220704" calcext:value-type="float">
            <text:p>1220704</text:p>
          </table:table-cell>
          <table:table-cell office:value-type="float" office:value="1274414976" calcext:value-type="float">
            <text:p>1274414976</text:p>
          </table:table-cell>
          <table:table-cell table:formula="of:=[.J135]" office:value-type="float" office:value="1220704" calcext:value-type="float">
            <text:p>1220704</text:p>
          </table:table-cell>
          <table:table-cell table:formula="of:=[.G135]-[.K135]" office:value-type="float" office:value="0" calcext:value-type="float">
            <text:p>0</text:p>
          </table:table-cell>
          <table:table-cell table:formula="of:=[.H135]-[.L135]" office:value-type="float" office:value="0" calcext:value-type="float">
            <text:p>0</text:p>
          </table:table-cell>
          <table:table-cell table:formula="of:=([.M135]/[.G135])*100" office:value-type="float" office:value="0" calcext:value-type="float">
            <text:p>0</text:p>
          </table:table-cell>
          <table:table-cell table:formula="of:=100*([.N135]/[.H135])" office:value-type="float" office:value="0" calcext:value-type="float">
            <text:p>0</text:p>
          </table:table-cell>
          <table:table-cell/>
          <table:table-cell table:formula="of:=[.O135]-[.P135]" office:value-type="float" office:value="0" calcext:value-type="float">
            <text:p>0</text:p>
          </table:table-cell>
          <table:table-cell table:formula="of:=[.H135]-[.J135]" office:value-type="float" office:value="0" calcext:value-type="float">
            <text:p>0</text:p>
          </table:table-cell>
          <table:table-cell table:formula="of:=[.I135] - [.G135]" office:value-type="float" office:value="-29296896" calcext:value-type="float">
            <text:p>-2929689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7]*100" office:value-type="float" office:value="5000" calcext:value-type="float">
            <text:p>5000</text:p>
          </table:table-cell>
          <table:table-cell table:formula="of:=[.B137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37]*(10^9)*[.E137]/8)/[.D137])" office:value-type="float" office:value="97656250" calcext:value-type="float">
            <text:p>97656250</text:p>
          </table:table-cell>
          <table:table-cell table:formula="of:=([.D137] +20) *[.F137]" office:value-type="float" office:value="8203125000" calcext:value-type="float">
            <text:p>8203125000</text:p>
          </table:table-cell>
          <table:table-cell table:formula="of:=[.F137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8192027928" calcext:value-type="float">
            <text:p>8192027928</text:p>
          </table:table-cell>
          <table:table-cell office:value-type="float" office:value="97524142" calcext:value-type="float">
            <text:p>97524142</text:p>
          </table:table-cell>
          <table:table-cell table:formula="of:=[.G137]-[.K137]" office:value-type="float" office:value="11097072" calcext:value-type="float">
            <text:p>11097072</text:p>
          </table:table-cell>
          <table:table-cell table:formula="of:=[.H137]-[.L137]" office:value-type="float" office:value="132108" calcext:value-type="float">
            <text:p>132108</text:p>
          </table:table-cell>
          <table:table-cell table:formula="of:=([.M137]/[.G137])*100" office:value-type="float" office:value="0.135278592" calcext:value-type="float">
            <text:p>0.135278592</text:p>
          </table:table-cell>
          <table:table-cell table:formula="of:=100*([.N137]/[.H137])" office:value-type="float" office:value="0.135278592" calcext:value-type="float">
            <text:p>0.135278592</text:p>
          </table:table-cell>
          <table:table-cell/>
          <table:table-cell table:formula="of:=[.O137]-[.P137]" office:value-type="float" office:value="0" calcext:value-type="float">
            <text:p>0</text:p>
          </table:table-cell>
          <table:table-cell table:formula="of:=[.H137]-[.J137]" office:value-type="float" office:value="0" calcext:value-type="float">
            <text:p>0</text:p>
          </table:table-cell>
          <table:table-cell table:formula="of:=[.I137] - [.G137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8]*100" office:value-type="float" office:value="5000" calcext:value-type="float">
            <text:p>5000</text:p>
          </table:table-cell>
          <table:table-cell table:formula="of:=[.B138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38]*(10^9)*[.E138]/8)/[.D138])" office:value-type="float" office:value="48828125" calcext:value-type="float">
            <text:p>48828125</text:p>
          </table:table-cell>
          <table:table-cell table:formula="of:=([.D138] +20) *[.F138]" office:value-type="float" office:value="7226562500" calcext:value-type="float">
            <text:p>7226562500</text:p>
          </table:table-cell>
          <table:table-cell table:formula="of:=[.F138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7222724268" calcext:value-type="float">
            <text:p>7222724268</text:p>
          </table:table-cell>
          <table:table-cell office:value-type="float" office:value="48802191" calcext:value-type="float">
            <text:p>48802191</text:p>
          </table:table-cell>
          <table:table-cell table:formula="of:=[.G138]-[.K138]" office:value-type="float" office:value="3838232" calcext:value-type="float">
            <text:p>3838232</text:p>
          </table:table-cell>
          <table:table-cell table:formula="of:=[.H138]-[.L138]" office:value-type="float" office:value="25934" calcext:value-type="float">
            <text:p>25934</text:p>
          </table:table-cell>
          <table:table-cell table:formula="of:=([.M138]/[.G138])*100" office:value-type="float" office:value="0.053112832" calcext:value-type="float">
            <text:p>0.053112832</text:p>
          </table:table-cell>
          <table:table-cell table:formula="of:=100*([.N138]/[.H138])" office:value-type="float" office:value="0.053112832" calcext:value-type="float">
            <text:p>0.053112832</text:p>
          </table:table-cell>
          <table:table-cell/>
          <table:table-cell table:formula="of:=[.O138]-[.P138]" office:value-type="float" office:value="0" calcext:value-type="float">
            <text:p>0</text:p>
          </table:table-cell>
          <table:table-cell table:formula="of:=[.H138]-[.J138]" office:value-type="float" office:value="0" calcext:value-type="float">
            <text:p>0</text:p>
          </table:table-cell>
          <table:table-cell table:formula="of:=[.I138] - [.G138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39]*100" office:value-type="float" office:value="5000" calcext:value-type="float">
            <text:p>5000</text:p>
          </table:table-cell>
          <table:table-cell table:formula="of:=[.B139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39]*(10^9)*[.E139]/8)/[.D139])" office:value-type="float" office:value="24414063" calcext:value-type="float">
            <text:p>24414063</text:p>
          </table:table-cell>
          <table:table-cell table:formula="of:=([.D139] +20) *[.F139]" office:value-type="float" office:value="6738281388" calcext:value-type="float">
            <text:p>6738281388</text:p>
          </table:table-cell>
          <table:table-cell table:formula="of:=[.F139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6738281388" calcext:value-type="float">
            <text:p>6738281388</text:p>
          </table:table-cell>
          <table:table-cell office:value-type="float" office:value="24414063" calcext:value-type="float">
            <text:p>24414063</text:p>
          </table:table-cell>
          <table:table-cell table:formula="of:=[.G139]-[.K139]" office:value-type="float" office:value="0" calcext:value-type="float">
            <text:p>0</text:p>
          </table:table-cell>
          <table:table-cell table:formula="of:=[.H139]-[.L139]" office:value-type="float" office:value="0" calcext:value-type="float">
            <text:p>0</text:p>
          </table:table-cell>
          <table:table-cell table:formula="of:=([.M139]/[.G139])*100" office:value-type="float" office:value="0" calcext:value-type="float">
            <text:p>0</text:p>
          </table:table-cell>
          <table:table-cell table:formula="of:=100*([.N139]/[.H139])" office:value-type="float" office:value="0" calcext:value-type="float">
            <text:p>0</text:p>
          </table:table-cell>
          <table:table-cell/>
          <table:table-cell table:formula="of:=[.O139]-[.P139]" office:value-type="float" office:value="0" calcext:value-type="float">
            <text:p>0</text:p>
          </table:table-cell>
          <table:table-cell table:formula="of:=[.H139]-[.J139]" office:value-type="float" office:value="0" calcext:value-type="float">
            <text:p>0</text:p>
          </table:table-cell>
          <table:table-cell table:formula="of:=[.I139] - [.G139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0]*100" office:value-type="float" office:value="5000" calcext:value-type="float">
            <text:p>5000</text:p>
          </table:table-cell>
          <table:table-cell table:formula="of:=[.B140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0]*(10^9)*[.E140]/8)/[.D140])" office:value-type="float" office:value="12207032" calcext:value-type="float">
            <text:p>12207032</text:p>
          </table:table-cell>
          <table:table-cell table:formula="of:=([.D140] +20) *[.F140]" office:value-type="float" office:value="6494141024" calcext:value-type="float">
            <text:p>6494141024</text:p>
          </table:table-cell>
          <table:table-cell table:formula="of:=[.F140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494141024" calcext:value-type="float">
            <text:p>6494141024</text:p>
          </table:table-cell>
          <table:table-cell office:value-type="float" office:value="12207032" calcext:value-type="float">
            <text:p>12207032</text:p>
          </table:table-cell>
          <table:table-cell table:formula="of:=[.G140]-[.K140]" office:value-type="float" office:value="0" calcext:value-type="float">
            <text:p>0</text:p>
          </table:table-cell>
          <table:table-cell table:formula="of:=[.H140]-[.L140]" office:value-type="float" office:value="0" calcext:value-type="float">
            <text:p>0</text:p>
          </table:table-cell>
          <table:table-cell table:formula="of:=([.M140]/[.G140])*100" office:value-type="float" office:value="0" calcext:value-type="float">
            <text:p>0</text:p>
          </table:table-cell>
          <table:table-cell table:formula="of:=100*([.N140]/[.H140])" office:value-type="float" office:value="0" calcext:value-type="float">
            <text:p>0</text:p>
          </table:table-cell>
          <table:table-cell/>
          <table:table-cell table:formula="of:=[.O140]-[.P140]" office:value-type="float" office:value="0" calcext:value-type="float">
            <text:p>0</text:p>
          </table:table-cell>
          <table:table-cell table:formula="of:=[.H140]-[.J140]" office:value-type="float" office:value="0" calcext:value-type="float">
            <text:p>0</text:p>
          </table:table-cell>
          <table:table-cell table:formula="of:=[.I140] - [.G140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1]*100" office:value-type="float" office:value="5000" calcext:value-type="float">
            <text:p>5000</text:p>
          </table:table-cell>
          <table:table-cell table:formula="of:=[.B141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1]*(10^9)*[.E141]/8)/[.D141])" office:value-type="float" office:value="6103516" calcext:value-type="float">
            <text:p>6103516</text:p>
          </table:table-cell>
          <table:table-cell table:formula="of:=([.D141] +20) *[.F141]" office:value-type="float" office:value="6372070704" calcext:value-type="float">
            <text:p>6372070704</text:p>
          </table:table-cell>
          <table:table-cell table:formula="of:=[.F141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372070704" calcext:value-type="float">
            <text:p>6372070704</text:p>
          </table:table-cell>
          <table:table-cell office:value-type="float" office:value="6103516" calcext:value-type="float">
            <text:p>6103516</text:p>
          </table:table-cell>
          <table:table-cell table:formula="of:=[.G141]-[.K141]" office:value-type="float" office:value="0" calcext:value-type="float">
            <text:p>0</text:p>
          </table:table-cell>
          <table:table-cell table:formula="of:=[.H141]-[.L141]" office:value-type="float" office:value="0" calcext:value-type="float">
            <text:p>0</text:p>
          </table:table-cell>
          <table:table-cell table:formula="of:=([.M141]/[.G141])*100" office:value-type="float" office:value="0" calcext:value-type="float">
            <text:p>0</text:p>
          </table:table-cell>
          <table:table-cell table:formula="of:=100*([.N141]/[.H141])" office:value-type="float" office:value="0" calcext:value-type="float">
            <text:p>0</text:p>
          </table:table-cell>
          <table:table-cell/>
          <table:table-cell table:formula="of:=[.O141]-[.P141]" office:value-type="float" office:value="0" calcext:value-type="float">
            <text:p>0</text:p>
          </table:table-cell>
          <table:table-cell table:formula="of:=[.H141]-[.J141]" office:value-type="float" office:value="0" calcext:value-type="float">
            <text:p>0</text:p>
          </table:table-cell>
          <table:table-cell table:formula="of:=[.I141] - [.G141]" office:value-type="float" office:value="-146484384" calcext:value-type="float">
            <text:p>-1464843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3]*100" office:value-type="float" office:value="7500" calcext:value-type="float">
            <text:p>7500</text:p>
          </table:table-cell>
          <table:table-cell table:formula="of:=[.B143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3]*(10^9)*[.E143]/8)/[.D143])" office:value-type="float" office:value="146484375" calcext:value-type="float">
            <text:p>146484375</text:p>
          </table:table-cell>
          <table:table-cell table:formula="of:=([.D143] +20) *[.F143]" office:value-type="float" office:value="12304687500" calcext:value-type="float">
            <text:p>12304687500</text:p>
          </table:table-cell>
          <table:table-cell table:formula="of:=[.F143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12271689696" calcext:value-type="float">
            <text:p>12271689696</text:p>
          </table:table-cell>
          <table:table-cell office:value-type="float" office:value="146091544" calcext:value-type="float">
            <text:p>146091544</text:p>
          </table:table-cell>
          <table:table-cell table:formula="of:=[.G143]-[.K143]" office:value-type="float" office:value="32997804" calcext:value-type="float">
            <text:p>32997804</text:p>
          </table:table-cell>
          <table:table-cell table:formula="of:=[.H143]-[.L143]" office:value-type="float" office:value="392831" calcext:value-type="float">
            <text:p>392831</text:p>
          </table:table-cell>
          <table:table-cell table:formula="of:=([.M143]/[.G143])*100" office:value-type="float" office:value="0.268172629333333" calcext:value-type="float">
            <text:p>0.268172629333333</text:p>
          </table:table-cell>
          <table:table-cell table:formula="of:=100*([.N143]/[.H143])" office:value-type="float" office:value="0.268172629333333" calcext:value-type="float">
            <text:p>0.268172629333333</text:p>
          </table:table-cell>
          <table:table-cell/>
          <table:table-cell table:formula="of:=[.O143]-[.P143]" office:value-type="float" office:value="0" calcext:value-type="float">
            <text:p>0</text:p>
          </table:table-cell>
          <table:table-cell table:formula="of:=[.H143]-[.J143]" office:value-type="float" office:value="0" calcext:value-type="float">
            <text:p>0</text:p>
          </table:table-cell>
          <table:table-cell table:formula="of:=[.I143] - [.G143]" office:value-type="float" office:value="-3515625000" calcext:value-type="float">
            <text:p>-351562500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4]*100" office:value-type="float" office:value="7500" calcext:value-type="float">
            <text:p>7500</text:p>
          </table:table-cell>
          <table:table-cell table:formula="of:=[.B144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44]*(10^9)*[.E144]/8)/[.D144])" office:value-type="float" office:value="73242188" calcext:value-type="float">
            <text:p>73242188</text:p>
          </table:table-cell>
          <table:table-cell table:formula="of:=([.D144] +20) *[.F144]" office:value-type="float" office:value="10839843824" calcext:value-type="float">
            <text:p>10839843824</text:p>
          </table:table-cell>
          <table:table-cell table:formula="of:=[.F144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10826869552" calcext:value-type="float">
            <text:p>10826869552</text:p>
          </table:table-cell>
          <table:table-cell office:value-type="float" office:value="73154524" calcext:value-type="float">
            <text:p>73154524</text:p>
          </table:table-cell>
          <table:table-cell table:formula="of:=[.G144]-[.K144]" office:value-type="float" office:value="12974272" calcext:value-type="float">
            <text:p>12974272</text:p>
          </table:table-cell>
          <table:table-cell table:formula="of:=[.H144]-[.L144]" office:value-type="float" office:value="87664" calcext:value-type="float">
            <text:p>87664</text:p>
          </table:table-cell>
          <table:table-cell table:formula="of:=([.M144]/[.G144])*100" office:value-type="float" office:value="0.119690580516246" calcext:value-type="float">
            <text:p>0.119690580516246</text:p>
          </table:table-cell>
          <table:table-cell table:formula="of:=100*([.N144]/[.H144])" office:value-type="float" office:value="0.119690580516246" calcext:value-type="float">
            <text:p>0.119690580516246</text:p>
          </table:table-cell>
          <table:table-cell/>
          <table:table-cell table:formula="of:=[.O144]-[.P144]" office:value-type="float" office:value="0" calcext:value-type="float">
            <text:p>0</text:p>
          </table:table-cell>
          <table:table-cell table:formula="of:=[.H144]-[.J144]" office:value-type="float" office:value="0" calcext:value-type="float">
            <text:p>0</text:p>
          </table:table-cell>
          <table:table-cell table:formula="of:=[.I144] - [.G144]" office:value-type="float" office:value="-1757812512" calcext:value-type="float">
            <text:p>-175781251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5]*100" office:value-type="float" office:value="7500" calcext:value-type="float">
            <text:p>7500</text:p>
          </table:table-cell>
          <table:table-cell table:formula="of:=[.B145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45]*(10^9)*[.E145]/8)/[.D145])" office:value-type="float" office:value="36621094" calcext:value-type="float">
            <text:p>36621094</text:p>
          </table:table-cell>
          <table:table-cell table:formula="of:=([.D145] +20) *[.F145]" office:value-type="float" office:value="10107421944" calcext:value-type="float">
            <text:p>10107421944</text:p>
          </table:table-cell>
          <table:table-cell table:formula="of:=[.F145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10107129108" calcext:value-type="float">
            <text:p>10107129108</text:p>
          </table:table-cell>
          <table:table-cell office:value-type="float" office:value="36620033" calcext:value-type="float">
            <text:p>36620033</text:p>
          </table:table-cell>
          <table:table-cell table:formula="of:=[.G145]-[.K145]" office:value-type="float" office:value="292836" calcext:value-type="float">
            <text:p>292836</text:p>
          </table:table-cell>
          <table:table-cell table:formula="of:=[.H145]-[.L145]" office:value-type="float" office:value="1061" calcext:value-type="float">
            <text:p>1061</text:p>
          </table:table-cell>
          <table:table-cell table:formula="of:=([.M145]/[.G145])*100" office:value-type="float" office:value="0.00289723731355486" calcext:value-type="float">
            <text:p>0.002897237313555</text:p>
          </table:table-cell>
          <table:table-cell table:formula="of:=100*([.N145]/[.H145])" office:value-type="float" office:value="0.00289723731355486" calcext:value-type="float">
            <text:p>0.002897237313555</text:p>
          </table:table-cell>
          <table:table-cell/>
          <table:table-cell table:formula="of:=[.O145]-[.P145]" office:value-type="float" office:value="0" calcext:value-type="float">
            <text:p>0</text:p>
          </table:table-cell>
          <table:table-cell table:formula="of:=[.H145]-[.J145]" office:value-type="float" office:value="0" calcext:value-type="float">
            <text:p>0</text:p>
          </table:table-cell>
          <table:table-cell table:formula="of:=[.I145] - [.G145]" office:value-type="float" office:value="-878906256" calcext:value-type="float">
            <text:p>-87890625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6]*100" office:value-type="float" office:value="7500" calcext:value-type="float">
            <text:p>7500</text:p>
          </table:table-cell>
          <table:table-cell table:formula="of:=[.B146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46]*(10^9)*[.E146]/8)/[.D146])" office:value-type="float" office:value="18310547" calcext:value-type="float">
            <text:p>18310547</text:p>
          </table:table-cell>
          <table:table-cell table:formula="of:=([.D146] +20) *[.F146]" office:value-type="float" office:value="9741211004" calcext:value-type="float">
            <text:p>9741211004</text:p>
          </table:table-cell>
          <table:table-cell table:formula="of:=[.F146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741211004" calcext:value-type="float">
            <text:p>9741211004</text:p>
          </table:table-cell>
          <table:table-cell office:value-type="float" office:value="18310547" calcext:value-type="float">
            <text:p>18310547</text:p>
          </table:table-cell>
          <table:table-cell table:formula="of:=[.G146]-[.K146]" office:value-type="float" office:value="0" calcext:value-type="float">
            <text:p>0</text:p>
          </table:table-cell>
          <table:table-cell table:formula="of:=[.H146]-[.L146]" office:value-type="float" office:value="0" calcext:value-type="float">
            <text:p>0</text:p>
          </table:table-cell>
          <table:table-cell table:formula="of:=([.M146]/[.G146])*100" office:value-type="float" office:value="0" calcext:value-type="float">
            <text:p>0</text:p>
          </table:table-cell>
          <table:table-cell table:formula="of:=100*([.N146]/[.H146])" office:value-type="float" office:value="0" calcext:value-type="float">
            <text:p>0</text:p>
          </table:table-cell>
          <table:table-cell/>
          <table:table-cell table:formula="of:=[.O146]-[.P146]" office:value-type="float" office:value="0" calcext:value-type="float">
            <text:p>0</text:p>
          </table:table-cell>
          <table:table-cell table:formula="of:=[.H146]-[.J146]" office:value-type="float" office:value="0" calcext:value-type="float">
            <text:p>0</text:p>
          </table:table-cell>
          <table:table-cell table:formula="of:=[.I146] - [.G146]" office:value-type="float" office:value="-439453128" calcext:value-type="float">
            <text:p>-43945312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47]*100" office:value-type="float" office:value="7500" calcext:value-type="float">
            <text:p>7500</text:p>
          </table:table-cell>
          <table:table-cell table:formula="of:=[.B147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47]*(10^9)*[.E147]/8)/[.D147])" office:value-type="float" office:value="9155274" calcext:value-type="float">
            <text:p>9155274</text:p>
          </table:table-cell>
          <table:table-cell table:formula="of:=([.D147] +20) *[.F147]" office:value-type="float" office:value="9558106056" calcext:value-type="float">
            <text:p>9558106056</text:p>
          </table:table-cell>
          <table:table-cell table:formula="of:=[.F147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table:formula="of:=[.H147]" office:value-type="float" office:value="9155274" calcext:value-type="float">
            <text:p>9155274</text:p>
          </table:table-cell>
          <table:table-cell office:value-type="float" office:value="9558106056" calcext:value-type="float">
            <text:p>9558106056</text:p>
          </table:table-cell>
          <table:table-cell office:value-type="float" office:value="9155274" calcext:value-type="float">
            <text:p>9155274</text:p>
          </table:table-cell>
          <table:table-cell table:formula="of:=[.G147]-[.K147]" office:value-type="float" office:value="0" calcext:value-type="float">
            <text:p>0</text:p>
          </table:table-cell>
          <table:table-cell table:formula="of:=[.H147]-[.L147]" office:value-type="float" office:value="0" calcext:value-type="float">
            <text:p>0</text:p>
          </table:table-cell>
          <table:table-cell table:formula="of:=([.M147]/[.G147])*100" office:value-type="float" office:value="0" calcext:value-type="float">
            <text:p>0</text:p>
          </table:table-cell>
          <table:table-cell table:formula="of:=100*([.N147]/[.H147])" office:value-type="float" office:value="0" calcext:value-type="float">
            <text:p>0</text:p>
          </table:table-cell>
          <table:table-cell/>
          <table:table-cell table:formula="of:=[.O147]-[.P147]" office:value-type="float" office:value="0" calcext:value-type="float">
            <text:p>0</text:p>
          </table:table-cell>
          <table:table-cell table:formula="of:=[.H147]-[.J147]" office:value-type="float" office:value="0" calcext:value-type="float">
            <text:p>0</text:p>
          </table:table-cell>
          <table:table-cell table:formula="of:=[.I147] - [.G147]" office:value-type="float" office:value="-219726576" calcext:value-type="float">
            <text:p>-21972657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49]*100" office:value-type="float" office:value="10000" calcext:value-type="float">
            <text:p>10000</text:p>
          </table:table-cell>
          <table:table-cell table:formula="of:=[.B149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49]*(10^9)*[.E149]/8)/[.D149])" office:value-type="float" office:value="195312500" calcext:value-type="float">
            <text:p>195312500</text:p>
          </table:table-cell>
          <table:table-cell table:formula="of:=([.D149] +20) *[.F149]" office:value-type="float" office:value="16406250000" calcext:value-type="float">
            <text:p>16406250000</text:p>
          </table:table-cell>
          <table:table-cell table:formula="of:=[.F149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16356054792" calcext:value-type="float">
            <text:p>16356054792</text:p>
          </table:table-cell>
          <table:table-cell office:value-type="float" office:value="194714938" calcext:value-type="float">
            <text:p>194714938</text:p>
          </table:table-cell>
          <table:table-cell table:formula="of:=[.G149]-[.K149]" office:value-type="float" office:value="50195208" calcext:value-type="float">
            <text:p>50195208</text:p>
          </table:table-cell>
          <table:table-cell table:formula="of:=[.H149]-[.L149]" office:value-type="float" office:value="597562" calcext:value-type="float">
            <text:p>597562</text:p>
          </table:table-cell>
          <table:table-cell table:formula="of:=([.M149]/[.G149])*100" office:value-type="float" office:value="0.305951744" calcext:value-type="float">
            <text:p>0.305951744</text:p>
          </table:table-cell>
          <table:table-cell table:formula="of:=100*([.N149]/[.H149])" office:value-type="float" office:value="0.305951744" calcext:value-type="float">
            <text:p>0.305951744</text:p>
          </table:table-cell>
          <table:table-cell/>
          <table:table-cell table:formula="of:=[.O149]-[.P149]" office:value-type="float" office:value="0" calcext:value-type="float">
            <text:p>0</text:p>
          </table:table-cell>
          <table:table-cell table:formula="of:=[.H149]-[.J149]" office:value-type="float" office:value="0" calcext:value-type="float">
            <text:p>0</text:p>
          </table:table-cell>
          <table:table-cell table:formula="of:=[.I149] - [.G149]" office:value-type="float" office:value="-4687500000" calcext:value-type="float">
            <text:p>-468750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0]*100" office:value-type="float" office:value="10000" calcext:value-type="float">
            <text:p>10000</text:p>
          </table:table-cell>
          <table:table-cell table:formula="of:=[.B150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50]*(10^9)*[.E150]/8)/[.D150])" office:value-type="float" office:value="97656250" calcext:value-type="float">
            <text:p>97656250</text:p>
          </table:table-cell>
          <table:table-cell table:formula="of:=([.D150] +20) *[.F150]" office:value-type="float" office:value="14453125000" calcext:value-type="float">
            <text:p>14453125000</text:p>
          </table:table-cell>
          <table:table-cell table:formula="of:=[.F150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4429258816" calcext:value-type="float">
            <text:p>14429258816</text:p>
          </table:table-cell>
          <table:table-cell office:value-type="float" office:value="97494992" calcext:value-type="float">
            <text:p>97494992</text:p>
          </table:table-cell>
          <table:table-cell table:formula="of:=[.G150]-[.K150]" office:value-type="float" office:value="23866184" calcext:value-type="float">
            <text:p>23866184</text:p>
          </table:table-cell>
          <table:table-cell table:formula="of:=[.H150]-[.L150]" office:value-type="float" office:value="161258" calcext:value-type="float">
            <text:p>161258</text:p>
          </table:table-cell>
          <table:table-cell table:formula="of:=([.M150]/[.G150])*100" office:value-type="float" office:value="0.165128192" calcext:value-type="float">
            <text:p>0.165128192</text:p>
          </table:table-cell>
          <table:table-cell table:formula="of:=100*([.N150]/[.H150])" office:value-type="float" office:value="0.165128192" calcext:value-type="float">
            <text:p>0.165128192</text:p>
          </table:table-cell>
          <table:table-cell/>
          <table:table-cell table:formula="of:=[.O150]-[.P150]" office:value-type="float" office:value="0" calcext:value-type="float">
            <text:p>0</text:p>
          </table:table-cell>
          <table:table-cell table:formula="of:=[.H150]-[.J150]" office:value-type="float" office:value="0" calcext:value-type="float">
            <text:p>0</text:p>
          </table:table-cell>
          <table:table-cell table:formula="of:=[.I150] - [.G150]" office:value-type="float" office:value="-2343750000" calcext:value-type="float">
            <text:p>-234375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1]*100" office:value-type="float" office:value="10000" calcext:value-type="float">
            <text:p>10000</text:p>
          </table:table-cell>
          <table:table-cell table:formula="of:=[.B151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51]*(10^9)*[.E151]/8)/[.D151])" office:value-type="float" office:value="48828125" calcext:value-type="float">
            <text:p>48828125</text:p>
          </table:table-cell>
          <table:table-cell table:formula="of:=([.D151] +20) *[.F151]" office:value-type="float" office:value="13476562500" calcext:value-type="float">
            <text:p>13476562500</text:p>
          </table:table-cell>
          <table:table-cell table:formula="of:=[.F151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3469224764" calcext:value-type="float">
            <text:p>13469224764</text:p>
          </table:table-cell>
          <table:table-cell office:value-type="float" office:value="48801539" calcext:value-type="float">
            <text:p>48801539</text:p>
          </table:table-cell>
          <table:table-cell table:formula="of:=[.G151]-[.K151]" office:value-type="float" office:value="7337736" calcext:value-type="float">
            <text:p>7337736</text:p>
          </table:table-cell>
          <table:table-cell table:formula="of:=[.H151]-[.L151]" office:value-type="float" office:value="26586" calcext:value-type="float">
            <text:p>26586</text:p>
          </table:table-cell>
          <table:table-cell table:formula="of:=([.M151]/[.G151])*100" office:value-type="float" office:value="0.054448128" calcext:value-type="float">
            <text:p>0.054448128</text:p>
          </table:table-cell>
          <table:table-cell table:formula="of:=100*([.N151]/[.H151])" office:value-type="float" office:value="0.054448128" calcext:value-type="float">
            <text:p>0.054448128</text:p>
          </table:table-cell>
          <table:table-cell/>
          <table:table-cell table:formula="of:=[.O151]-[.P151]" office:value-type="float" office:value="0" calcext:value-type="float">
            <text:p>0</text:p>
          </table:table-cell>
          <table:table-cell table:formula="of:=[.H151]-[.J151]" office:value-type="float" office:value="0" calcext:value-type="float">
            <text:p>0</text:p>
          </table:table-cell>
          <table:table-cell table:formula="of:=[.I151] - [.G151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2]*100" office:value-type="float" office:value="10000" calcext:value-type="float">
            <text:p>10000</text:p>
          </table:table-cell>
          <table:table-cell table:formula="of:=[.B152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52]*(10^9)*[.E152]/8)/[.D152])" office:value-type="float" office:value="24414063" calcext:value-type="float">
            <text:p>24414063</text:p>
          </table:table-cell>
          <table:table-cell table:formula="of:=([.D152] +20) *[.F152]" office:value-type="float" office:value="12988281516" calcext:value-type="float">
            <text:p>12988281516</text:p>
          </table:table-cell>
          <table:table-cell table:formula="of:=[.F152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988281516" calcext:value-type="float">
            <text:p>12988281516</text:p>
          </table:table-cell>
          <table:table-cell office:value-type="float" office:value="24414063" calcext:value-type="float">
            <text:p>24414063</text:p>
          </table:table-cell>
          <table:table-cell table:formula="of:=[.G152]-[.K152]" office:value-type="float" office:value="0" calcext:value-type="float">
            <text:p>0</text:p>
          </table:table-cell>
          <table:table-cell table:formula="of:=[.H152]-[.L152]" office:value-type="float" office:value="0" calcext:value-type="float">
            <text:p>0</text:p>
          </table:table-cell>
          <table:table-cell table:formula="of:=([.M152]/[.G152])*100" office:value-type="float" office:value="0" calcext:value-type="float">
            <text:p>0</text:p>
          </table:table-cell>
          <table:table-cell table:formula="of:=100*([.N152]/[.H152])" office:value-type="float" office:value="0" calcext:value-type="float">
            <text:p>0</text:p>
          </table:table-cell>
          <table:table-cell/>
          <table:table-cell table:formula="of:=[.O152]-[.P152]" office:value-type="float" office:value="0" calcext:value-type="float">
            <text:p>0</text:p>
          </table:table-cell>
          <table:table-cell table:formula="of:=[.H152]-[.J152]" office:value-type="float" office:value="0" calcext:value-type="float">
            <text:p>0</text:p>
          </table:table-cell>
          <table:table-cell table:formula="of:=[.I152] - [.G152]" office:value-type="float" office:value="-585937512" calcext:value-type="float">
            <text:p>-585937512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53]*100" office:value-type="float" office:value="10000" calcext:value-type="float">
            <text:p>10000</text:p>
          </table:table-cell>
          <table:table-cell table:formula="of:=[.B153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53]*(10^9)*[.E153]/8)/[.D153])" office:value-type="float" office:value="12207032" calcext:value-type="float">
            <text:p>12207032</text:p>
          </table:table-cell>
          <table:table-cell table:formula="of:=([.D153] +20) *[.F153]" office:value-type="float" office:value="12744141408" calcext:value-type="float">
            <text:p>12744141408</text:p>
          </table:table-cell>
          <table:table-cell table:formula="of:=[.F153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744141408" calcext:value-type="float">
            <text:p>12744141408</text:p>
          </table:table-cell>
          <table:table-cell office:value-type="float" office:value="12207032" calcext:value-type="float">
            <text:p>12207032</text:p>
          </table:table-cell>
          <table:table-cell table:formula="of:=[.G153]-[.K153]" office:value-type="float" office:value="0" calcext:value-type="float">
            <text:p>0</text:p>
          </table:table-cell>
          <table:table-cell table:formula="of:=[.H153]-[.L153]" office:value-type="float" office:value="0" calcext:value-type="float">
            <text:p>0</text:p>
          </table:table-cell>
          <table:table-cell table:formula="of:=([.M153]/[.G153])*100" office:value-type="float" office:value="0" calcext:value-type="float">
            <text:p>0</text:p>
          </table:table-cell>
          <table:table-cell table:formula="of:=100*([.N153]/[.H153])" office:value-type="float" office:value="0" calcext:value-type="float">
            <text:p>0</text:p>
          </table:table-cell>
          <table:table-cell/>
          <table:table-cell table:formula="of:=[.O153]-[.P153]" office:value-type="float" office:value="0" calcext:value-type="float">
            <text:p>0</text:p>
          </table:table-cell>
          <table:table-cell table:formula="of:=[.H153]-[.J153]" office:value-type="float" office:value="0" calcext:value-type="float">
            <text:p>0</text:p>
          </table:table-cell>
          <table:table-cell table:formula="of:=[.I153] - [.G153]" office:value-type="float" office:value="-292968768" calcext:value-type="float">
            <text:p>-292968768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OP – PF_RING_Z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OWN FLOW TABLE IMPLE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ZC FRAMEWORK BY PREPENDING THE INTERFACE ARGUMENT WITH ZC:</text:p>
          </table:table-cell>
          <table:table-cell table:number-columns-repeated="9"/>
          <table:table-cell office:value-type="string" calcext:value-type="string">
            <text:p>NOTE: zcount adds 24 bytes to each packet to account for preamble, crc and ifg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6" office:value-type="string" calcext:value-type="string">
            <text:p>Output Bytes</text:p>
          </table:table-cell>
          <table:table-cell table:style-name="ce6" office:value-type="string" calcext:value-type="string">
            <text:p>Output Pk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4"/>
          <table:table-cell table:number-columns-repeated="8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]*100" office:value-type="float" office:value="100" calcext:value-type="float">
            <text:p>100</text:p>
          </table:table-cell>
          <table:table-cell table:formula="of:=[.B161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1]*(10^9)*[.E161]/8)/[.D161])" office:value-type="float" office:value="1953125" calcext:value-type="float">
            <text:p>1953125</text:p>
          </table:table-cell>
          <table:table-cell table:formula="of:=([.D161] - 4) *[.F161]" office:value-type="float" office:value="117187500" calcext:value-type="float">
            <text:p>117187500</text:p>
          </table:table-cell>
          <table:table-cell table:formula="of:=[.F161]" office:value-type="float" office:value="1953125" calcext:value-type="float">
            <text:p>1953125</text:p>
          </table:table-cell>
          <table:table-cell table:number-columns-repeated="3"/>
          <table:table-cell table:style-name="ce4"/>
          <table:table-cell table:formula="of:=[.G161]-[.K161]" office:value-type="float" office:value="117187500" calcext:value-type="float">
            <text:p>117187500</text:p>
          </table:table-cell>
          <table:table-cell table:formula="of:=[.H161]-[.L161]" office:value-type="float" office:value="1953125" calcext:value-type="float">
            <text:p>1953125</text:p>
          </table:table-cell>
          <table:table-cell table:formula="of:=([.M161]/[.G161])*100" office:value-type="float" office:value="100" calcext:value-type="float">
            <text:p>100</text:p>
          </table:table-cell>
          <table:table-cell table:formula="of:=100*([.N161]/[.H161])" office:value-type="float" office:value="100" calcext:value-type="float">
            <text:p>100</text:p>
          </table:table-cell>
          <table:table-cell/>
          <table:table-cell table:formula="of:=[.O161]-[.P161]" office:value-type="float" office:value="0" calcext:value-type="float">
            <text:p>0</text:p>
          </table:table-cell>
          <table:table-cell table:formula="of:=[.H161]-[.J161]" office:value-type="float" office:value="1953125" calcext:value-type="float">
            <text:p>1953125</text:p>
          </table:table-cell>
          <table:table-cell table:formula="of:=[.I161] - [.G161]" office:value-type="float" office:value="-117187500" calcext:value-type="float">
            <text:p>-11718750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]*100" office:value-type="float" office:value="100" calcext:value-type="float">
            <text:p>100</text:p>
          </table:table-cell>
          <table:table-cell table:formula="of:=[.B162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2]*(10^9)*[.E162]/8)/[.D162])" office:value-type="float" office:value="976563" calcext:value-type="float">
            <text:p>976563</text:p>
          </table:table-cell>
          <table:table-cell table:formula="of:=([.D162] - 4) *[.F162]" office:value-type="float" office:value="121093812" calcext:value-type="float">
            <text:p>121093812</text:p>
          </table:table-cell>
          <table:table-cell table:formula="of:=[.F162]" office:value-type="float" office:value="976563" calcext:value-type="float">
            <text:p>976563</text:p>
          </table:table-cell>
          <table:table-cell table:number-columns-repeated="4"/>
          <table:table-cell table:formula="of:=[.G162]-[.K162]" office:value-type="float" office:value="121093812" calcext:value-type="float">
            <text:p>121093812</text:p>
          </table:table-cell>
          <table:table-cell table:formula="of:=[.H162]-[.L162]" office:value-type="float" office:value="976563" calcext:value-type="float">
            <text:p>976563</text:p>
          </table:table-cell>
          <table:table-cell table:formula="of:=([.M162]/[.G162])*100" office:value-type="float" office:value="100" calcext:value-type="float">
            <text:p>100</text:p>
          </table:table-cell>
          <table:table-cell table:formula="of:=100*([.N162]/[.H162])" office:value-type="float" office:value="100" calcext:value-type="float">
            <text:p>100</text:p>
          </table:table-cell>
          <table:table-cell/>
          <table:table-cell table:formula="of:=[.O162]-[.P162]" office:value-type="float" office:value="0" calcext:value-type="float">
            <text:p>0</text:p>
          </table:table-cell>
          <table:table-cell table:formula="of:=[.H162]-[.J162]" office:value-type="float" office:value="976563" calcext:value-type="float">
            <text:p>976563</text:p>
          </table:table-cell>
          <table:table-cell table:formula="of:=[.I162] - [.G162]" office:value-type="float" office:value="-121093812" calcext:value-type="float">
            <text:p>-12109381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]*100" office:value-type="float" office:value="100" calcext:value-type="float">
            <text:p>100</text:p>
          </table:table-cell>
          <table:table-cell table:formula="of:=[.B163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3]*(10^9)*[.E163]/8)/[.D163])" office:value-type="float" office:value="488282" calcext:value-type="float">
            <text:p>488282</text:p>
          </table:table-cell>
          <table:table-cell table:formula="of:=([.D163] - 4) *[.F163]" office:value-type="float" office:value="123047064" calcext:value-type="float">
            <text:p>123047064</text:p>
          </table:table-cell>
          <table:table-cell table:formula="of:=[.F163]" office:value-type="float" office:value="488282" calcext:value-type="float">
            <text:p>488282</text:p>
          </table:table-cell>
          <table:table-cell table:number-columns-repeated="4"/>
          <table:table-cell table:formula="of:=[.G163]-[.K163]" office:value-type="float" office:value="123047064" calcext:value-type="float">
            <text:p>123047064</text:p>
          </table:table-cell>
          <table:table-cell table:formula="of:=[.H163]-[.L163]" office:value-type="float" office:value="488282" calcext:value-type="float">
            <text:p>488282</text:p>
          </table:table-cell>
          <table:table-cell table:formula="of:=([.M163]/[.G163])*100" office:value-type="float" office:value="100" calcext:value-type="float">
            <text:p>100</text:p>
          </table:table-cell>
          <table:table-cell table:formula="of:=100*([.N163]/[.H163])" office:value-type="float" office:value="100" calcext:value-type="float">
            <text:p>100</text:p>
          </table:table-cell>
          <table:table-cell/>
          <table:table-cell table:formula="of:=[.O163]-[.P163]" office:value-type="float" office:value="0" calcext:value-type="float">
            <text:p>0</text:p>
          </table:table-cell>
          <table:table-cell table:formula="of:=[.H163]-[.J163]" office:value-type="float" office:value="488282" calcext:value-type="float">
            <text:p>488282</text:p>
          </table:table-cell>
          <table:table-cell table:formula="of:=[.I163] - [.G163]" office:value-type="float" office:value="-123047064" calcext:value-type="float">
            <text:p>-12304706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]*100" office:value-type="float" office:value="100" calcext:value-type="float">
            <text:p>100</text:p>
          </table:table-cell>
          <table:table-cell table:formula="of:=[.B164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64]*(10^9)*[.E164]/8)/[.D164])" office:value-type="float" office:value="244141" calcext:value-type="float">
            <text:p>244141</text:p>
          </table:table-cell>
          <table:table-cell table:formula="of:=([.D164] - 4) *[.F164]" office:value-type="float" office:value="124023628" calcext:value-type="float">
            <text:p>124023628</text:p>
          </table:table-cell>
          <table:table-cell table:formula="of:=[.F164]" office:value-type="float" office:value="244141" calcext:value-type="float">
            <text:p>244141</text:p>
          </table:table-cell>
          <table:table-cell table:number-columns-repeated="4"/>
          <table:table-cell table:formula="of:=[.G164]-[.K164]" office:value-type="float" office:value="124023628" calcext:value-type="float">
            <text:p>124023628</text:p>
          </table:table-cell>
          <table:table-cell table:formula="of:=[.H164]-[.L164]" office:value-type="float" office:value="244141" calcext:value-type="float">
            <text:p>244141</text:p>
          </table:table-cell>
          <table:table-cell table:formula="of:=([.M164]/[.G164])*100" office:value-type="float" office:value="100" calcext:value-type="float">
            <text:p>100</text:p>
          </table:table-cell>
          <table:table-cell table:formula="of:=100*([.N164]/[.H164])" office:value-type="float" office:value="100" calcext:value-type="float">
            <text:p>100</text:p>
          </table:table-cell>
          <table:table-cell/>
          <table:table-cell table:formula="of:=[.O164]-[.P164]" office:value-type="float" office:value="0" calcext:value-type="float">
            <text:p>0</text:p>
          </table:table-cell>
          <table:table-cell table:formula="of:=[.H164]-[.J164]" office:value-type="float" office:value="244141" calcext:value-type="float">
            <text:p>244141</text:p>
          </table:table-cell>
          <table:table-cell table:formula="of:=[.I164] - [.G164]" office:value-type="float" office:value="-124023628" calcext:value-type="float">
            <text:p>-12402362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]*100" office:value-type="float" office:value="100" calcext:value-type="float">
            <text:p>100</text:p>
          </table:table-cell>
          <table:table-cell table:formula="of:=[.B165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65]*(10^9)*[.E165]/8)/[.D165])" office:value-type="float" office:value="122071" calcext:value-type="float">
            <text:p>122071</text:p>
          </table:table-cell>
          <table:table-cell table:formula="of:=([.D165] - 4) *[.F165]" office:value-type="float" office:value="124512420" calcext:value-type="float">
            <text:p>124512420</text:p>
          </table:table-cell>
          <table:table-cell table:formula="of:=[.F165]" office:value-type="float" office:value="122071" calcext:value-type="float">
            <text:p>122071</text:p>
          </table:table-cell>
          <table:table-cell table:number-columns-repeated="4"/>
          <table:table-cell table:formula="of:=[.G165]-[.K165]" office:value-type="float" office:value="124512420" calcext:value-type="float">
            <text:p>124512420</text:p>
          </table:table-cell>
          <table:table-cell table:formula="of:=[.H165]-[.L165]" office:value-type="float" office:value="122071" calcext:value-type="float">
            <text:p>122071</text:p>
          </table:table-cell>
          <table:table-cell table:formula="of:=([.M165]/[.G165])*100" office:value-type="float" office:value="100" calcext:value-type="float">
            <text:p>100</text:p>
          </table:table-cell>
          <table:table-cell table:formula="of:=100*([.N165]/[.H165])" office:value-type="float" office:value="100" calcext:value-type="float">
            <text:p>100</text:p>
          </table:table-cell>
          <table:table-cell/>
          <table:table-cell table:formula="of:=[.O165]-[.P165]" office:value-type="float" office:value="0" calcext:value-type="float">
            <text:p>0</text:p>
          </table:table-cell>
          <table:table-cell table:formula="of:=[.H165]-[.J165]" office:value-type="float" office:value="122071" calcext:value-type="float">
            <text:p>122071</text:p>
          </table:table-cell>
          <table:table-cell table:formula="of:=[.I165] - [.G165]" office:value-type="float" office:value="-124512420" calcext:value-type="float">
            <text:p>-12451242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7]*100" office:value-type="float" office:value="1000" calcext:value-type="float">
            <text:p>1000</text:p>
          </table:table-cell>
          <table:table-cell table:formula="of:=[.B167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67]*(10^9)*[.E167]/8)/[.D167])" office:value-type="float" office:value="19531250" calcext:value-type="float">
            <text:p>19531250</text:p>
          </table:table-cell>
          <table:table-cell table:formula="of:=([.D167] - 4) *[.F167]" office:value-type="float" office:value="1171875000" calcext:value-type="float">
            <text:p>1171875000</text:p>
          </table:table-cell>
          <table:table-cell table:formula="of:=[.F167]" office:value-type="float" office:value="19531250" calcext:value-type="float">
            <text:p>19531250</text:p>
          </table:table-cell>
          <table:table-cell table:number-columns-repeated="4"/>
          <table:table-cell table:formula="of:=[.G167]-[.K167]" office:value-type="float" office:value="1171875000" calcext:value-type="float">
            <text:p>1171875000</text:p>
          </table:table-cell>
          <table:table-cell table:formula="of:=[.H167]-[.L167]" office:value-type="float" office:value="19531250" calcext:value-type="float">
            <text:p>19531250</text:p>
          </table:table-cell>
          <table:table-cell table:formula="of:=([.M167]/[.G167])*100" office:value-type="float" office:value="100" calcext:value-type="float">
            <text:p>100</text:p>
          </table:table-cell>
          <table:table-cell table:formula="of:=100*([.N167]/[.H167])" office:value-type="float" office:value="100" calcext:value-type="float">
            <text:p>100</text:p>
          </table:table-cell>
          <table:table-cell/>
          <table:table-cell table:formula="of:=[.O167]-[.P167]" office:value-type="float" office:value="0" calcext:value-type="float">
            <text:p>0</text:p>
          </table:table-cell>
          <table:table-cell table:formula="of:=[.H167]-[.J167]" office:value-type="float" office:value="19531250" calcext:value-type="float">
            <text:p>19531250</text:p>
          </table:table-cell>
          <table:table-cell table:formula="of:=[.I167] - [.G167]" office:value-type="float" office:value="-1171875000" calcext:value-type="float">
            <text:p>-11718750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8]*100" office:value-type="float" office:value="1000" calcext:value-type="float">
            <text:p>1000</text:p>
          </table:table-cell>
          <table:table-cell table:formula="of:=[.B168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68]*(10^9)*[.E168]/8)/[.D168])" office:value-type="float" office:value="9765625" calcext:value-type="float">
            <text:p>9765625</text:p>
          </table:table-cell>
          <table:table-cell table:formula="of:=([.D168] - 4) *[.F168]" office:value-type="float" office:value="1210937500" calcext:value-type="float">
            <text:p>1210937500</text:p>
          </table:table-cell>
          <table:table-cell table:formula="of:=[.F168]" office:value-type="float" office:value="9765625" calcext:value-type="float">
            <text:p>9765625</text:p>
          </table:table-cell>
          <table:table-cell table:number-columns-repeated="4"/>
          <table:table-cell table:formula="of:=[.G168]-[.K168]" office:value-type="float" office:value="1210937500" calcext:value-type="float">
            <text:p>1210937500</text:p>
          </table:table-cell>
          <table:table-cell table:formula="of:=[.H168]-[.L168]" office:value-type="float" office:value="9765625" calcext:value-type="float">
            <text:p>9765625</text:p>
          </table:table-cell>
          <table:table-cell table:formula="of:=([.M168]/[.G168])*100" office:value-type="float" office:value="100" calcext:value-type="float">
            <text:p>100</text:p>
          </table:table-cell>
          <table:table-cell table:formula="of:=100*([.N168]/[.H168])" office:value-type="float" office:value="100" calcext:value-type="float">
            <text:p>100</text:p>
          </table:table-cell>
          <table:table-cell/>
          <table:table-cell table:formula="of:=[.O168]-[.P168]" office:value-type="float" office:value="0" calcext:value-type="float">
            <text:p>0</text:p>
          </table:table-cell>
          <table:table-cell table:formula="of:=[.H168]-[.J168]" office:value-type="float" office:value="9765625" calcext:value-type="float">
            <text:p>9765625</text:p>
          </table:table-cell>
          <table:table-cell table:formula="of:=[.I168] - [.G168]" office:value-type="float" office:value="-1210937500" calcext:value-type="float">
            <text:p>-12109375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9]*100" office:value-type="float" office:value="1000" calcext:value-type="float">
            <text:p>1000</text:p>
          </table:table-cell>
          <table:table-cell table:formula="of:=[.B169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69]*(10^9)*[.E169]/8)/[.D169])" office:value-type="float" office:value="4882813" calcext:value-type="float">
            <text:p>4882813</text:p>
          </table:table-cell>
          <table:table-cell table:formula="of:=([.D169] - 4) *[.F169]" office:value-type="float" office:value="1230468876" calcext:value-type="float">
            <text:p>1230468876</text:p>
          </table:table-cell>
          <table:table-cell table:formula="of:=[.F169]" office:value-type="float" office:value="4882813" calcext:value-type="float">
            <text:p>4882813</text:p>
          </table:table-cell>
          <table:table-cell table:number-columns-repeated="4"/>
          <table:table-cell table:formula="of:=[.G169]-[.K169]" office:value-type="float" office:value="1230468876" calcext:value-type="float">
            <text:p>1230468876</text:p>
          </table:table-cell>
          <table:table-cell table:formula="of:=[.H169]-[.L169]" office:value-type="float" office:value="4882813" calcext:value-type="float">
            <text:p>4882813</text:p>
          </table:table-cell>
          <table:table-cell table:formula="of:=([.M169]/[.G169])*100" office:value-type="float" office:value="100" calcext:value-type="float">
            <text:p>100</text:p>
          </table:table-cell>
          <table:table-cell table:formula="of:=100*([.N169]/[.H169])" office:value-type="float" office:value="100" calcext:value-type="float">
            <text:p>100</text:p>
          </table:table-cell>
          <table:table-cell/>
          <table:table-cell table:formula="of:=[.O169]-[.P169]" office:value-type="float" office:value="0" calcext:value-type="float">
            <text:p>0</text:p>
          </table:table-cell>
          <table:table-cell table:formula="of:=[.H169]-[.J169]" office:value-type="float" office:value="4882813" calcext:value-type="float">
            <text:p>4882813</text:p>
          </table:table-cell>
          <table:table-cell table:formula="of:=[.I169] - [.G169]" office:value-type="float" office:value="-1230468876" calcext:value-type="float">
            <text:p>-123046887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0]*100" office:value-type="float" office:value="1000" calcext:value-type="float">
            <text:p>1000</text:p>
          </table:table-cell>
          <table:table-cell table:formula="of:=[.B170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0]*(10^9)*[.E170]/8)/[.D170])" office:value-type="float" office:value="2441407" calcext:value-type="float">
            <text:p>2441407</text:p>
          </table:table-cell>
          <table:table-cell table:formula="of:=([.D170] - 4) *[.F170]" office:value-type="float" office:value="1240234756" calcext:value-type="float">
            <text:p>1240234756</text:p>
          </table:table-cell>
          <table:table-cell table:formula="of:=[.F170]" office:value-type="float" office:value="2441407" calcext:value-type="float">
            <text:p>2441407</text:p>
          </table:table-cell>
          <table:table-cell table:number-columns-repeated="4"/>
          <table:table-cell table:formula="of:=[.G170]-[.K170]" office:value-type="float" office:value="1240234756" calcext:value-type="float">
            <text:p>1240234756</text:p>
          </table:table-cell>
          <table:table-cell table:formula="of:=[.H170]-[.L170]" office:value-type="float" office:value="2441407" calcext:value-type="float">
            <text:p>2441407</text:p>
          </table:table-cell>
          <table:table-cell table:formula="of:=([.M170]/[.G170])*100" office:value-type="float" office:value="100" calcext:value-type="float">
            <text:p>100</text:p>
          </table:table-cell>
          <table:table-cell table:formula="of:=100*([.N170]/[.H170])" office:value-type="float" office:value="100" calcext:value-type="float">
            <text:p>100</text:p>
          </table:table-cell>
          <table:table-cell/>
          <table:table-cell table:formula="of:=[.O170]-[.P170]" office:value-type="float" office:value="0" calcext:value-type="float">
            <text:p>0</text:p>
          </table:table-cell>
          <table:table-cell table:formula="of:=[.H170]-[.J170]" office:value-type="float" office:value="2441407" calcext:value-type="float">
            <text:p>2441407</text:p>
          </table:table-cell>
          <table:table-cell table:formula="of:=[.I170] - [.G170]" office:value-type="float" office:value="-1240234756" calcext:value-type="float">
            <text:p>-1240234756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1]*100" office:value-type="float" office:value="1000" calcext:value-type="float">
            <text:p>1000</text:p>
          </table:table-cell>
          <table:table-cell table:formula="of:=[.B171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1]*(10^9)*[.E171]/8)/[.D171])" office:value-type="float" office:value="1220704" calcext:value-type="float">
            <text:p>1220704</text:p>
          </table:table-cell>
          <table:table-cell table:formula="of:=([.D171] - 4) *[.F171]" office:value-type="float" office:value="1245118080" calcext:value-type="float">
            <text:p>1245118080</text:p>
          </table:table-cell>
          <table:table-cell table:formula="of:=[.F171]" office:value-type="float" office:value="1220704" calcext:value-type="float">
            <text:p>1220704</text:p>
          </table:table-cell>
          <table:table-cell table:number-columns-repeated="4"/>
          <table:table-cell table:formula="of:=[.G171]-[.K171]" office:value-type="float" office:value="1245118080" calcext:value-type="float">
            <text:p>1245118080</text:p>
          </table:table-cell>
          <table:table-cell table:formula="of:=[.H171]-[.L171]" office:value-type="float" office:value="1220704" calcext:value-type="float">
            <text:p>1220704</text:p>
          </table:table-cell>
          <table:table-cell table:formula="of:=([.M171]/[.G171])*100" office:value-type="float" office:value="100" calcext:value-type="float">
            <text:p>100</text:p>
          </table:table-cell>
          <table:table-cell table:formula="of:=100*([.N171]/[.H171])" office:value-type="float" office:value="100" calcext:value-type="float">
            <text:p>100</text:p>
          </table:table-cell>
          <table:table-cell/>
          <table:table-cell table:formula="of:=[.O171]-[.P171]" office:value-type="float" office:value="0" calcext:value-type="float">
            <text:p>0</text:p>
          </table:table-cell>
          <table:table-cell table:formula="of:=[.H171]-[.J171]" office:value-type="float" office:value="1220704" calcext:value-type="float">
            <text:p>1220704</text:p>
          </table:table-cell>
          <table:table-cell table:formula="of:=[.I171] - [.G171]" office:value-type="float" office:value="-1245118080" calcext:value-type="float">
            <text:p>-124511808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3]*100" office:value-type="float" office:value="5000" calcext:value-type="float">
            <text:p>5000</text:p>
          </table:table-cell>
          <table:table-cell table:formula="of:=[.B173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3]*(10^9)*[.E173]/8)/[.D173])" office:value-type="float" office:value="97656250" calcext:value-type="float">
            <text:p>97656250</text:p>
          </table:table-cell>
          <table:table-cell table:formula="of:=([.D173] - 4) *[.F173]" office:value-type="float" office:value="5859375000" calcext:value-type="float">
            <text:p>5859375000</text:p>
          </table:table-cell>
          <table:table-cell table:formula="of:=[.F173]" office:value-type="float" office:value="97656250" calcext:value-type="float">
            <text:p>97656250</text:p>
          </table:table-cell>
          <table:table-cell table:number-columns-repeated="4"/>
          <table:table-cell table:formula="of:=[.G173]-[.K173]" office:value-type="float" office:value="5859375000" calcext:value-type="float">
            <text:p>5859375000</text:p>
          </table:table-cell>
          <table:table-cell table:formula="of:=[.H173]-[.L173]" office:value-type="float" office:value="97656250" calcext:value-type="float">
            <text:p>97656250</text:p>
          </table:table-cell>
          <table:table-cell table:formula="of:=([.M173]/[.G173])*100" office:value-type="float" office:value="100" calcext:value-type="float">
            <text:p>100</text:p>
          </table:table-cell>
          <table:table-cell table:formula="of:=100*([.N173]/[.H173])" office:value-type="float" office:value="100" calcext:value-type="float">
            <text:p>100</text:p>
          </table:table-cell>
          <table:table-cell/>
          <table:table-cell table:formula="of:=[.O173]-[.P173]" office:value-type="float" office:value="0" calcext:value-type="float">
            <text:p>0</text:p>
          </table:table-cell>
          <table:table-cell table:formula="of:=[.H173]-[.J173]" office:value-type="float" office:value="97656250" calcext:value-type="float">
            <text:p>97656250</text:p>
          </table:table-cell>
          <table:table-cell table:formula="of:=[.I173] - [.G173]" office:value-type="float" office:value="-5859375000" calcext:value-type="float">
            <text:p>-58593750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4]*100" office:value-type="float" office:value="5000" calcext:value-type="float">
            <text:p>5000</text:p>
          </table:table-cell>
          <table:table-cell table:formula="of:=[.B174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74]*(10^9)*[.E174]/8)/[.D174])" office:value-type="float" office:value="48828125" calcext:value-type="float">
            <text:p>48828125</text:p>
          </table:table-cell>
          <table:table-cell table:formula="of:=([.D174] - 4) *[.F174]" office:value-type="float" office:value="6054687500" calcext:value-type="float">
            <text:p>6054687500</text:p>
          </table:table-cell>
          <table:table-cell table:formula="of:=[.F174]" office:value-type="float" office:value="48828125" calcext:value-type="float">
            <text:p>48828125</text:p>
          </table:table-cell>
          <table:table-cell table:number-columns-repeated="4"/>
          <table:table-cell table:formula="of:=[.G174]-[.K174]" office:value-type="float" office:value="6054687500" calcext:value-type="float">
            <text:p>6054687500</text:p>
          </table:table-cell>
          <table:table-cell table:formula="of:=[.H174]-[.L174]" office:value-type="float" office:value="48828125" calcext:value-type="float">
            <text:p>48828125</text:p>
          </table:table-cell>
          <table:table-cell table:formula="of:=([.M174]/[.G174])*100" office:value-type="float" office:value="100" calcext:value-type="float">
            <text:p>100</text:p>
          </table:table-cell>
          <table:table-cell table:formula="of:=100*([.N174]/[.H174])" office:value-type="float" office:value="100" calcext:value-type="float">
            <text:p>100</text:p>
          </table:table-cell>
          <table:table-cell/>
          <table:table-cell table:formula="of:=[.O174]-[.P174]" office:value-type="float" office:value="0" calcext:value-type="float">
            <text:p>0</text:p>
          </table:table-cell>
          <table:table-cell table:formula="of:=[.H174]-[.J174]" office:value-type="float" office:value="48828125" calcext:value-type="float">
            <text:p>48828125</text:p>
          </table:table-cell>
          <table:table-cell table:formula="of:=[.I174] - [.G174]" office:value-type="float" office:value="-6054687500" calcext:value-type="float">
            <text:p>-605468750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5]*100" office:value-type="float" office:value="5000" calcext:value-type="float">
            <text:p>5000</text:p>
          </table:table-cell>
          <table:table-cell table:formula="of:=[.B175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75]*(10^9)*[.E175]/8)/[.D175])" office:value-type="float" office:value="24414063" calcext:value-type="float">
            <text:p>24414063</text:p>
          </table:table-cell>
          <table:table-cell table:formula="of:=([.D175] - 4) *[.F175]" office:value-type="float" office:value="6152343876" calcext:value-type="float">
            <text:p>6152343876</text:p>
          </table:table-cell>
          <table:table-cell table:formula="of:=[.F175]" office:value-type="float" office:value="24414063" calcext:value-type="float">
            <text:p>24414063</text:p>
          </table:table-cell>
          <table:table-cell table:number-columns-repeated="4"/>
          <table:table-cell table:formula="of:=[.G175]-[.K175]" office:value-type="float" office:value="6152343876" calcext:value-type="float">
            <text:p>6152343876</text:p>
          </table:table-cell>
          <table:table-cell table:formula="of:=[.H175]-[.L175]" office:value-type="float" office:value="24414063" calcext:value-type="float">
            <text:p>24414063</text:p>
          </table:table-cell>
          <table:table-cell table:formula="of:=([.M175]/[.G175])*100" office:value-type="float" office:value="100" calcext:value-type="float">
            <text:p>100</text:p>
          </table:table-cell>
          <table:table-cell table:formula="of:=100*([.N175]/[.H175])" office:value-type="float" office:value="100" calcext:value-type="float">
            <text:p>100</text:p>
          </table:table-cell>
          <table:table-cell/>
          <table:table-cell table:formula="of:=[.O175]-[.P175]" office:value-type="float" office:value="0" calcext:value-type="float">
            <text:p>0</text:p>
          </table:table-cell>
          <table:table-cell table:formula="of:=[.H175]-[.J175]" office:value-type="float" office:value="24414063" calcext:value-type="float">
            <text:p>24414063</text:p>
          </table:table-cell>
          <table:table-cell table:formula="of:=[.I175] - [.G175]" office:value-type="float" office:value="-6152343876" calcext:value-type="float">
            <text:p>-6152343876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6]*100" office:value-type="float" office:value="5000" calcext:value-type="float">
            <text:p>5000</text:p>
          </table:table-cell>
          <table:table-cell table:formula="of:=[.B176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76]*(10^9)*[.E176]/8)/[.D176])" office:value-type="float" office:value="12207032" calcext:value-type="float">
            <text:p>12207032</text:p>
          </table:table-cell>
          <table:table-cell table:formula="of:=([.D176] - 4) *[.F176]" office:value-type="float" office:value="6201172256" calcext:value-type="float">
            <text:p>6201172256</text:p>
          </table:table-cell>
          <table:table-cell table:formula="of:=[.F176]" office:value-type="float" office:value="12207032" calcext:value-type="float">
            <text:p>12207032</text:p>
          </table:table-cell>
          <table:table-cell table:number-columns-repeated="4"/>
          <table:table-cell table:formula="of:=[.G176]-[.K176]" office:value-type="float" office:value="6201172256" calcext:value-type="float">
            <text:p>6201172256</text:p>
          </table:table-cell>
          <table:table-cell table:formula="of:=[.H176]-[.L176]" office:value-type="float" office:value="12207032" calcext:value-type="float">
            <text:p>12207032</text:p>
          </table:table-cell>
          <table:table-cell table:formula="of:=([.M176]/[.G176])*100" office:value-type="float" office:value="100" calcext:value-type="float">
            <text:p>100</text:p>
          </table:table-cell>
          <table:table-cell table:formula="of:=100*([.N176]/[.H176])" office:value-type="float" office:value="100" calcext:value-type="float">
            <text:p>100</text:p>
          </table:table-cell>
          <table:table-cell/>
          <table:table-cell table:formula="of:=[.O176]-[.P176]" office:value-type="float" office:value="0" calcext:value-type="float">
            <text:p>0</text:p>
          </table:table-cell>
          <table:table-cell table:formula="of:=[.H176]-[.J176]" office:value-type="float" office:value="12207032" calcext:value-type="float">
            <text:p>12207032</text:p>
          </table:table-cell>
          <table:table-cell table:formula="of:=[.I176] - [.G176]" office:value-type="float" office:value="-6201172256" calcext:value-type="float">
            <text:p>-6201172256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7]*100" office:value-type="float" office:value="5000" calcext:value-type="float">
            <text:p>5000</text:p>
          </table:table-cell>
          <table:table-cell table:formula="of:=[.B177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77]*(10^9)*[.E177]/8)/[.D177])" office:value-type="float" office:value="6103516" calcext:value-type="float">
            <text:p>6103516</text:p>
          </table:table-cell>
          <table:table-cell table:formula="of:=([.D177] - 4) *[.F177]" office:value-type="float" office:value="6225586320" calcext:value-type="float">
            <text:p>6225586320</text:p>
          </table:table-cell>
          <table:table-cell table:formula="of:=[.F177]" office:value-type="float" office:value="6103516" calcext:value-type="float">
            <text:p>6103516</text:p>
          </table:table-cell>
          <table:table-cell table:number-columns-repeated="4"/>
          <table:table-cell table:formula="of:=[.G177]-[.K177]" office:value-type="float" office:value="6225586320" calcext:value-type="float">
            <text:p>6225586320</text:p>
          </table:table-cell>
          <table:table-cell table:formula="of:=[.H177]-[.L177]" office:value-type="float" office:value="6103516" calcext:value-type="float">
            <text:p>6103516</text:p>
          </table:table-cell>
          <table:table-cell table:formula="of:=([.M177]/[.G177])*100" office:value-type="float" office:value="100" calcext:value-type="float">
            <text:p>100</text:p>
          </table:table-cell>
          <table:table-cell table:formula="of:=100*([.N177]/[.H177])" office:value-type="float" office:value="100" calcext:value-type="float">
            <text:p>100</text:p>
          </table:table-cell>
          <table:table-cell/>
          <table:table-cell table:formula="of:=[.O177]-[.P177]" office:value-type="float" office:value="0" calcext:value-type="float">
            <text:p>0</text:p>
          </table:table-cell>
          <table:table-cell table:formula="of:=[.H177]-[.J177]" office:value-type="float" office:value="6103516" calcext:value-type="float">
            <text:p>6103516</text:p>
          </table:table-cell>
          <table:table-cell table:formula="of:=[.I177] - [.G177]" office:value-type="float" office:value="-6225586320" calcext:value-type="float">
            <text:p>-622558632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79]*100" office:value-type="float" office:value="7500" calcext:value-type="float">
            <text:p>7500</text:p>
          </table:table-cell>
          <table:table-cell table:formula="of:=[.B179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79]*(10^9)*[.E179]/8)/[.D179])" office:value-type="float" office:value="146484375" calcext:value-type="float">
            <text:p>146484375</text:p>
          </table:table-cell>
          <table:table-cell table:formula="of:=([.D179] - 4) *[.F179]" office:value-type="float" office:value="8789062500" calcext:value-type="float">
            <text:p>8789062500</text:p>
          </table:table-cell>
          <table:table-cell table:formula="of:=[.F179]" office:value-type="float" office:value="146484375" calcext:value-type="float">
            <text:p>146484375</text:p>
          </table:table-cell>
          <table:table-cell table:number-columns-repeated="4"/>
          <table:table-cell table:formula="of:=[.G179]-[.K179]" office:value-type="float" office:value="8789062500" calcext:value-type="float">
            <text:p>8789062500</text:p>
          </table:table-cell>
          <table:table-cell table:formula="of:=[.H179]-[.L179]" office:value-type="float" office:value="146484375" calcext:value-type="float">
            <text:p>146484375</text:p>
          </table:table-cell>
          <table:table-cell table:formula="of:=([.M179]/[.G179])*100" office:value-type="float" office:value="100" calcext:value-type="float">
            <text:p>100</text:p>
          </table:table-cell>
          <table:table-cell table:formula="of:=100*([.N179]/[.H179])" office:value-type="float" office:value="100" calcext:value-type="float">
            <text:p>100</text:p>
          </table:table-cell>
          <table:table-cell/>
          <table:table-cell table:formula="of:=[.O179]-[.P179]" office:value-type="float" office:value="0" calcext:value-type="float">
            <text:p>0</text:p>
          </table:table-cell>
          <table:table-cell table:formula="of:=[.H179]-[.J179]" office:value-type="float" office:value="146484375" calcext:value-type="float">
            <text:p>146484375</text:p>
          </table:table-cell>
          <table:table-cell table:formula="of:=[.I179] - [.G179]" office:value-type="float" office:value="-8789062500" calcext:value-type="float">
            <text:p>-878906250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0]*100" office:value-type="float" office:value="7500" calcext:value-type="float">
            <text:p>7500</text:p>
          </table:table-cell>
          <table:table-cell table:formula="of:=[.B180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0]*(10^9)*[.E180]/8)/[.D180])" office:value-type="float" office:value="73242188" calcext:value-type="float">
            <text:p>73242188</text:p>
          </table:table-cell>
          <table:table-cell table:formula="of:=([.D180] - 4) *[.F180]" office:value-type="float" office:value="9082031312" calcext:value-type="float">
            <text:p>9082031312</text:p>
          </table:table-cell>
          <table:table-cell table:formula="of:=[.F180]" office:value-type="float" office:value="73242188" calcext:value-type="float">
            <text:p>73242188</text:p>
          </table:table-cell>
          <table:table-cell table:number-columns-repeated="4"/>
          <table:table-cell table:formula="of:=[.G180]-[.K180]" office:value-type="float" office:value="9082031312" calcext:value-type="float">
            <text:p>9082031312</text:p>
          </table:table-cell>
          <table:table-cell table:formula="of:=[.H180]-[.L180]" office:value-type="float" office:value="73242188" calcext:value-type="float">
            <text:p>73242188</text:p>
          </table:table-cell>
          <table:table-cell table:formula="of:=([.M180]/[.G180])*100" office:value-type="float" office:value="100" calcext:value-type="float">
            <text:p>100</text:p>
          </table:table-cell>
          <table:table-cell table:formula="of:=100*([.N180]/[.H180])" office:value-type="float" office:value="100" calcext:value-type="float">
            <text:p>100</text:p>
          </table:table-cell>
          <table:table-cell/>
          <table:table-cell table:formula="of:=[.O180]-[.P180]" office:value-type="float" office:value="0" calcext:value-type="float">
            <text:p>0</text:p>
          </table:table-cell>
          <table:table-cell table:formula="of:=[.H180]-[.J180]" office:value-type="float" office:value="73242188" calcext:value-type="float">
            <text:p>73242188</text:p>
          </table:table-cell>
          <table:table-cell table:formula="of:=[.I180] - [.G180]" office:value-type="float" office:value="-9082031312" calcext:value-type="float">
            <text:p>-9082031312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1]*100" office:value-type="float" office:value="7500" calcext:value-type="float">
            <text:p>7500</text:p>
          </table:table-cell>
          <table:table-cell table:formula="of:=[.B181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1]*(10^9)*[.E181]/8)/[.D181])" office:value-type="float" office:value="36621094" calcext:value-type="float">
            <text:p>36621094</text:p>
          </table:table-cell>
          <table:table-cell table:formula="of:=([.D181] - 4) *[.F181]" office:value-type="float" office:value="9228515688" calcext:value-type="float">
            <text:p>9228515688</text:p>
          </table:table-cell>
          <table:table-cell table:formula="of:=[.F181]" office:value-type="float" office:value="36621094" calcext:value-type="float">
            <text:p>36621094</text:p>
          </table:table-cell>
          <table:table-cell table:number-columns-repeated="4"/>
          <table:table-cell table:formula="of:=[.G181]-[.K181]" office:value-type="float" office:value="9228515688" calcext:value-type="float">
            <text:p>9228515688</text:p>
          </table:table-cell>
          <table:table-cell table:formula="of:=[.H181]-[.L181]" office:value-type="float" office:value="36621094" calcext:value-type="float">
            <text:p>36621094</text:p>
          </table:table-cell>
          <table:table-cell table:formula="of:=([.M181]/[.G181])*100" office:value-type="float" office:value="100" calcext:value-type="float">
            <text:p>100</text:p>
          </table:table-cell>
          <table:table-cell table:formula="of:=100*([.N181]/[.H181])" office:value-type="float" office:value="100" calcext:value-type="float">
            <text:p>100</text:p>
          </table:table-cell>
          <table:table-cell/>
          <table:table-cell table:formula="of:=[.O181]-[.P181]" office:value-type="float" office:value="0" calcext:value-type="float">
            <text:p>0</text:p>
          </table:table-cell>
          <table:table-cell table:formula="of:=[.H181]-[.J181]" office:value-type="float" office:value="36621094" calcext:value-type="float">
            <text:p>36621094</text:p>
          </table:table-cell>
          <table:table-cell table:formula="of:=[.I181] - [.G181]" office:value-type="float" office:value="-9228515688" calcext:value-type="float">
            <text:p>-922851568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2]*100" office:value-type="float" office:value="7500" calcext:value-type="float">
            <text:p>7500</text:p>
          </table:table-cell>
          <table:table-cell table:formula="of:=[.B182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2]*(10^9)*[.E182]/8)/[.D182])" office:value-type="float" office:value="18310547" calcext:value-type="float">
            <text:p>18310547</text:p>
          </table:table-cell>
          <table:table-cell table:formula="of:=([.D182] - 4) *[.F182]" office:value-type="float" office:value="9301757876" calcext:value-type="float">
            <text:p>9301757876</text:p>
          </table:table-cell>
          <table:table-cell table:formula="of:=[.F182]" office:value-type="float" office:value="18310547" calcext:value-type="float">
            <text:p>18310547</text:p>
          </table:table-cell>
          <table:table-cell table:number-columns-repeated="4"/>
          <table:table-cell table:formula="of:=[.G182]-[.K182]" office:value-type="float" office:value="9301757876" calcext:value-type="float">
            <text:p>9301757876</text:p>
          </table:table-cell>
          <table:table-cell table:formula="of:=[.H182]-[.L182]" office:value-type="float" office:value="18310547" calcext:value-type="float">
            <text:p>18310547</text:p>
          </table:table-cell>
          <table:table-cell table:formula="of:=([.M182]/[.G182])*100" office:value-type="float" office:value="100" calcext:value-type="float">
            <text:p>100</text:p>
          </table:table-cell>
          <table:table-cell table:formula="of:=100*([.N182]/[.H182])" office:value-type="float" office:value="100" calcext:value-type="float">
            <text:p>100</text:p>
          </table:table-cell>
          <table:table-cell/>
          <table:table-cell table:formula="of:=[.O182]-[.P182]" office:value-type="float" office:value="0" calcext:value-type="float">
            <text:p>0</text:p>
          </table:table-cell>
          <table:table-cell table:formula="of:=[.H182]-[.J182]" office:value-type="float" office:value="18310547" calcext:value-type="float">
            <text:p>18310547</text:p>
          </table:table-cell>
          <table:table-cell table:formula="of:=[.I182] - [.G182]" office:value-type="float" office:value="-9301757876" calcext:value-type="float">
            <text:p>-9301757876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3]*100" office:value-type="float" office:value="7500" calcext:value-type="float">
            <text:p>7500</text:p>
          </table:table-cell>
          <table:table-cell table:formula="of:=[.B183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3]*(10^9)*[.E183]/8)/[.D183])" office:value-type="float" office:value="9155274" calcext:value-type="float">
            <text:p>9155274</text:p>
          </table:table-cell>
          <table:table-cell table:formula="of:=([.D183] - 4) *[.F183]" office:value-type="float" office:value="9338379480" calcext:value-type="float">
            <text:p>9338379480</text:p>
          </table:table-cell>
          <table:table-cell table:formula="of:=[.F183]" office:value-type="float" office:value="9155274" calcext:value-type="float">
            <text:p>9155274</text:p>
          </table:table-cell>
          <table:table-cell table:number-columns-repeated="4"/>
          <table:table-cell table:formula="of:=[.G183]-[.K183]" office:value-type="float" office:value="9338379480" calcext:value-type="float">
            <text:p>9338379480</text:p>
          </table:table-cell>
          <table:table-cell table:formula="of:=[.H183]-[.L183]" office:value-type="float" office:value="9155274" calcext:value-type="float">
            <text:p>9155274</text:p>
          </table:table-cell>
          <table:table-cell table:formula="of:=([.M183]/[.G183])*100" office:value-type="float" office:value="100" calcext:value-type="float">
            <text:p>100</text:p>
          </table:table-cell>
          <table:table-cell table:formula="of:=100*([.N183]/[.H183])" office:value-type="float" office:value="100" calcext:value-type="float">
            <text:p>100</text:p>
          </table:table-cell>
          <table:table-cell/>
          <table:table-cell table:formula="of:=[.O183]-[.P183]" office:value-type="float" office:value="0" calcext:value-type="float">
            <text:p>0</text:p>
          </table:table-cell>
          <table:table-cell table:formula="of:=[.H183]-[.J183]" office:value-type="float" office:value="9155274" calcext:value-type="float">
            <text:p>9155274</text:p>
          </table:table-cell>
          <table:table-cell table:formula="of:=[.I183] - [.G183]" office:value-type="float" office:value="-9338379480" calcext:value-type="float">
            <text:p>-933837948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5]*100" office:value-type="float" office:value="10000" calcext:value-type="float">
            <text:p>10000</text:p>
          </table:table-cell>
          <table:table-cell table:formula="of:=[.B185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185]*(10^9)*[.E185]/8)/[.D185])" office:value-type="float" office:value="195312500" calcext:value-type="float">
            <text:p>195312500</text:p>
          </table:table-cell>
          <table:table-cell table:formula="of:=([.D185] - 4) *[.F185]" office:value-type="float" office:value="11718750000" calcext:value-type="float">
            <text:p>11718750000</text:p>
          </table:table-cell>
          <table:table-cell table:formula="of:=[.F185]" office:value-type="float" office:value="195312500" calcext:value-type="float">
            <text:p>195312500</text:p>
          </table:table-cell>
          <table:table-cell table:number-columns-repeated="4"/>
          <table:table-cell table:formula="of:=[.G185]-[.K185]" office:value-type="float" office:value="11718750000" calcext:value-type="float">
            <text:p>11718750000</text:p>
          </table:table-cell>
          <table:table-cell table:formula="of:=[.H185]-[.L185]" office:value-type="float" office:value="195312500" calcext:value-type="float">
            <text:p>195312500</text:p>
          </table:table-cell>
          <table:table-cell table:formula="of:=([.M185]/[.G185])*100" office:value-type="float" office:value="100" calcext:value-type="float">
            <text:p>100</text:p>
          </table:table-cell>
          <table:table-cell table:formula="of:=100*([.N185]/[.H185])" office:value-type="float" office:value="100" calcext:value-type="float">
            <text:p>100</text:p>
          </table:table-cell>
          <table:table-cell/>
          <table:table-cell table:formula="of:=[.O185]-[.P185]" office:value-type="float" office:value="0" calcext:value-type="float">
            <text:p>0</text:p>
          </table:table-cell>
          <table:table-cell table:formula="of:=[.H185]-[.J185]" office:value-type="float" office:value="195312500" calcext:value-type="float">
            <text:p>195312500</text:p>
          </table:table-cell>
          <table:table-cell table:formula="of:=[.I185] - [.G185]" office:value-type="float" office:value="-11718750000" calcext:value-type="float">
            <text:p>-11718750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6]*100" office:value-type="float" office:value="10000" calcext:value-type="float">
            <text:p>10000</text:p>
          </table:table-cell>
          <table:table-cell table:formula="of:=[.B186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186]*(10^9)*[.E186]/8)/[.D186])" office:value-type="float" office:value="97656250" calcext:value-type="float">
            <text:p>97656250</text:p>
          </table:table-cell>
          <table:table-cell table:formula="of:=([.D186] - 4) *[.F186]" office:value-type="float" office:value="12109375000" calcext:value-type="float">
            <text:p>12109375000</text:p>
          </table:table-cell>
          <table:table-cell table:formula="of:=[.F186]" office:value-type="float" office:value="97656250" calcext:value-type="float">
            <text:p>97656250</text:p>
          </table:table-cell>
          <table:table-cell table:number-columns-repeated="4"/>
          <table:table-cell table:formula="of:=[.G186]-[.K186]" office:value-type="float" office:value="12109375000" calcext:value-type="float">
            <text:p>12109375000</text:p>
          </table:table-cell>
          <table:table-cell table:formula="of:=[.H186]-[.L186]" office:value-type="float" office:value="97656250" calcext:value-type="float">
            <text:p>97656250</text:p>
          </table:table-cell>
          <table:table-cell table:formula="of:=([.M186]/[.G186])*100" office:value-type="float" office:value="100" calcext:value-type="float">
            <text:p>100</text:p>
          </table:table-cell>
          <table:table-cell table:formula="of:=100*([.N186]/[.H186])" office:value-type="float" office:value="100" calcext:value-type="float">
            <text:p>100</text:p>
          </table:table-cell>
          <table:table-cell/>
          <table:table-cell table:formula="of:=[.O186]-[.P186]" office:value-type="float" office:value="0" calcext:value-type="float">
            <text:p>0</text:p>
          </table:table-cell>
          <table:table-cell table:formula="of:=[.H186]-[.J186]" office:value-type="float" office:value="97656250" calcext:value-type="float">
            <text:p>97656250</text:p>
          </table:table-cell>
          <table:table-cell table:formula="of:=[.I186] - [.G186]" office:value-type="float" office:value="-12109375000" calcext:value-type="float">
            <text:p>-121093750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7]*100" office:value-type="float" office:value="10000" calcext:value-type="float">
            <text:p>10000</text:p>
          </table:table-cell>
          <table:table-cell table:formula="of:=[.B187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187]*(10^9)*[.E187]/8)/[.D187])" office:value-type="float" office:value="48828125" calcext:value-type="float">
            <text:p>48828125</text:p>
          </table:table-cell>
          <table:table-cell table:formula="of:=([.D187] - 4) *[.F187]" office:value-type="float" office:value="12304687500" calcext:value-type="float">
            <text:p>12304687500</text:p>
          </table:table-cell>
          <table:table-cell table:formula="of:=[.F187]" office:value-type="float" office:value="48828125" calcext:value-type="float">
            <text:p>48828125</text:p>
          </table:table-cell>
          <table:table-cell table:number-columns-repeated="4"/>
          <table:table-cell table:formula="of:=[.G187]-[.K187]" office:value-type="float" office:value="12304687500" calcext:value-type="float">
            <text:p>12304687500</text:p>
          </table:table-cell>
          <table:table-cell table:formula="of:=[.H187]-[.L187]" office:value-type="float" office:value="48828125" calcext:value-type="float">
            <text:p>48828125</text:p>
          </table:table-cell>
          <table:table-cell table:formula="of:=([.M187]/[.G187])*100" office:value-type="float" office:value="100" calcext:value-type="float">
            <text:p>100</text:p>
          </table:table-cell>
          <table:table-cell table:formula="of:=100*([.N187]/[.H187])" office:value-type="float" office:value="100" calcext:value-type="float">
            <text:p>100</text:p>
          </table:table-cell>
          <table:table-cell/>
          <table:table-cell table:formula="of:=[.O187]-[.P187]" office:value-type="float" office:value="0" calcext:value-type="float">
            <text:p>0</text:p>
          </table:table-cell>
          <table:table-cell table:formula="of:=[.H187]-[.J187]" office:value-type="float" office:value="48828125" calcext:value-type="float">
            <text:p>48828125</text:p>
          </table:table-cell>
          <table:table-cell table:formula="of:=[.I187] - [.G187]" office:value-type="float" office:value="-12304687500" calcext:value-type="float">
            <text:p>-12304687500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8]*100" office:value-type="float" office:value="10000" calcext:value-type="float">
            <text:p>10000</text:p>
          </table:table-cell>
          <table:table-cell table:formula="of:=[.B188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188]*(10^9)*[.E188]/8)/[.D188])" office:value-type="float" office:value="24414063" calcext:value-type="float">
            <text:p>24414063</text:p>
          </table:table-cell>
          <table:table-cell table:formula="of:=([.D188] - 4) *[.F188]" office:value-type="float" office:value="12402344004" calcext:value-type="float">
            <text:p>12402344004</text:p>
          </table:table-cell>
          <table:table-cell table:formula="of:=[.F188]" office:value-type="float" office:value="24414063" calcext:value-type="float">
            <text:p>24414063</text:p>
          </table:table-cell>
          <table:table-cell table:number-columns-repeated="4"/>
          <table:table-cell table:formula="of:=[.G188]-[.K188]" office:value-type="float" office:value="12402344004" calcext:value-type="float">
            <text:p>12402344004</text:p>
          </table:table-cell>
          <table:table-cell table:formula="of:=[.H188]-[.L188]" office:value-type="float" office:value="24414063" calcext:value-type="float">
            <text:p>24414063</text:p>
          </table:table-cell>
          <table:table-cell table:formula="of:=([.M188]/[.G188])*100" office:value-type="float" office:value="100" calcext:value-type="float">
            <text:p>100</text:p>
          </table:table-cell>
          <table:table-cell table:formula="of:=100*([.N188]/[.H188])" office:value-type="float" office:value="100" calcext:value-type="float">
            <text:p>100</text:p>
          </table:table-cell>
          <table:table-cell/>
          <table:table-cell table:formula="of:=[.O188]-[.P188]" office:value-type="float" office:value="0" calcext:value-type="float">
            <text:p>0</text:p>
          </table:table-cell>
          <table:table-cell table:formula="of:=[.H188]-[.J188]" office:value-type="float" office:value="24414063" calcext:value-type="float">
            <text:p>24414063</text:p>
          </table:table-cell>
          <table:table-cell table:formula="of:=[.I188] - [.G188]" office:value-type="float" office:value="-12402344004" calcext:value-type="float">
            <text:p>-12402344004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9]*100" office:value-type="float" office:value="10000" calcext:value-type="float">
            <text:p>10000</text:p>
          </table:table-cell>
          <table:table-cell table:formula="of:=[.B189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189]*(10^9)*[.E189]/8)/[.D189])" office:value-type="float" office:value="12207032" calcext:value-type="float">
            <text:p>12207032</text:p>
          </table:table-cell>
          <table:table-cell table:formula="of:=([.D189] - 4) *[.F189]" office:value-type="float" office:value="12451172640" calcext:value-type="float">
            <text:p>12451172640</text:p>
          </table:table-cell>
          <table:table-cell table:formula="of:=[.F189]" office:value-type="float" office:value="12207032" calcext:value-type="float">
            <text:p>12207032</text:p>
          </table:table-cell>
          <table:table-cell table:number-columns-repeated="4"/>
          <table:table-cell table:formula="of:=[.G189]-[.K189]" office:value-type="float" office:value="12451172640" calcext:value-type="float">
            <text:p>12451172640</text:p>
          </table:table-cell>
          <table:table-cell table:formula="of:=[.H189]-[.L189]" office:value-type="float" office:value="12207032" calcext:value-type="float">
            <text:p>12207032</text:p>
          </table:table-cell>
          <table:table-cell table:formula="of:=([.M189]/[.G189])*100" office:value-type="float" office:value="100" calcext:value-type="float">
            <text:p>100</text:p>
          </table:table-cell>
          <table:table-cell table:formula="of:=100*([.N189]/[.H189])" office:value-type="float" office:value="100" calcext:value-type="float">
            <text:p>100</text:p>
          </table:table-cell>
          <table:table-cell/>
          <table:table-cell table:formula="of:=[.O189]-[.P189]" office:value-type="float" office:value="0" calcext:value-type="float">
            <text:p>0</text:p>
          </table:table-cell>
          <table:table-cell table:formula="of:=[.H189]-[.J189]" office:value-type="float" office:value="12207032" calcext:value-type="float">
            <text:p>12207032</text:p>
          </table:table-cell>
          <table:table-cell table:formula="of:=[.I189] - [.G189]" office:value-type="float" office:value="-12451172640" calcext:value-type="float">
            <text:p>-12451172640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Not sure what is happening here with the byte diff,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ING MULTIPLE FL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Rate (%)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Time (s)</text:p>
          </table:table-cell>
          <table:table-cell/>
          <table:table-cell table:style-name="ce6" office:value-type="string" calcext:value-type="string">
            <text:p>Pkt-gen Bytes</text:p>
          </table:table-cell>
          <table:table-cell table:style-name="ce6" office:value-type="string" calcext:value-type="string">
            <text:p>Pkt-gen Packets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ackets</text:p>
          </table:table-cell>
          <table:table-cell table:style-name="ce6" office:value-type="string" calcext:value-type="string">
            <text:p>Recieved Bytes</text:p>
          </table:table-cell>
          <table:table-cell table:style-name="ce6" office:value-type="string" calcext:value-type="string">
            <text:p>Recieved Pkts</text:p>
          </table:table-cell>
          <table:table-cell/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table:formula="of:=[.B199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60194" calcext:value-type="float">
            <text:p>111960194</text:p>
          </table:table-cell>
          <table:table-cell office:value-type="float" office:value="658496" calcext:value-type="float">
            <text:p>658496</text:p>
          </table:table-cell>
          <table:table-cell table:formula="of:=[.F199]-([.G199]*18)" office:value-type="float" office:value="100107266" calcext:value-type="float">
            <text:p>100107266</text:p>
          </table:table-cell>
          <table:table-cell table:formula="of:=[.G199]" office:value-type="float" office:value="658496" calcext:value-type="float">
            <text:p>658496</text:p>
          </table:table-cell>
          <table:table-cell office:value-type="float" office:value="112151165" calcext:value-type="float">
            <text:p>112151165</text:p>
          </table:table-cell>
          <table:table-cell office:value-type="float" office:value="662886" calcext:value-type="float">
            <text:p>662886</text:p>
          </table:table-cell>
          <table:table-cell/>
          <table:table-cell table:formula="of:=[.H199]-[.J199]" office:value-type="float" office:value="-12043899" calcext:value-type="float">
            <text:p>-12043899</text:p>
          </table:table-cell>
          <table:table-cell table:formula="of:=[.I199]-[.K199]" office:value-type="float" office:value="-4390" calcext:value-type="float">
            <text:p>-4390</text:p>
          </table:table-cell>
          <table:table-cell table:formula="of:=(MAX(0; [.M199])/[.H199])*100" office:value-type="float" office:value="0" calcext:value-type="float">
            <text:p>0</text:p>
          </table:table-cell>
          <table:table-cell table:formula="of:=(MAX(0; [.N199])/[.I19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" calcext:value-type="float">
            <text:p>10</text:p>
          </table:table-cell>
          <table:table-cell table:formula="of:=[.B200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9264034" calcext:value-type="float">
            <text:p>1119264034</text:p>
          </table:table-cell>
          <table:table-cell office:value-type="float" office:value="6583040" calcext:value-type="float">
            <text:p>6583040</text:p>
          </table:table-cell>
          <table:table-cell table:formula="of:=[.F200]-([.G200]*18)" office:value-type="float" office:value="1000769314" calcext:value-type="float">
            <text:p>1000769314</text:p>
          </table:table-cell>
          <table:table-cell table:formula="of:=[.G200]" office:value-type="float" office:value="6583040" calcext:value-type="float">
            <text:p>6583040</text:p>
          </table:table-cell>
          <table:table-cell office:value-type="float" office:value="1018576914" calcext:value-type="float">
            <text:p>1018576914</text:p>
          </table:table-cell>
          <table:table-cell office:value-type="float" office:value="6505329" calcext:value-type="float">
            <text:p>6505329</text:p>
          </table:table-cell>
          <table:table-cell/>
          <table:table-cell table:formula="of:=[.H200]-[.J200]" office:value-type="float" office:value="-17807600" calcext:value-type="float">
            <text:p>-17807600</text:p>
          </table:table-cell>
          <table:table-cell table:formula="of:=[.I200]-[.K200]" office:value-type="float" office:value="77711" calcext:value-type="float">
            <text:p>77711</text:p>
          </table:table-cell>
          <table:table-cell table:formula="of:=(MAX(0; [.M200])/[.H200])*100" office:value-type="float" office:value="0" calcext:value-type="float">
            <text:p>0</text:p>
          </table:table-cell>
          <table:table-cell table:formula="of:=(MAX(0; [.N200])/[.I200])*100" office:value-type="float" office:value="1.18047285144857" calcext:value-type="float">
            <text:p>1.180472851448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50" calcext:value-type="float">
            <text:p>50</text:p>
          </table:table-cell>
          <table:table-cell table:formula="of:=[.B201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76556050" calcext:value-type="float">
            <text:p>5676556050</text:p>
          </table:table-cell>
          <table:table-cell office:value-type="float" office:value="33387520" calcext:value-type="float">
            <text:p>33387520</text:p>
          </table:table-cell>
          <table:table-cell table:formula="of:=[.F201]-([.G201]*18)" office:value-type="float" office:value="5075580690" calcext:value-type="float">
            <text:p>5075580690</text:p>
          </table:table-cell>
          <table:table-cell table:formula="of:=[.G201]" office:value-type="float" office:value="33387520" calcext:value-type="float">
            <text:p>33387520</text:p>
          </table:table-cell>
          <table:table-cell office:value-type="float" office:value="1652148520" calcext:value-type="float">
            <text:p>1652148520</text:p>
          </table:table-cell>
          <table:table-cell office:value-type="float" office:value="10766359" calcext:value-type="float">
            <text:p>10766359</text:p>
          </table:table-cell>
          <table:table-cell/>
          <table:table-cell table:formula="of:=[.H201]-[.J201]" office:value-type="float" office:value="3423432170" calcext:value-type="float">
            <text:p>3423432170</text:p>
          </table:table-cell>
          <table:table-cell table:formula="of:=[.I201]-[.K201]" office:value-type="float" office:value="22621161" calcext:value-type="float">
            <text:p>22621161</text:p>
          </table:table-cell>
          <table:table-cell table:formula="of:=(MAX(0; [.M201])/[.H201])*100" office:value-type="float" office:value="67.4490738910901" calcext:value-type="float">
            <text:p>67.4490738910901</text:p>
          </table:table-cell>
          <table:table-cell table:formula="of:=(MAX(0; [.N201])/[.I201])*100" office:value-type="float" office:value="67.7533431653504" calcext:value-type="float">
            <text:p>67.75334316535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75" calcext:value-type="float">
            <text:p>75</text:p>
          </table:table-cell>
          <table:table-cell table:formula="of:=[.B202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62422234" calcext:value-type="float">
            <text:p>8362422234</text:p>
          </table:table-cell>
          <table:table-cell office:value-type="float" office:value="49184768" calcext:value-type="float">
            <text:p>49184768</text:p>
          </table:table-cell>
          <table:table-cell table:formula="of:=[.F202]-([.G202]*18)" office:value-type="float" office:value="7477096410" calcext:value-type="float">
            <text:p>7477096410</text:p>
          </table:table-cell>
          <table:table-cell table:formula="of:=[.G202]" office:value-type="float" office:value="49184768" calcext:value-type="float">
            <text:p>49184768</text:p>
          </table:table-cell>
          <table:table-cell office:value-type="float" office:value="1528359558" calcext:value-type="float">
            <text:p>1528359558</text:p>
          </table:table-cell>
          <table:table-cell office:value-type="float" office:value="10180553" calcext:value-type="float">
            <text:p>10180553</text:p>
          </table:table-cell>
          <table:table-cell/>
          <table:table-cell table:formula="of:=[.H202]-[.J202]" office:value-type="float" office:value="5948736852" calcext:value-type="float">
            <text:p>5948736852</text:p>
          </table:table-cell>
          <table:table-cell table:formula="of:=[.I202]-[.K202]" office:value-type="float" office:value="39004215" calcext:value-type="float">
            <text:p>39004215</text:p>
          </table:table-cell>
          <table:table-cell table:formula="of:=(MAX(0; [.M202])/[.H202])*100" office:value-type="float" office:value="79.5594509660736" calcext:value-type="float">
            <text:p>79.5594509660736</text:p>
          </table:table-cell>
          <table:table-cell table:formula="of:=(MAX(0; [.N202])/[.I202])*100" office:value-type="float" office:value="79.3014109571484" calcext:value-type="float">
            <text:p>79.30141095714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00" calcext:value-type="float">
            <text:p>100</text:p>
          </table:table-cell>
          <table:table-cell table:formula="of:=[.B203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34501881" calcext:value-type="float">
            <text:p>11134501881</text:p>
          </table:table-cell>
          <table:table-cell office:value-type="float" office:value="65489152" calcext:value-type="float">
            <text:p>65489152</text:p>
          </table:table-cell>
          <table:table-cell table:formula="of:=[.F203]-([.G203]*18)" office:value-type="float" office:value="9955697145" calcext:value-type="float">
            <text:p>9955697145</text:p>
          </table:table-cell>
          <table:table-cell table:formula="of:=[.G203]" office:value-type="float" office:value="65489152" calcext:value-type="float">
            <text:p>65489152</text:p>
          </table:table-cell>
          <table:table-cell office:value-type="float" office:value="1276835274" calcext:value-type="float">
            <text:p>1276835274</text:p>
          </table:table-cell>
          <table:table-cell office:value-type="float" office:value="7117976" calcext:value-type="float">
            <text:p>7117976</text:p>
          </table:table-cell>
          <table:table-cell/>
          <table:table-cell table:formula="of:=[.H203]-[.J203]" office:value-type="float" office:value="8678861871" calcext:value-type="float">
            <text:p>8678861871</text:p>
          </table:table-cell>
          <table:table-cell table:formula="of:=[.I203]-[.K203]" office:value-type="float" office:value="58371176" calcext:value-type="float">
            <text:p>58371176</text:p>
          </table:table-cell>
          <table:table-cell table:formula="of:=(MAX(0; [.M203])/[.H203])*100" office:value-type="float" office:value="87.1748280868381" calcext:value-type="float">
            <text:p>87.1748280868381</text:p>
          </table:table-cell>
          <table:table-cell table:formula="of:=(MAX(0; [.N203])/[.I203])*100" office:value-type="float" office:value="89.1310609732739" calcext:value-type="float">
            <text:p>89.13106097327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" calcext:value-type="float">
            <text:p>1</text:p>
          </table:table-cell>
          <table:table-cell table:formula="of:=[.B205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3729935" calcext:value-type="float">
            <text:p>113729935</text:p>
          </table:table-cell>
          <table:table-cell office:value-type="float" office:value="668864" calcext:value-type="float">
            <text:p>668864</text:p>
          </table:table-cell>
          <table:table-cell table:formula="of:=[.F205]-([.G205]*14)" office:value-type="float" office:value="104365839" calcext:value-type="float">
            <text:p>104365839</text:p>
          </table:table-cell>
          <table:table-cell table:formula="of:=[.G205]" office:value-type="float" office:value="668864" calcext:value-type="float">
            <text:p>668864</text:p>
          </table:table-cell>
          <table:table-cell office:value-type="float" office:value="103922725" calcext:value-type="float">
            <text:p>103922725</text:p>
          </table:table-cell>
          <table:table-cell office:value-type="float" office:value="668864" calcext:value-type="float">
            <text:p>668864</text:p>
          </table:table-cell>
          <table:table-cell/>
          <table:table-cell table:formula="of:=[.H205]-[.J205]" office:value-type="float" office:value="443114" calcext:value-type="float">
            <text:p>443114</text:p>
          </table:table-cell>
          <table:table-cell table:formula="of:=[.I205]-[.K205]" office:value-type="float" office:value="0" calcext:value-type="float">
            <text:p>0</text:p>
          </table:table-cell>
          <table:table-cell table:formula="of:=(MAX(0; [.M205])/[.H205])*100" office:value-type="float" office:value="0.424577624484962" calcext:value-type="float">
            <text:p>0.424577624484962</text:p>
          </table:table-cell>
          <table:table-cell table:formula="of:=(MAX(0; [.N205])/[.I205])*100" office:value-type="float" office:value="0" calcext:value-type="float">
            <text:p>0</text:p>
          </table:table-cell>
          <table:table-cell office:value-type="string" calcext:value-type="string">
            <text:p>Im unsure about the cause of this phantom byte lo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" calcext:value-type="float">
            <text:p>10</text:p>
          </table:table-cell>
          <table:table-cell table:formula="of:=[.B206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3651236" calcext:value-type="float">
            <text:p>1103651236</text:p>
          </table:table-cell>
          <table:table-cell office:value-type="float" office:value="6490560" calcext:value-type="float">
            <text:p>6490560</text:p>
          </table:table-cell>
          <table:table-cell table:formula="of:=[.F206]-([.G206]*14)" office:value-type="float" office:value="1012783396" calcext:value-type="float">
            <text:p>1012783396</text:p>
          </table:table-cell>
          <table:table-cell table:formula="of:=[.G206]" office:value-type="float" office:value="6490560" calcext:value-type="float">
            <text:p>6490560</text:p>
          </table:table-cell>
          <table:table-cell office:value-type="float" office:value="1008483646" calcext:value-type="float">
            <text:p>1008483646</text:p>
          </table:table-cell>
          <table:table-cell office:value-type="float" office:value="6490560" calcext:value-type="float">
            <text:p>6490560</text:p>
          </table:table-cell>
          <table:table-cell/>
          <table:table-cell table:formula="of:=[.H206]-[.J206]" office:value-type="float" office:value="4299750" calcext:value-type="float">
            <text:p>4299750</text:p>
          </table:table-cell>
          <table:table-cell table:formula="of:=[.I206]-[.K206]" office:value-type="float" office:value="0" calcext:value-type="float">
            <text:p>0</text:p>
          </table:table-cell>
          <table:table-cell table:formula="of:=(MAX(0; [.M206])/[.H206])*100" office:value-type="float" office:value="0.424547836880217" calcext:value-type="float">
            <text:p>0.424547836880217</text:p>
          </table:table-cell>
          <table:table-cell table:formula="of:=(MAX(0; [.N206])/[.I206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50" calcext:value-type="float">
            <text:p>50</text:p>
          </table:table-cell>
          <table:table-cell table:formula="of:=[.B207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17158263" calcext:value-type="float">
            <text:p>5617158263</text:p>
          </table:table-cell>
          <table:table-cell office:value-type="float" office:value="33034688" calcext:value-type="float">
            <text:p>33034688</text:p>
          </table:table-cell>
          <table:table-cell table:formula="of:=[.F207]-([.G207]*14)" office:value-type="float" office:value="5154672631" calcext:value-type="float">
            <text:p>5154672631</text:p>
          </table:table-cell>
          <table:table-cell table:formula="of:=[.G207]" office:value-type="float" office:value="33034688" calcext:value-type="float">
            <text:p>33034688</text:p>
          </table:table-cell>
          <table:table-cell office:value-type="float" office:value="5132787955" calcext:value-type="float">
            <text:p>5132787955</text:p>
          </table:table-cell>
          <table:table-cell office:value-type="float" office:value="33034688" calcext:value-type="float">
            <text:p>33034688</text:p>
          </table:table-cell>
          <table:table-cell/>
          <table:table-cell table:formula="of:=[.H207]-[.J207]" office:value-type="float" office:value="21884676" calcext:value-type="float">
            <text:p>21884676</text:p>
          </table:table-cell>
          <table:table-cell table:formula="of:=[.I207]-[.K207]" office:value-type="float" office:value="0" calcext:value-type="float">
            <text:p>0</text:p>
          </table:table-cell>
          <table:table-cell table:formula="of:=(MAX(0; [.M207])/[.H207])*100" office:value-type="float" office:value="0.424559958830099" calcext:value-type="float">
            <text:p>0.424559958830099</text:p>
          </table:table-cell>
          <table:table-cell table:formula="of:=(MAX(0; [.N207])/[.I207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75" calcext:value-type="float">
            <text:p>75</text:p>
          </table:table-cell>
          <table:table-cell table:formula="of:=[.B208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70328465" calcext:value-type="float">
            <text:p>8370328465</text:p>
          </table:table-cell>
          <table:table-cell office:value-type="float" office:value="49226240" calcext:value-type="float">
            <text:p>49226240</text:p>
          </table:table-cell>
          <table:table-cell table:formula="of:=[.F208]-([.G208]*14)" office:value-type="float" office:value="7681161105" calcext:value-type="float">
            <text:p>7681161105</text:p>
          </table:table-cell>
          <table:table-cell table:formula="of:=[.G208]" office:value-type="float" office:value="49226240" calcext:value-type="float">
            <text:p>49226240</text:p>
          </table:table-cell>
          <table:table-cell office:value-type="float" office:value="7648549909" calcext:value-type="float">
            <text:p>7648549909</text:p>
          </table:table-cell>
          <table:table-cell office:value-type="float" office:value="49226240" calcext:value-type="float">
            <text:p>49226240</text:p>
          </table:table-cell>
          <table:table-cell/>
          <table:table-cell table:formula="of:=[.H208]-[.J208]" office:value-type="float" office:value="32611196" calcext:value-type="float">
            <text:p>32611196</text:p>
          </table:table-cell>
          <table:table-cell table:formula="of:=[.I208]-[.K208]" office:value-type="float" office:value="0" calcext:value-type="float">
            <text:p>0</text:p>
          </table:table-cell>
          <table:table-cell table:formula="of:=(MAX(0; [.M208])/[.H208])*100" office:value-type="float" office:value="0.424560760465914" calcext:value-type="float">
            <text:p>0.424560760465914</text:p>
          </table:table-cell>
          <table:table-cell table:formula="of:=(MAX(0; [.N208])/[.I208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PDK</text:p>
          </table:table-cell>
          <table:table-cell office:value-type="float" office:value="100" calcext:value-type="float">
            <text:p>100</text:p>
          </table:table-cell>
          <table:table-cell table:formula="of:=[.B209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147177703" calcext:value-type="float">
            <text:p>11147177703</text:p>
          </table:table-cell>
          <table:table-cell office:value-type="float" office:value="65556928" calcext:value-type="float">
            <text:p>65556928</text:p>
          </table:table-cell>
          <table:table-cell table:formula="of:=[.F209]-([.G209]*14)" office:value-type="float" office:value="10229380711" calcext:value-type="float">
            <text:p>10229380711</text:p>
          </table:table-cell>
          <table:table-cell table:formula="of:=[.G209]" office:value-type="float" office:value="65556928" calcext:value-type="float">
            <text:p>65556928</text:p>
          </table:table-cell>
          <table:table-cell office:value-type="float" office:value="10185950845" calcext:value-type="float">
            <text:p>10185950845</text:p>
          </table:table-cell>
          <table:table-cell office:value-type="float" office:value="65556928" calcext:value-type="float">
            <text:p>65556928</text:p>
          </table:table-cell>
          <table:table-cell/>
          <table:table-cell table:formula="of:=[.H209]-[.J209]" office:value-type="float" office:value="43429866" calcext:value-type="float">
            <text:p>43429866</text:p>
          </table:table-cell>
          <table:table-cell table:formula="of:=[.I209]-[.K209]" office:value-type="float" office:value="0" calcext:value-type="float">
            <text:p>0</text:p>
          </table:table-cell>
          <table:table-cell table:formula="of:=(MAX(0; [.M209])/[.H209])*100" office:value-type="float" office:value="0.424560070907307" calcext:value-type="float">
            <text:p>0.424560070907307</text:p>
          </table:table-cell>
          <table:table-cell table:formula="of:=(MAX(0; [.N209])/[.I209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" calcext:value-type="float">
            <text:p>1</text:p>
          </table:table-cell>
          <table:table-cell table:formula="of:=[.B211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944031" calcext:value-type="float">
            <text:p>110944031</text:p>
          </table:table-cell>
          <table:table-cell office:value-type="float" office:value="652480" calcext:value-type="float">
            <text:p>652480</text:p>
          </table:table-cell>
          <table:table-cell table:formula="of:=[.F211]-([.G211]*14)" office:value-type="float" office:value="101809311" calcext:value-type="float">
            <text:p>101809311</text:p>
          </table:table-cell>
          <table:table-cell table:formula="of:=[.G211]" office:value-type="float" office:value="652480" calcext:value-type="float">
            <text:p>652480</text:p>
          </table:table-cell>
          <table:table-cell office:value-type="float" office:value="101377051" calcext:value-type="float">
            <text:p>101377051</text:p>
          </table:table-cell>
          <table:table-cell office:value-type="float" office:value="652480" calcext:value-type="float">
            <text:p>652480</text:p>
          </table:table-cell>
          <table:table-cell/>
          <table:table-cell table:formula="of:=[.H211]-[.J211]" office:value-type="float" office:value="432260" calcext:value-type="float">
            <text:p>432260</text:p>
          </table:table-cell>
          <table:table-cell table:formula="of:=[.I211]-[.K211]" office:value-type="float" office:value="0" calcext:value-type="float">
            <text:p>0</text:p>
          </table:table-cell>
          <table:table-cell table:formula="of:=(MAX(0; [.M211])/[.H211])*100" office:value-type="float" office:value="0.424578062413172" calcext:value-type="float">
            <text:p>0.424578062413172</text:p>
          </table:table-cell>
          <table:table-cell table:formula="of:=(MAX(0; [.N211])/[.I211])*10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" calcext:value-type="float">
            <text:p>10</text:p>
          </table:table-cell>
          <table:table-cell table:formula="of:=[.B212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74384083" calcext:value-type="float">
            <text:p>1174384083</text:p>
          </table:table-cell>
          <table:table-cell office:value-type="float" office:value="6906624" calcext:value-type="float">
            <text:p>6906624</text:p>
          </table:table-cell>
          <table:table-cell table:formula="of:=[.F212]-([.G212]*18)" office:value-type="float" office:value="1050064851" calcext:value-type="float">
            <text:p>1050064851</text:p>
          </table:table-cell>
          <table:table-cell table:formula="of:=[.G212]" office:value-type="float" office:value="6906624" calcext:value-type="float">
            <text:p>6906624</text:p>
          </table:table-cell>
          <table:table-cell office:value-type="float" office:value="1073081595" calcext:value-type="float">
            <text:p>1073081595</text:p>
          </table:table-cell>
          <table:table-cell office:value-type="float" office:value="6906469" calcext:value-type="float">
            <text:p>6906469</text:p>
          </table:table-cell>
          <table:table-cell/>
          <table:table-cell table:formula="of:=[.H212]-[.J212]" office:value-type="float" office:value="-23016744" calcext:value-type="float">
            <text:p>-23016744</text:p>
          </table:table-cell>
          <table:table-cell table:formula="of:=[.I212]-[.K212]" office:value-type="float" office:value="155" calcext:value-type="float">
            <text:p>155</text:p>
          </table:table-cell>
          <table:table-cell table:formula="of:=(MAX(0; [.M212])/[.H212])*100" office:value-type="float" office:value="0" calcext:value-type="float">
            <text:p>0</text:p>
          </table:table-cell>
          <table:table-cell table:formula="of:=(MAX(0; [.N212])/[.I212])*100" office:value-type="float" office:value="0.0022442223581304" calcext:value-type="float">
            <text:p>0.002244222358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50" calcext:value-type="float">
            <text:p>50</text:p>
          </table:table-cell>
          <table:table-cell table:formula="of:=[.B213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566634470" calcext:value-type="float">
            <text:p>5566634470</text:p>
          </table:table-cell>
          <table:table-cell office:value-type="float" office:value="32737600" calcext:value-type="float">
            <text:p>32737600</text:p>
          </table:table-cell>
          <table:table-cell table:formula="of:=[.F213]-([.G213]*18)" office:value-type="float" office:value="4977357670" calcext:value-type="float">
            <text:p>4977357670</text:p>
          </table:table-cell>
          <table:table-cell table:formula="of:=[.G213]" office:value-type="float" office:value="32737600" calcext:value-type="float">
            <text:p>32737600</text:p>
          </table:table-cell>
          <table:table-cell office:value-type="float" office:value="5084050874" calcext:value-type="float">
            <text:p>5084050874</text:p>
          </table:table-cell>
          <table:table-cell office:value-type="float" office:value="32722193" calcext:value-type="float">
            <text:p>32722193</text:p>
          </table:table-cell>
          <table:table-cell/>
          <table:table-cell table:formula="of:=[.H213]-[.J213]" office:value-type="float" office:value="-106693204" calcext:value-type="float">
            <text:p>-106693204</text:p>
          </table:table-cell>
          <table:table-cell table:formula="of:=[.I213]-[.K213]" office:value-type="float" office:value="15407" calcext:value-type="float">
            <text:p>15407</text:p>
          </table:table-cell>
          <table:table-cell table:formula="of:=(MAX(0; [.M213])/[.H213])*100" office:value-type="float" office:value="0" calcext:value-type="float">
            <text:p>0</text:p>
          </table:table-cell>
          <table:table-cell table:formula="of:=(MAX(0; [.N213])/[.I213])*100" office:value-type="float" office:value="0.0470620937393089" calcext:value-type="float">
            <text:p>0.0470620937393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75" calcext:value-type="float">
            <text:p>75</text:p>
          </table:table-cell>
          <table:table-cell table:formula="of:=[.B214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97217765" calcext:value-type="float">
            <text:p>8397217765</text:p>
          </table:table-cell>
          <table:table-cell office:value-type="float" office:value="49384384" calcext:value-type="float">
            <text:p>49384384</text:p>
          </table:table-cell>
          <table:table-cell table:formula="of:=[.F214]-([.G214]*18)" office:value-type="float" office:value="7508298853" calcext:value-type="float">
            <text:p>7508298853</text:p>
          </table:table-cell>
          <table:table-cell table:formula="of:=[.G214]" office:value-type="float" office:value="49384384" calcext:value-type="float">
            <text:p>49384384</text:p>
          </table:table-cell>
          <table:table-cell office:value-type="float" office:value="7668511820" calcext:value-type="float">
            <text:p>7668511820</text:p>
          </table:table-cell>
          <table:table-cell office:value-type="float" office:value="49356236" calcext:value-type="float">
            <text:p>49356236</text:p>
          </table:table-cell>
          <table:table-cell/>
          <table:table-cell table:formula="of:=[.H214]-[.J214]" office:value-type="float" office:value="-160212967" calcext:value-type="float">
            <text:p>-160212967</text:p>
          </table:table-cell>
          <table:table-cell table:formula="of:=[.I214]-[.K214]" office:value-type="float" office:value="28148" calcext:value-type="float">
            <text:p>28148</text:p>
          </table:table-cell>
          <table:table-cell table:formula="of:=(MAX(0; [.M214])/[.H214])*100" office:value-type="float" office:value="0" calcext:value-type="float">
            <text:p>0</text:p>
          </table:table-cell>
          <table:table-cell table:formula="of:=(MAX(0; [.N214])/[.I214])*100" office:value-type="float" office:value="0.0569977748431569" calcext:value-type="float">
            <text:p>0.0569977748431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tmap</text:p>
          </table:table-cell>
          <table:table-cell office:value-type="float" office:value="100" calcext:value-type="float">
            <text:p>100</text:p>
          </table:table-cell>
          <table:table-cell table:formula="of:=[.B215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59558743" calcext:value-type="float">
            <text:p>11059558743</text:p>
          </table:table-cell>
          <table:table-cell office:value-type="float" office:value="65041728" calcext:value-type="float">
            <text:p>65041728</text:p>
          </table:table-cell>
          <table:table-cell table:formula="of:=[.F215]-([.G215]*18)" office:value-type="float" office:value="9888807639" calcext:value-type="float">
            <text:p>9888807639</text:p>
          </table:table-cell>
          <table:table-cell table:formula="of:=[.G215]" office:value-type="float" office:value="65041728" calcext:value-type="float">
            <text:p>65041728</text:p>
          </table:table-cell>
          <table:table-cell office:value-type="float" office:value="10098282801" calcext:value-type="float">
            <text:p>10098282801</text:p>
          </table:table-cell>
          <table:table-cell office:value-type="float" office:value="65004805" calcext:value-type="float">
            <text:p>65004805</text:p>
          </table:table-cell>
          <table:table-cell/>
          <table:table-cell table:formula="of:=[.H215]-[.J215]" office:value-type="float" office:value="-209475162" calcext:value-type="float">
            <text:p>-209475162</text:p>
          </table:table-cell>
          <table:table-cell table:formula="of:=[.I215]-[.K215]" office:value-type="float" office:value="36923" calcext:value-type="float">
            <text:p>36923</text:p>
          </table:table-cell>
          <table:table-cell table:formula="of:=(MAX(0; [.M215])/[.H215])*100" office:value-type="float" office:value="0" calcext:value-type="float">
            <text:p>0</text:p>
          </table:table-cell>
          <table:table-cell table:formula="of:=(MAX(0; [.N215])/[.I215])*100" office:value-type="float" office:value="0.0567681719649269" calcext:value-type="float">
            <text:p>0.05676817196492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" calcext:value-type="float">
            <text:p>1</text:p>
          </table:table-cell>
          <table:table-cell table:formula="of:=[.B217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17]-([.G217]*18)" office:value-type="float" office:value="0" calcext:value-type="float">
            <text:p>0</text:p>
          </table:table-cell>
          <table:table-cell table:formula="of:=[.G217]" office:value-type="float" office:value="0" calcext:value-type="float">
            <text:p>0</text:p>
          </table:table-cell>
          <table:table-cell table:number-columns-repeated="3"/>
          <table:table-cell table:formula="of:=[.H217]-[.J217]" office:value-type="float" office:value="0" calcext:value-type="float">
            <text:p>0</text:p>
          </table:table-cell>
          <table:table-cell table:formula="of:=[.I217]-[.K217]" office:value-type="float" office:value="0" calcext:value-type="float">
            <text:p>0</text:p>
          </table:table-cell>
          <table:table-cell table:formula="of:=(MAX(0; [.M217])/[.H217])*100" office:value-type="string" office:string-value="" calcext:value-type="error">
            <text:p>#DIV/0!</text:p>
          </table:table-cell>
          <table:table-cell table:formula="of:=(MAX(0; [.N217])/[.I217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" calcext:value-type="float">
            <text:p>10</text:p>
          </table:table-cell>
          <table:table-cell table:formula="of:=[.B218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18]-([.G218]*18)" office:value-type="float" office:value="0" calcext:value-type="float">
            <text:p>0</text:p>
          </table:table-cell>
          <table:table-cell table:formula="of:=[.G218]" office:value-type="float" office:value="0" calcext:value-type="float">
            <text:p>0</text:p>
          </table:table-cell>
          <table:table-cell table:number-columns-repeated="3"/>
          <table:table-cell table:formula="of:=[.H218]-[.J218]" office:value-type="float" office:value="0" calcext:value-type="float">
            <text:p>0</text:p>
          </table:table-cell>
          <table:table-cell table:formula="of:=[.I218]-[.K218]" office:value-type="float" office:value="0" calcext:value-type="float">
            <text:p>0</text:p>
          </table:table-cell>
          <table:table-cell table:formula="of:=(MAX(0; [.M218])/[.H218])*100" office:value-type="string" office:string-value="" calcext:value-type="error">
            <text:p>#DIV/0!</text:p>
          </table:table-cell>
          <table:table-cell table:formula="of:=(MAX(0; [.N218])/[.I218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50" calcext:value-type="float">
            <text:p>50</text:p>
          </table:table-cell>
          <table:table-cell table:formula="of:=[.B219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19]-([.G219]*18)" office:value-type="float" office:value="0" calcext:value-type="float">
            <text:p>0</text:p>
          </table:table-cell>
          <table:table-cell table:formula="of:=[.G219]" office:value-type="float" office:value="0" calcext:value-type="float">
            <text:p>0</text:p>
          </table:table-cell>
          <table:table-cell table:number-columns-repeated="3"/>
          <table:table-cell table:formula="of:=[.H219]-[.J219]" office:value-type="float" office:value="0" calcext:value-type="float">
            <text:p>0</text:p>
          </table:table-cell>
          <table:table-cell table:formula="of:=[.I219]-[.K219]" office:value-type="float" office:value="0" calcext:value-type="float">
            <text:p>0</text:p>
          </table:table-cell>
          <table:table-cell table:formula="of:=(MAX(0; [.M219])/[.H219])*100" office:value-type="string" office:string-value="" calcext:value-type="error">
            <text:p>#DIV/0!</text:p>
          </table:table-cell>
          <table:table-cell table:formula="of:=(MAX(0; [.N219])/[.I219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75" calcext:value-type="float">
            <text:p>75</text:p>
          </table:table-cell>
          <table:table-cell table:formula="of:=[.B220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0]-([.G220]*18)" office:value-type="float" office:value="0" calcext:value-type="float">
            <text:p>0</text:p>
          </table:table-cell>
          <table:table-cell table:formula="of:=[.G220]" office:value-type="float" office:value="0" calcext:value-type="float">
            <text:p>0</text:p>
          </table:table-cell>
          <table:table-cell table:number-columns-repeated="3"/>
          <table:table-cell table:formula="of:=[.H220]-[.J220]" office:value-type="float" office:value="0" calcext:value-type="float">
            <text:p>0</text:p>
          </table:table-cell>
          <table:table-cell table:formula="of:=[.I220]-[.K220]" office:value-type="float" office:value="0" calcext:value-type="float">
            <text:p>0</text:p>
          </table:table-cell>
          <table:table-cell table:formula="of:=(MAX(0; [.M220])/[.H220])*100" office:value-type="string" office:string-value="" calcext:value-type="error">
            <text:p>#DIV/0!</text:p>
          </table:table-cell>
          <table:table-cell table:formula="of:=(MAX(0; [.N220])/[.I220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F_RING</text:p>
          </table:table-cell>
          <table:table-cell office:value-type="float" office:value="100" calcext:value-type="float">
            <text:p>100</text:p>
          </table:table-cell>
          <table:table-cell table:formula="of:=[.B221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1]-([.G221]*18)" office:value-type="float" office:value="0" calcext:value-type="float">
            <text:p>0</text:p>
          </table:table-cell>
          <table:table-cell table:formula="of:=[.G221]" office:value-type="float" office:value="0" calcext:value-type="float">
            <text:p>0</text:p>
          </table:table-cell>
          <table:table-cell table:number-columns-repeated="3"/>
          <table:table-cell table:formula="of:=[.H221]-[.J221]" office:value-type="float" office:value="0" calcext:value-type="float">
            <text:p>0</text:p>
          </table:table-cell>
          <table:table-cell table:formula="of:=[.I221]-[.K221]" office:value-type="float" office:value="0" calcext:value-type="float">
            <text:p>0</text:p>
          </table:table-cell>
          <table:table-cell table:formula="of:=(MAX(0; [.M221])/[.H221])*100" office:value-type="string" office:string-value="" calcext:value-type="error">
            <text:p>#DIV/0!</text:p>
          </table:table-cell>
          <table:table-cell table:formula="of:=(MAX(0; [.N221])/[.I221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" calcext:value-type="float">
            <text:p>1</text:p>
          </table:table-cell>
          <table:table-cell table:formula="of:=[.B223]/10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3]-([.G223]*18)" office:value-type="float" office:value="0" calcext:value-type="float">
            <text:p>0</text:p>
          </table:table-cell>
          <table:table-cell table:formula="of:=[.G223]" office:value-type="float" office:value="0" calcext:value-type="float">
            <text:p>0</text:p>
          </table:table-cell>
          <table:table-cell table:number-columns-repeated="3"/>
          <table:table-cell table:formula="of:=[.H223]-[.J223]" office:value-type="float" office:value="0" calcext:value-type="float">
            <text:p>0</text:p>
          </table:table-cell>
          <table:table-cell table:formula="of:=[.I223]-[.K223]" office:value-type="float" office:value="0" calcext:value-type="float">
            <text:p>0</text:p>
          </table:table-cell>
          <table:table-cell table:formula="of:=(MAX(0; [.M223])/[.H223])*100" office:value-type="string" office:string-value="" calcext:value-type="error">
            <text:p>#DIV/0!</text:p>
          </table:table-cell>
          <table:table-cell table:formula="of:=(MAX(0; [.N223])/[.I223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" calcext:value-type="float">
            <text:p>10</text:p>
          </table:table-cell>
          <table:table-cell table:formula="of:=[.B224]/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4]-([.G224]*18)" office:value-type="float" office:value="0" calcext:value-type="float">
            <text:p>0</text:p>
          </table:table-cell>
          <table:table-cell table:formula="of:=[.G224]" office:value-type="float" office:value="0" calcext:value-type="float">
            <text:p>0</text:p>
          </table:table-cell>
          <table:table-cell table:number-columns-repeated="3"/>
          <table:table-cell table:formula="of:=[.H224]-[.J224]" office:value-type="float" office:value="0" calcext:value-type="float">
            <text:p>0</text:p>
          </table:table-cell>
          <table:table-cell table:formula="of:=[.I224]-[.K224]" office:value-type="float" office:value="0" calcext:value-type="float">
            <text:p>0</text:p>
          </table:table-cell>
          <table:table-cell table:formula="of:=(MAX(0; [.M224])/[.H224])*100" office:value-type="string" office:string-value="" calcext:value-type="error">
            <text:p>#DIV/0!</text:p>
          </table:table-cell>
          <table:table-cell table:formula="of:=(MAX(0; [.N224])/[.I224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50" calcext:value-type="float">
            <text:p>50</text:p>
          </table:table-cell>
          <table:table-cell table:formula="of:=[.B225]/10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5]-([.G225]*18)" office:value-type="float" office:value="0" calcext:value-type="float">
            <text:p>0</text:p>
          </table:table-cell>
          <table:table-cell table:formula="of:=[.G225]" office:value-type="float" office:value="0" calcext:value-type="float">
            <text:p>0</text:p>
          </table:table-cell>
          <table:table-cell table:number-columns-repeated="3"/>
          <table:table-cell table:formula="of:=[.H225]-[.J225]" office:value-type="float" office:value="0" calcext:value-type="float">
            <text:p>0</text:p>
          </table:table-cell>
          <table:table-cell table:formula="of:=[.I225]-[.K225]" office:value-type="float" office:value="0" calcext:value-type="float">
            <text:p>0</text:p>
          </table:table-cell>
          <table:table-cell table:formula="of:=(MAX(0; [.M225])/[.H225])*100" office:value-type="string" office:string-value="" calcext:value-type="error">
            <text:p>#DIV/0!</text:p>
          </table:table-cell>
          <table:table-cell table:formula="of:=(MAX(0; [.N225])/[.I225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75" calcext:value-type="float">
            <text:p>75</text:p>
          </table:table-cell>
          <table:table-cell table:formula="of:=[.B226]/10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6]-([.G226]*18)" office:value-type="float" office:value="0" calcext:value-type="float">
            <text:p>0</text:p>
          </table:table-cell>
          <table:table-cell table:formula="of:=[.G226]" office:value-type="float" office:value="0" calcext:value-type="float">
            <text:p>0</text:p>
          </table:table-cell>
          <table:table-cell table:number-columns-repeated="3"/>
          <table:table-cell table:formula="of:=[.H226]-[.J226]" office:value-type="float" office:value="0" calcext:value-type="float">
            <text:p>0</text:p>
          </table:table-cell>
          <table:table-cell table:formula="of:=[.I226]-[.K226]" office:value-type="float" office:value="0" calcext:value-type="float">
            <text:p>0</text:p>
          </table:table-cell>
          <table:table-cell table:formula="of:=(MAX(0; [.M226])/[.H226])*100" office:value-type="string" office:string-value="" calcext:value-type="error">
            <text:p>#DIV/0!</text:p>
          </table:table-cell>
          <table:table-cell table:formula="of:=(MAX(0; [.N226])/[.I226])*100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100" calcext:value-type="float">
            <text:p>100</text:p>
          </table:table-cell>
          <table:table-cell table:formula="of:=[.B227]/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227]-([.G227]*18)" office:value-type="float" office:value="0" calcext:value-type="float">
            <text:p>0</text:p>
          </table:table-cell>
          <table:table-cell table:formula="of:=[.G227]" office:value-type="float" office:value="0" calcext:value-type="float">
            <text:p>0</text:p>
          </table:table-cell>
          <table:table-cell table:number-columns-repeated="3"/>
          <table:table-cell table:formula="of:=[.H227]-[.J227]" office:value-type="float" office:value="0" calcext:value-type="float">
            <text:p>0</text:p>
          </table:table-cell>
          <table:table-cell table:formula="of:=[.I227]-[.K227]" office:value-type="float" office:value="0" calcext:value-type="float">
            <text:p>0</text:p>
          </table:table-cell>
          <table:table-cell table:formula="of:=(MAX(0; [.M227])/[.H227])*100" office:value-type="string" office:string-value="" calcext:value-type="error">
            <text:p>#DIV/0!</text:p>
          </table:table-cell>
          <table:table-cell table:formula="of:=(MAX(0; [.N227])/[.I227])*100" office:value-type="string" office:string-value="" calcext:value-type="error">
            <text:p>#DIV/0!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5:04:03.534106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5-19T22:03:16.113319766</dc:date>
    <meta:editing-duration>PT12H5M56S</meta:editing-duration>
    <meta:editing-cycles>17</meta:editing-cycles>
    <meta:generator>LibreOffice/6.0.7.3$Linux_X86_64 LibreOffice_project/00m0$Build-3</meta:generator>
    <meta:document-statistic meta:table-count="1" meta:cell-count="2957" meta:object-count="0"/>
  </office:meta>
</office:document-meta>
</file>